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05" calcext:value-type="float">
            <text:p>5805</text:p>
          </table:table-cell>
          <table:table-cell/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2:.G2])&gt;0;[.B2];0)" office:value-type="float" office:value="69351" calcext:value-type="float">
            <text:p>69351</text:p>
          </table:table-cell>
          <table:table-cell table:style-name="ce3" table:formula="of:=[.C2]/[.C$410]" office:value-type="float" office:value="2.61978292135193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5.4615026326224" calcext:value-type="float">
            <text:p>35.46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107.108592219988" calcext:value-type="float">
            <text:p>107.11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2]+[.N2]" office:value-type="float" office:value="43" calcext:value-type="float">
            <text:p>43</text:p>
          </table:table-cell>
          <table:table-cell table:style-name="ce3" table:formula="of:=[.O2]/[.O$410]" office:value-type="float" office:value="0.0575847766669143" calcext:value-type="float">
            <text:p>0.06</text:p>
          </table:table-cell>
          <table:table-cell table:formula="of:=[.D2]+[.H2]+[.L2]+[.P2]" office:value-type="float" office:value="145.24746255063" calcext:value-type="float">
            <text:p>145.25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1978292135193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5.4615026326224" calcext:value-type="float">
            <text:p>35.46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107.108592219988" calcext:value-type="float">
            <text:p>107.11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3]+[.N3]" office:value-type="float" office:value="40" calcext:value-type="float">
            <text:p>40</text:p>
          </table:table-cell>
          <table:table-cell table:style-name="ce3" table:formula="of:=[.O3]/[.O$410]" office:value-type="float" office:value="0.0535672341087575" calcext:value-type="float">
            <text:p>0.05</text:p>
          </table:table-cell>
          <table:table-cell table:formula="of:=[.D3]+[.H3]+[.L3]+[.P3]" office:value-type="float" office:value="145.243445008072" calcext:value-type="float">
            <text:p>145.24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4:.G4])&gt;0;[.B4];0)" office:value-type="float" office:value="69524" calcext:value-type="float">
            <text:p>69524</text:p>
          </table:table-cell>
          <table:table-cell table:style-name="ce3" table:formula="of:=[.C4]/[.C$410]" office:value-type="float" office:value="2.62631811832665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5.4615026326224" calcext:value-type="float">
            <text:p>35.46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107.108592219988" calcext:value-type="float">
            <text:p>107.11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4]+[.N4]" office:value-type="float" office:value="31" calcext:value-type="float">
            <text:p>31</text:p>
          </table:table-cell>
          <table:table-cell table:style-name="ce3" table:formula="of:=[.O4]/[.O$410]" office:value-type="float" office:value="0.041514606434287" calcext:value-type="float">
            <text:p>0.04</text:p>
          </table:table-cell>
          <table:table-cell table:formula="of:=[.D4]+[.H4]+[.L4]+[.P4]" office:value-type="float" office:value="145.237927577372" calcext:value-type="float">
            <text:p>145.24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5:.G5])&gt;0;[.B5];0)" office:value-type="float" office:value="58249" calcext:value-type="float">
            <text:p>58249</text:p>
          </table:table-cell>
          <table:table-cell table:style-name="ce3" table:formula="of:=[.C5]/[.C$410]" office:value-type="float" office:value="2.20039704381809" calcext:value-type="float">
            <text:p>2.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5.4615026326224" calcext:value-type="float">
            <text:p>35.46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107.108592219988" calcext:value-type="float">
            <text:p>107.11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5]+[.N5]" office:value-type="float" office:value="183" calcext:value-type="float">
            <text:p>183</text:p>
          </table:table-cell>
          <table:table-cell table:style-name="ce3" table:formula="of:=[.O5]/[.O$410]" office:value-type="float" office:value="0.245070096047565" calcext:value-type="float">
            <text:p>0.25</text:p>
          </table:table-cell>
          <table:table-cell table:formula="of:=[.D5]+[.H5]+[.L5]+[.P5]" office:value-type="float" office:value="145.015561992477" calcext:value-type="float">
            <text:p>145.02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6:.G6])&gt;0;[.B6];0)" office:value-type="float" office:value="43872" calcext:value-type="float">
            <text:p>43872</text:p>
          </table:table-cell>
          <table:table-cell table:style-name="ce3" table:formula="of:=[.C6]/[.C$410]" office:value-type="float" office:value="1.65729573222523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5.4615026326224" calcext:value-type="float">
            <text:p>35.46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107.108592219988" calcext:value-type="float">
            <text:p>107.11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6]+[.N6]" office:value-type="float" office:value="383" calcext:value-type="float">
            <text:p>383</text:p>
          </table:table-cell>
          <table:table-cell table:style-name="ce3" table:formula="of:=[.O6]/[.O$410]" office:value-type="float" office:value="0.512906266591353" calcext:value-type="float">
            <text:p>0.51</text:p>
          </table:table-cell>
          <table:table-cell table:formula="of:=[.D6]+[.H6]+[.L6]+[.P6]" office:value-type="float" office:value="144.740296851427" calcext:value-type="float">
            <text:p>144.74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7:.G7])&gt;0;[.B7];0)" office:value-type="float" office:value="50260" calcext:value-type="float">
            <text:p>50260</text:p>
          </table:table-cell>
          <table:table-cell table:style-name="ce3" table:formula="of:=[.C7]/[.C$410]" office:value-type="float" office:value="1.89860693612418" calcext:value-type="float">
            <text:p>1.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5.4615026326224" calcext:value-type="float">
            <text:p>35.46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107.108592219988" calcext:value-type="float">
            <text:p>107.11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7]+[.N7]" office:value-type="float" office:value="63" calcext:value-type="float">
            <text:p>63</text:p>
          </table:table-cell>
          <table:table-cell table:style-name="ce3" table:formula="of:=[.O7]/[.O$410]" office:value-type="float" office:value="0.084368393721293" calcext:value-type="float">
            <text:p>0.08</text:p>
          </table:table-cell>
          <table:table-cell table:formula="of:=[.D7]+[.H7]+[.L7]+[.P7]" office:value-type="float" office:value="144.553070182456" calcext:value-type="float">
            <text:p>144.5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8:.G8])&gt;0;[.B8];0)" office:value-type="float" office:value="37763" calcext:value-type="float">
            <text:p>37763</text:p>
          </table:table-cell>
          <table:table-cell table:style-name="ce3" table:formula="of:=[.C8]/[.C$410]" office:value-type="float" office:value="1.42652395003695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5.4615026326224" calcext:value-type="float">
            <text:p>35.46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107.108592219988" calcext:value-type="float">
            <text:p>107.11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8]+[.N8]" office:value-type="float" office:value="15" calcext:value-type="float">
            <text:p>15</text:p>
          </table:table-cell>
          <table:table-cell table:style-name="ce3" table:formula="of:=[.O8]/[.O$410]" office:value-type="float" office:value="0.0200877127907841" calcext:value-type="float">
            <text:p>0.02</text:p>
          </table:table-cell>
          <table:table-cell table:formula="of:=[.D8]+[.H8]+[.L8]+[.P8]" office:value-type="float" office:value="144.016706515439" calcext:value-type="float">
            <text:p>144.02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9:.G9])&gt;0;[.B9];0)" office:value-type="float" office:value="18071" calcext:value-type="float">
            <text:p>18071</text:p>
          </table:table-cell>
          <table:table-cell table:style-name="ce3" table:formula="of:=[.C9]/[.C$410]" office:value-type="float" office:value="0.682644766070434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5.4615026326224" calcext:value-type="float">
            <text:p>35.46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107.108592219988" calcext:value-type="float">
            <text:p>107.11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9]+[.N9]" office:value-type="float" office:value="20" calcext:value-type="float">
            <text:p>20</text:p>
          </table:table-cell>
          <table:table-cell table:style-name="ce3" table:formula="of:=[.O9]/[.O$410]" office:value-type="float" office:value="0.0267836170543787" calcext:value-type="float">
            <text:p>0.03</text:p>
          </table:table-cell>
          <table:table-cell table:formula="of:=[.D9]+[.H9]+[.L9]+[.P9]" office:value-type="float" office:value="143.279523235736" calcext:value-type="float">
            <text:p>143.28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0:.G10])&gt;0;[.B10];0)" office:value-type="float" office:value="16956" calcext:value-type="float">
            <text:p>16956</text:p>
          </table:table-cell>
          <table:table-cell table:style-name="ce3" table:formula="of:=[.C10]/[.C$410]" office:value-type="float" office:value="0.640524854932781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5.4615026326224" calcext:value-type="float">
            <text:p>35.46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107.108592219988" calcext:value-type="float">
            <text:p>107.11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0]+[.N10]" office:value-type="float" office:value="12" calcext:value-type="float">
            <text:p>12</text:p>
          </table:table-cell>
          <table:table-cell table:style-name="ce3" table:formula="of:=[.O10]/[.O$410]" office:value-type="float" office:value="0.0160701702326272" calcext:value-type="float">
            <text:p>0.02</text:p>
          </table:table-cell>
          <table:table-cell table:formula="of:=[.D10]+[.H10]+[.L10]+[.P10]" office:value-type="float" office:value="143.226689877776" calcext:value-type="float">
            <text:p>143.23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1:.G11])&gt;0;[.B11];0)" office:value-type="float" office:value="728732" calcext:value-type="float">
            <text:p>728732</text:p>
          </table:table-cell>
          <table:table-cell table:style-name="ce3" table:formula="of:=[.C11]/[.C$410]" office:value-type="float" office:value="27.5283650970084" calcext:value-type="float">
            <text:p>27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]*[.S$15]+[.F11]*[.S$19]+[.G11]*[.S$21]" office:value-type="float" office:value="1.76552425599756" calcext:value-type="float">
            <text:p>1.77</text:p>
          </table:table-cell>
          <table:table-cell table:style-name="ce1" table:formula="of:=IF([.E11]&gt;0;1;0)" office:value-type="float" office:value="0" calcext:value-type="float">
            <text:p>0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1" calcext:value-type="float">
            <text:p>1</text:p>
          </table:table-cell>
          <table:table-cell table:style-name="ce3" table:formula="of:=[.I11]*[.I$411]+[.J11]*[.J$411]+[.K11]*[.K$411]" office:value-type="float" office:value="0.186745545652841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1]+[.N11]" office:value-type="float" office:value="82" calcext:value-type="float">
            <text:p>82</text:p>
          </table:table-cell>
          <table:table-cell table:style-name="ce3" table:formula="of:=[.O11]/[.O$410]" office:value-type="float" office:value="0.109812829922953" calcext:value-type="float">
            <text:p>0.11</text:p>
          </table:table-cell>
          <table:table-cell table:formula="of:=[.D11]+[.H11]+[.L11]+[.P11]" office:value-type="float" office:value="29.5904477285818" calcext:value-type="float">
            <text:p>29.59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2:.G12])&gt;0;[.B12];0)" office:value-type="float" office:value="77977" calcext:value-type="float">
            <text:p>77977</text:p>
          </table:table-cell>
          <table:table-cell table:style-name="ce3" table:formula="of:=[.C12]/[.C$410]" office:value-type="float" office:value="2.94563615316663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6552425599756" calcext:value-type="float">
            <text:p>1.77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6745545652841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2]+[.N12]" office:value-type="float" office:value="15612" calcext:value-type="float">
            <text:p>15612</text:p>
          </table:table-cell>
          <table:table-cell table:style-name="ce3" table:formula="of:=[.O12]/[.O$410]" office:value-type="float" office:value="20.907291472648" calcext:value-type="float">
            <text:p>20.91</text:p>
          </table:table-cell>
          <table:table-cell table:formula="of:=[.D12]+[.H12]+[.L12]+[.P12]" office:value-type="float" office:value="25.8051974274651" calcext:value-type="float">
            <text:p>25.81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3:.G13])&gt;0;[.B13];0)" office:value-type="float" office:value="135224" calcext:value-type="float">
            <text:p>135224</text:p>
          </table:table-cell>
          <table:table-cell table:style-name="ce3" table:formula="of:=[.C13]/[.C$410]" office:value-type="float" office:value="5.10818194051842" calcext:value-type="float">
            <text:p>5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6552425599756" calcext:value-type="float">
            <text:p>1.77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6745545652841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3]+[.N13]" office:value-type="float" office:value="12616" calcext:value-type="float">
            <text:p>12616</text:p>
          </table:table-cell>
          <table:table-cell table:style-name="ce3" table:formula="of:=[.O13]/[.O$410]" office:value-type="float" office:value="16.8951056379021" calcext:value-type="float">
            <text:p>16.90</text:p>
          </table:table-cell>
          <table:table-cell table:formula="of:=[.D13]+[.H13]+[.L13]+[.P13]" office:value-type="float" office:value="23.9555573800709" calcext:value-type="float">
            <text:p>23.96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4:.G14])&gt;0;[.B14];0)" office:value-type="float" office:value="533385" calcext:value-type="float">
            <text:p>533385</text:p>
          </table:table-cell>
          <table:table-cell table:style-name="ce3" table:formula="of:=[.C14]/[.C$410]" office:value-type="float" office:value="20.1489944413966" calcext:value-type="float">
            <text:p>20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6552425599756" calcext:value-type="float">
            <text:p>1.77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6745545652841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4]+[.N14]" office:value-type="float" office:value="651" calcext:value-type="float">
            <text:p>651</text:p>
          </table:table-cell>
          <table:table-cell table:style-name="ce3" table:formula="of:=[.O14]/[.O$410]" office:value-type="float" office:value="0.871806735120028" calcext:value-type="float">
            <text:p>0.87</text:p>
          </table:table-cell>
          <table:table-cell table:formula="of:=[.D14]+[.H14]+[.L14]+[.P14]" office:value-type="float" office:value="22.973070978167" calcext:value-type="float">
            <text:p>22.97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5:.G15])&gt;0;[.B15];0)" office:value-type="float" office:value="136802" calcext:value-type="float">
            <text:p>136802</text:p>
          </table:table-cell>
          <table:table-cell table:style-name="ce3" table:formula="of:=[.C15]/[.C$410]" office:value-type="float" office:value="5.16779200309709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6552425599756" calcext:value-type="float">
            <text:p>1.77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6745545652841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5]+[.N15]" office:value-type="float" office:value="11812" calcext:value-type="float">
            <text:p>11812</text:p>
          </table:table-cell>
          <table:table-cell table:style-name="ce3" table:formula="of:=[.O15]/[.O$410]" office:value-type="float" office:value="15.8184042323161" calcext:value-type="float">
            <text:p>15.82</text:p>
          </table:table-cell>
          <table:table-cell table:formula="of:=[.D15]+[.H15]+[.L15]+[.P15]" office:value-type="float" office:value="22.9384660370636" calcext:value-type="float">
            <text:p>22.94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5.4615026326224" calcext:value-type="float">
            <text:p>3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6:.G16])&gt;0;[.B16];0)" office:value-type="float" office:value="318957" calcext:value-type="float">
            <text:p>318957</text:p>
          </table:table-cell>
          <table:table-cell table:style-name="ce3" table:formula="of:=[.C16]/[.C$410]" office:value-type="float" office:value="12.0488255576076" calcext:value-type="float">
            <text:p>12.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6.5647167587794" calcext:value-type="float">
            <text:p>6.56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1" calcext:value-type="float">
            <text:p>1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1.88103314288015" calcext:value-type="float">
            <text:p>1.88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6]+[.N16]" office:value-type="float" office:value="797" calcext:value-type="float">
            <text:p>797</text:p>
          </table:table-cell>
          <table:table-cell table:style-name="ce3" table:formula="of:=[.O16]/[.O$410]" office:value-type="float" office:value="1.06732713961699" calcext:value-type="float">
            <text:p>1.07</text:p>
          </table:table-cell>
          <table:table-cell table:formula="of:=[.D16]+[.H16]+[.L16]+[.P16]" office:value-type="float" office:value="21.5619025988842" calcext:value-type="float">
            <text:p>21.56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7:.G17])&gt;0;[.B17];0)" office:value-type="float" office:value="80292" calcext:value-type="float">
            <text:p>80292</text:p>
          </table:table-cell>
          <table:table-cell table:style-name="ce3" table:formula="of:=[.C17]/[.C$410]" office:value-type="float" office:value="3.03308691037172" calcext:value-type="float">
            <text:p>3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5647167587794" calcext:value-type="float">
            <text:p>6.56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88103314288015" calcext:value-type="float">
            <text:p>1.88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7]+[.N17]" office:value-type="float" office:value="6787" calcext:value-type="float">
            <text:p>6787</text:p>
          </table:table-cell>
          <table:table-cell table:style-name="ce3" table:formula="of:=[.O17]/[.O$410]" office:value-type="float" office:value="9.08902044740342" calcext:value-type="float">
            <text:p>9.09</text:p>
          </table:table-cell>
          <table:table-cell table:formula="of:=[.D17]+[.H17]+[.L17]+[.P17]" office:value-type="float" office:value="20.5678572594347" calcext:value-type="float">
            <text:p>20.57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8:.G18])&gt;0;[.B18];0)" office:value-type="float" office:value="78849" calcext:value-type="float">
            <text:p>78849</text:p>
          </table:table-cell>
          <table:table-cell table:style-name="ce3" table:formula="of:=[.C18]/[.C$410]" office:value-type="float" office:value="2.97857656797563" calcext:value-type="float">
            <text:p>2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5647167587794" calcext:value-type="float">
            <text:p>6.56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88103314288015" calcext:value-type="float">
            <text:p>1.88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8]+[.N18]" office:value-type="float" office:value="5948" calcext:value-type="float">
            <text:p>5948</text:p>
          </table:table-cell>
          <table:table-cell table:style-name="ce3" table:formula="of:=[.O18]/[.O$410]" office:value-type="float" office:value="7.96544771197224" calcext:value-type="float">
            <text:p>7.97</text:p>
          </table:table-cell>
          <table:table-cell table:formula="of:=[.D18]+[.H18]+[.L18]+[.P18]" office:value-type="float" office:value="19.3897741816074" calcext:value-type="float">
            <text:p>19.39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19:.G19])&gt;0;[.B19];0)" office:value-type="float" office:value="66128" calcext:value-type="float">
            <text:p>66128</text:p>
          </table:table-cell>
          <table:table-cell table:style-name="ce3" table:formula="of:=[.C19]/[.C$410]" office:value-type="float" office:value="2.49803182395582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1.76552425599756" calcext:value-type="float">
            <text:p>1.77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0.186745545652841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9]+[.N19]" office:value-type="float" office:value="10547" calcext:value-type="float">
            <text:p>10547</text:p>
          </table:table-cell>
          <table:table-cell table:style-name="ce3" table:formula="of:=[.O19]/[.O$410]" office:value-type="float" office:value="14.1243404536266" calcext:value-type="float">
            <text:p>14.12</text:p>
          </table:table-cell>
          <table:table-cell table:formula="of:=[.D19]+[.H19]+[.L19]+[.P19]" office:value-type="float" office:value="18.5746420792328" calcext:value-type="float">
            <text:p>18.57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9919250278184" calcext:value-type="float">
            <text:p>4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0:.G20])&gt;0;[.B20];0)" office:value-type="float" office:value="29347" calcext:value-type="float">
            <text:p>29347</text:p>
          </table:table-cell>
          <table:table-cell table:style-name="ce3" table:formula="of:=[.C20]/[.C$410]" office:value-type="float" office:value="1.10860361628405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76552425599756" calcext:value-type="float">
            <text:p>1.77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186745545652841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0]+[.N20]" office:value-type="float" office:value="11322" calcext:value-type="float">
            <text:p>11322</text:p>
          </table:table-cell>
          <table:table-cell table:style-name="ce3" table:formula="of:=[.O20]/[.O$410]" office:value-type="float" office:value="15.1622056144838" calcext:value-type="float">
            <text:p>15.16</text:p>
          </table:table-cell>
          <table:table-cell table:formula="of:=[.D20]+[.H20]+[.L20]+[.P20]" office:value-type="float" office:value="18.2230790324182" calcext:value-type="float">
            <text:p>18.22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4.8360681794736" calcext:value-type="float">
            <text:p>1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6552425599756" calcext:value-type="float">
            <text:p>1.77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6745545652841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41819252302935" calcext:value-type="float">
            <text:p>1.42</text:p>
          </table:table-cell>
          <table:table-cell table:formula="of:=[.D21]+[.H21]+[.L21]+[.P21]" office:value-type="float" office:value="18.2065305041534" calcext:value-type="float">
            <text:p>18.21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6552425599756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2:.G22])&gt;0;[.B22];0)" office:value-type="float" office:value="112999" calcext:value-type="float">
            <text:p>112999</text:p>
          </table:table-cell>
          <table:table-cell table:style-name="ce3" table:formula="of:=[.C22]/[.C$410]" office:value-type="float" office:value="4.26861689564457" calcext:value-type="float">
            <text:p>4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6552425599756" calcext:value-type="float">
            <text:p>1.77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6745545652841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2]+[.N22]" office:value-type="float" office:value="8799" calcext:value-type="float">
            <text:p>8799</text:p>
          </table:table-cell>
          <table:table-cell table:style-name="ce3" table:formula="of:=[.O22]/[.O$410]" office:value-type="float" office:value="11.7834523230739" calcext:value-type="float">
            <text:p>11.78</text:p>
          </table:table-cell>
          <table:table-cell table:formula="of:=[.D22]+[.H22]+[.L22]+[.P22]" office:value-type="float" office:value="18.0043390203689" calcext:value-type="float">
            <text:p>18.00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42643764835932" calcext:value-type="float">
            <text:p>8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5647167587794" calcext:value-type="float">
            <text:p>6.56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88103314288015" calcext:value-type="float">
            <text:p>1.88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8607567155506" calcext:value-type="float">
            <text:p>1.09</text:p>
          </table:table-cell>
          <table:table-cell table:formula="of:=[.D23]+[.H23]+[.L23]+[.P23]" office:value-type="float" office:value="17.9582632215739" calcext:value-type="float">
            <text:p>17.96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4:.G24])&gt;0;[.B24];0)" office:value-type="float" office:value="368265" calcext:value-type="float">
            <text:p>368265</text:p>
          </table:table-cell>
          <table:table-cell table:style-name="ce3" table:formula="of:=[.C24]/[.C$410]" office:value-type="float" office:value="13.9114700225183" calcext:value-type="float">
            <text:p>1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6552425599756" calcext:value-type="float">
            <text:p>1.77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6745545652841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4]+[.N24]" office:value-type="float" office:value="1356" calcext:value-type="float">
            <text:p>1356</text:p>
          </table:table-cell>
          <table:table-cell table:style-name="ce3" table:formula="of:=[.O24]/[.O$410]" office:value-type="float" office:value="1.81592923628688" calcext:value-type="float">
            <text:p>1.82</text:p>
          </table:table-cell>
          <table:table-cell table:formula="of:=[.D24]+[.H24]+[.L24]+[.P24]" office:value-type="float" office:value="17.6796690604556" calcext:value-type="float">
            <text:p>17.68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5:.G25])&gt;0;[.B25];0)" office:value-type="float" office:value="174301" calcext:value-type="float">
            <text:p>174301</text:p>
          </table:table-cell>
          <table:table-cell table:style-name="ce3" table:formula="of:=[.C25]/[.C$410]" office:value-type="float" office:value="6.58434316699921" calcext:value-type="float">
            <text:p>6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6.5647167587794" calcext:value-type="float">
            <text:p>6.56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1" calcext:value-type="float">
            <text:p>1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1.88103314288015" calcext:value-type="float">
            <text:p>1.88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5]+[.N25]" office:value-type="float" office:value="1355" calcext:value-type="float">
            <text:p>1355</text:p>
          </table:table-cell>
          <table:table-cell table:style-name="ce3" table:formula="of:=[.O25]/[.O$410]" office:value-type="float" office:value="1.81459005543416" calcext:value-type="float">
            <text:p>1.81</text:p>
          </table:table-cell>
          <table:table-cell table:formula="of:=[.D25]+[.H25]+[.L25]+[.P25]" office:value-type="float" office:value="16.8446831240929" calcext:value-type="float">
            <text:p>16.84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2.0262193914018" calcext:value-type="float">
            <text:p>42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26:.G26])&gt;0;[.B26];0)" office:value-type="float" office:value="178637" calcext:value-type="float">
            <text:p>178637</text:p>
          </table:table-cell>
          <table:table-cell table:style-name="ce3" table:formula="of:=[.C26]/[.C$410]" office:value-type="float" office:value="6.74813862412286" calcext:value-type="float">
            <text:p>6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6552425599756" calcext:value-type="float">
            <text:p>1.77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6745545652841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6]+[.N26]" office:value-type="float" office:value="5855" calcext:value-type="float">
            <text:p>5855</text:p>
          </table:table-cell>
          <table:table-cell table:style-name="ce3" table:formula="of:=[.O26]/[.O$410]" office:value-type="float" office:value="7.84090389266938" calcext:value-type="float">
            <text:p>7.84</text:p>
          </table:table-cell>
          <table:table-cell table:formula="of:=[.D26]+[.H26]+[.L26]+[.P26]" office:value-type="float" office:value="16.5413123184426" calcext:value-type="float">
            <text:p>16.54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7:.G27])&gt;0;[.B27];0)" office:value-type="float" office:value="333475" calcext:value-type="float">
            <text:p>333475</text:p>
          </table:table-cell>
          <table:table-cell table:style-name="ce3" table:formula="of:=[.C27]/[.C$410]" office:value-type="float" office:value="12.5972532436134" calcext:value-type="float">
            <text:p>1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6552425599756" calcext:value-type="float">
            <text:p>1.77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6745545652841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7]+[.N27]" office:value-type="float" office:value="1415" calcext:value-type="float">
            <text:p>1415</text:p>
          </table:table-cell>
          <table:table-cell table:style-name="ce3" table:formula="of:=[.O27]/[.O$410]" office:value-type="float" office:value="1.8949409065973" calcext:value-type="float">
            <text:p>1.89</text:p>
          </table:table-cell>
          <table:table-cell table:formula="of:=[.D27]+[.H27]+[.L27]+[.P27]" office:value-type="float" office:value="16.4444639518611" calcext:value-type="float">
            <text:p>16.44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28:.G28])&gt;0;[.B28];0)" office:value-type="float" office:value="180740" calcext:value-type="float">
            <text:p>180740</text:p>
          </table:table-cell>
          <table:table-cell table:style-name="ce3" table:formula="of:=[.C28]/[.C$410]" office:value-type="float" office:value="6.82758093185603" calcext:value-type="float">
            <text:p>6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5647167587794" calcext:value-type="float">
            <text:p>6.56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1.88103314288015" calcext:value-type="float">
            <text:p>1.88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28]+[.N28]" office:value-type="float" office:value="832" calcext:value-type="float">
            <text:p>832</text:p>
          </table:table-cell>
          <table:table-cell table:style-name="ce3" table:formula="of:=[.O28]/[.O$410]" office:value-type="float" office:value="1.11419846946216" calcext:value-type="float">
            <text:p>1.11</text:p>
          </table:table-cell>
          <table:table-cell table:formula="of:=[.D28]+[.H28]+[.L28]+[.P28]" office:value-type="float" office:value="16.3875293029777" calcext:value-type="float">
            <text:p>16.39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29:.G29])&gt;0;[.B29];0)" office:value-type="float" office:value="135888" calcext:value-type="float">
            <text:p>135888</text:p>
          </table:table-cell>
          <table:table-cell table:style-name="ce3" table:formula="of:=[.C29]/[.C$410]" office:value-type="float" office:value="5.13326500867573" calcext:value-type="float">
            <text:p>5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6552425599756" calcext:value-type="float">
            <text:p>1.77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86745545652841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9]+[.N29]" office:value-type="float" office:value="6919" calcext:value-type="float">
            <text:p>6919</text:p>
          </table:table-cell>
          <table:table-cell table:style-name="ce3" table:formula="of:=[.O29]/[.O$410]" office:value-type="float" office:value="9.26579231996232" calcext:value-type="float">
            <text:p>9.27</text:p>
          </table:table-cell>
          <table:table-cell table:formula="of:=[.D29]+[.H29]+[.L29]+[.P29]" office:value-type="float" office:value="16.3513271302885" calcext:value-type="float">
            <text:p>16.35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0:.G30])&gt;0;[.B30];0)" office:value-type="float" office:value="173518" calcext:value-type="float">
            <text:p>173518</text:p>
          </table:table-cell>
          <table:table-cell table:style-name="ce3" table:formula="of:=[.C30]/[.C$410]" office:value-type="float" office:value="6.55476478994021" calcext:value-type="float">
            <text:p>6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6.5647167587794" calcext:value-type="float">
            <text:p>6.56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1" calcext:value-type="float">
            <text:p>1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1.88103314288015" calcext:value-type="float">
            <text:p>1.88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0]+[.N30]" office:value-type="float" office:value="846" calcext:value-type="float">
            <text:p>846</text:p>
          </table:table-cell>
          <table:table-cell table:style-name="ce3" table:formula="of:=[.O30]/[.O$410]" office:value-type="float" office:value="1.13294700140022" calcext:value-type="float">
            <text:p>1.13</text:p>
          </table:table-cell>
          <table:table-cell table:formula="of:=[.D30]+[.H30]+[.L30]+[.P30]" office:value-type="float" office:value="16.133461693" calcext:value-type="float">
            <text:p>16.13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1:.G31])&gt;0;[.B31];0)" office:value-type="float" office:value="135307" calcext:value-type="float">
            <text:p>135307</text:p>
          </table:table-cell>
          <table:table-cell table:style-name="ce3" table:formula="of:=[.C31]/[.C$410]" office:value-type="float" office:value="5.11131732403808" calcext:value-type="float">
            <text:p>5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5647167587794" calcext:value-type="float">
            <text:p>6.56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88103314288015" calcext:value-type="float">
            <text:p>1.88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1]+[.N31]" office:value-type="float" office:value="1734" calcext:value-type="float">
            <text:p>1734</text:p>
          </table:table-cell>
          <table:table-cell table:style-name="ce3" table:formula="of:=[.O31]/[.O$410]" office:value-type="float" office:value="2.32213959861464" calcext:value-type="float">
            <text:p>2.32</text:p>
          </table:table-cell>
          <table:table-cell table:formula="of:=[.D31]+[.H31]+[.L31]+[.P31]" office:value-type="float" office:value="15.8792068243123" calcext:value-type="float">
            <text:p>15.88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2:.G32])&gt;0;[.B32];0)" office:value-type="float" office:value="164907" calcext:value-type="float">
            <text:p>164907</text:p>
          </table:table-cell>
          <table:table-cell table:style-name="ce3" table:formula="of:=[.C32]/[.C$410]" office:value-type="float" office:value="6.22947819370135" calcext:value-type="float">
            <text:p>6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5647167587794" calcext:value-type="float">
            <text:p>6.56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1.88103314288015" calcext:value-type="float">
            <text:p>1.88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2]+[.N32]" office:value-type="float" office:value="861" calcext:value-type="float">
            <text:p>861</text:p>
          </table:table-cell>
          <table:table-cell table:style-name="ce3" table:formula="of:=[.O32]/[.O$410]" office:value-type="float" office:value="1.153034714191" calcext:value-type="float">
            <text:p>1.15</text:p>
          </table:table-cell>
          <table:table-cell table:formula="of:=[.D32]+[.H32]+[.L32]+[.P32]" office:value-type="float" office:value="15.8282628095519" calcext:value-type="float">
            <text:p>15.83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3:.G33])&gt;0;[.B33];0)" office:value-type="float" office:value="237662" calcext:value-type="float">
            <text:p>237662</text:p>
          </table:table-cell>
          <table:table-cell table:style-name="ce3" table:formula="of:=[.C33]/[.C$410]" office:value-type="float" office:value="8.97784961506455" calcext:value-type="float">
            <text:p>8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3]*[.S$15]+[.F33]*[.S$19]+[.G33]*[.S$21]" office:value-type="float" office:value="4.79919250278184" calcext:value-type="float">
            <text:p>4.80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0" calcext:value-type="float">
            <text:p>0</text:p>
          </table:table-cell>
          <table:table-cell table:style-name="ce3" table:formula="of:=[.I33]*[.I$411]+[.J33]*[.J$411]+[.K33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3]+[.N33]" office:value-type="float" office:value="174" calcext:value-type="float">
            <text:p>174</text:p>
          </table:table-cell>
          <table:table-cell table:style-name="ce3" table:formula="of:=[.O33]/[.O$410]" office:value-type="float" office:value="0.233017468373095" calcext:value-type="float">
            <text:p>0.23</text:p>
          </table:table-cell>
          <table:table-cell table:formula="of:=[.D33]+[.H33]+[.L33]+[.P33]" office:value-type="float" office:value="15.7043471834468" calcext:value-type="float">
            <text:p>15.70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4:.G34])&gt;0;[.B34];0)" office:value-type="float" office:value="160978" calcext:value-type="float">
            <text:p>160978</text:p>
          </table:table-cell>
          <table:table-cell table:style-name="ce3" table:formula="of:=[.C34]/[.C$410]" office:value-type="float" office:value="6.08105744853557" calcext:value-type="float">
            <text:p>6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5647167587794" calcext:value-type="float">
            <text:p>6.56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88103314288015" calcext:value-type="float">
            <text:p>1.88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4]+[.N34]" office:value-type="float" office:value="876" calcext:value-type="float">
            <text:p>876</text:p>
          </table:table-cell>
          <table:table-cell table:style-name="ce3" table:formula="of:=[.O34]/[.O$410]" office:value-type="float" office:value="1.17312242698179" calcext:value-type="float">
            <text:p>1.17</text:p>
          </table:table-cell>
          <table:table-cell table:formula="of:=[.D34]+[.H34]+[.L34]+[.P34]" office:value-type="float" office:value="15.6999297771769" calcext:value-type="float">
            <text:p>15.70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35:.G35])&gt;0;[.B35];0)" office:value-type="float" office:value="0" calcext:value-type="float">
            <text:p>0</text:p>
          </table:table-cell>
          <table:table-cell table:style-name="ce3" table:formula="of:=[.C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]*[.S$15]+[.F35]*[.S$19]+[.G35]*[.S$21]" office:value-type="float" office:value="0" calcext:value-type="float">
            <text:p>0.00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0" calcext:value-type="float">
            <text:p>0</text:p>
          </table:table-cell>
          <table:table-cell table:style-name="ce1" table:formula="of:=IF([.G35]&gt;0;1;0)" office:value-type="float" office:value="0" calcext:value-type="float">
            <text:p>0</text:p>
          </table:table-cell>
          <table:table-cell table:style-name="ce3" table:formula="of:=[.I35]*[.I$411]+[.J35]*[.J$411]+[.K3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35]+[.N35]" office:value-type="float" office:value="11610" calcext:value-type="float">
            <text:p>11610</text:p>
          </table:table-cell>
          <table:table-cell table:style-name="ce3" table:formula="of:=[.O35]/[.O$410]" office:value-type="float" office:value="15.5478897000669" calcext:value-type="float">
            <text:p>15.55</text:p>
          </table:table-cell>
          <table:table-cell table:formula="of:=[.D35]+[.H35]+[.L35]+[.P35]" office:value-type="float" office:value="15.5478897000669" calcext:value-type="float">
            <text:p>15.55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36:.G36])&gt;0;[.B36];0)" office:value-type="float" office:value="0" calcext:value-type="float">
            <text:p>0</text:p>
          </table:table-cell>
          <table:table-cell table:style-name="ce3" table:formula="of:=[.C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]*[.S$15]+[.F36]*[.S$19]+[.G36]*[.S$21]" office:value-type="float" office:value="0" calcext:value-type="float">
            <text:p>0.00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0" calcext:value-type="float">
            <text:p>0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36]+[.N36]" office:value-type="float" office:value="11610" calcext:value-type="float">
            <text:p>11610</text:p>
          </table:table-cell>
          <table:table-cell table:style-name="ce3" table:formula="of:=[.O36]/[.O$410]" office:value-type="float" office:value="15.5478897000669" calcext:value-type="float">
            <text:p>15.55</text:p>
          </table:table-cell>
          <table:table-cell table:formula="of:=[.D36]+[.H36]+[.L36]+[.P36]" office:value-type="float" office:value="15.5478897000669" calcext:value-type="float">
            <text:p>15.55</text:p>
          </table:table-cell>
          <table:table-cell table:formula="of:=RANK([.Q36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7:.G37])&gt;0;[.B37];0)" office:value-type="float" office:value="305705" calcext:value-type="float">
            <text:p>305705</text:p>
          </table:table-cell>
          <table:table-cell table:style-name="ce3" table:formula="of:=[.C37]/[.C$410]" office:value-type="float" office:value="11.548221914203" calcext:value-type="float">
            <text:p>1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1.76552425599756" calcext:value-type="float">
            <text:p>1.77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0" calcext:value-type="float">
            <text:p>0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0.186745545652841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7]+[.N37]" office:value-type="float" office:value="1451" calcext:value-type="float">
            <text:p>1451</text:p>
          </table:table-cell>
          <table:table-cell table:style-name="ce3" table:formula="of:=[.O37]/[.O$410]" office:value-type="float" office:value="1.94315141729518" calcext:value-type="float">
            <text:p>1.94</text:p>
          </table:table-cell>
          <table:table-cell table:formula="of:=[.D37]+[.H37]+[.L37]+[.P37]" office:value-type="float" office:value="15.4436431331486" calcext:value-type="float">
            <text:p>15.44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8:.G38])&gt;0;[.B38];0)" office:value-type="float" office:value="127297" calcext:value-type="float">
            <text:p>127297</text:p>
          </table:table-cell>
          <table:table-cell table:style-name="ce3" table:formula="of:=[.C38]/[.C$410]" office:value-type="float" office:value="4.80873392653799" calcext:value-type="float">
            <text:p>4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5647167587794" calcext:value-type="float">
            <text:p>6.56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88103314288015" calcext:value-type="float">
            <text:p>1.88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8]+[.N38]" office:value-type="float" office:value="1597" calcext:value-type="float">
            <text:p>1597</text:p>
          </table:table-cell>
          <table:table-cell table:style-name="ce3" table:formula="of:=[.O38]/[.O$410]" office:value-type="float" office:value="2.13867182179214" calcext:value-type="float">
            <text:p>2.14</text:p>
          </table:table-cell>
          <table:table-cell table:formula="of:=[.D38]+[.H38]+[.L38]+[.P38]" office:value-type="float" office:value="15.3931556499897" calcext:value-type="float">
            <text:p>15.39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39:.G39])&gt;0;[.B39];0)" office:value-type="float" office:value="223228" calcext:value-type="float">
            <text:p>223228</text:p>
          </table:table-cell>
          <table:table-cell table:style-name="ce3" table:formula="of:=[.C39]/[.C$410]" office:value-type="float" office:value="8.43259508828348" calcext:value-type="float">
            <text:p>8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9]*[.S$15]+[.F39]*[.S$19]+[.G39]*[.S$21]" office:value-type="float" office:value="4.79919250278184" calcext:value-type="float">
            <text:p>4.80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0" calcext:value-type="float">
            <text:p>0</text:p>
          </table:table-cell>
          <table:table-cell table:style-name="ce3" table:formula="of:=[.I39]*[.I$411]+[.J39]*[.J$411]+[.K39]*[.K$411]" office:value-type="float" office:value="1.69428759722731" calcext:value-type="float">
            <text:p>1.69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39]+[.N39]" office:value-type="float" office:value="210" calcext:value-type="float">
            <text:p>210</text:p>
          </table:table-cell>
          <table:table-cell table:style-name="ce3" table:formula="of:=[.O39]/[.O$410]" office:value-type="float" office:value="0.281227979070977" calcext:value-type="float">
            <text:p>0.28</text:p>
          </table:table-cell>
          <table:table-cell table:formula="of:=[.D39]+[.H39]+[.L39]+[.P39]" office:value-type="float" office:value="15.2073031673636" calcext:value-type="float">
            <text:p>15.21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0:.G40])&gt;0;[.B40];0)" office:value-type="float" office:value="147085" calcext:value-type="float">
            <text:p>147085</text:p>
          </table:table-cell>
          <table:table-cell table:style-name="ce3" table:formula="of:=[.C40]/[.C$410]" office:value-type="float" office:value="5.55623957818991" calcext:value-type="float">
            <text:p>5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5647167587794" calcext:value-type="float">
            <text:p>6.56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1.88103314288015" calcext:value-type="float">
            <text:p>1.88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0]+[.N40]" office:value-type="float" office:value="890" calcext:value-type="float">
            <text:p>890</text:p>
          </table:table-cell>
          <table:table-cell table:style-name="ce3" table:formula="of:=[.O40]/[.O$410]" office:value-type="float" office:value="1.19187095891985" calcext:value-type="float">
            <text:p>1.19</text:p>
          </table:table-cell>
          <table:table-cell table:formula="of:=[.D40]+[.H40]+[.L40]+[.P40]" office:value-type="float" office:value="15.1938604387693" calcext:value-type="float">
            <text:p>15.19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1:.G41])&gt;0;[.B41];0)" office:value-type="float" office:value="144776" calcext:value-type="float">
            <text:p>144776</text:p>
          </table:table-cell>
          <table:table-cell table:style-name="ce3" table:formula="of:=[.C41]/[.C$410]" office:value-type="float" office:value="5.46901547521516" calcext:value-type="float">
            <text:p>5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5647167587794" calcext:value-type="float">
            <text:p>6.56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88103314288015" calcext:value-type="float">
            <text:p>1.88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1]+[.N41]" office:value-type="float" office:value="906" calcext:value-type="float">
            <text:p>906</text:p>
          </table:table-cell>
          <table:table-cell table:style-name="ce3" table:formula="of:=[.O41]/[.O$410]" office:value-type="float" office:value="1.21329785256336" calcext:value-type="float">
            <text:p>1.21</text:p>
          </table:table-cell>
          <table:table-cell table:formula="of:=[.D41]+[.H41]+[.L41]+[.P41]" office:value-type="float" office:value="15.1280632294381" calcext:value-type="float">
            <text:p>15.13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42:.G42])&gt;0;[.B42];0)" office:value-type="float" office:value="128358" calcext:value-type="float">
            <text:p>128358</text:p>
          </table:table-cell>
          <table:table-cell table:style-name="ce3" table:formula="of:=[.C42]/[.C$410]" office:value-type="float" office:value="4.84881394960261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1.76552425599756" calcext:value-type="float">
            <text:p>1.77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0" calcext:value-type="float">
            <text:p>0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0.186745545652841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2]+[.N42]" office:value-type="float" office:value="5948" calcext:value-type="float">
            <text:p>5948</text:p>
          </table:table-cell>
          <table:table-cell table:style-name="ce3" table:formula="of:=[.O42]/[.O$410]" office:value-type="float" office:value="7.96544771197224" calcext:value-type="float">
            <text:p>7.97</text:p>
          </table:table-cell>
          <table:table-cell table:formula="of:=[.D42]+[.H42]+[.L42]+[.P42]" office:value-type="float" office:value="14.7665314632252" calcext:value-type="float">
            <text:p>14.77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3:.G43])&gt;0;[.B43];0)" office:value-type="float" office:value="134101" calcext:value-type="float">
            <text:p>134101</text:p>
          </table:table-cell>
          <table:table-cell table:style-name="ce3" table:formula="of:=[.C43]/[.C$410]" office:value-type="float" office:value="5.06575982374032" calcext:value-type="float">
            <text:p>5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5647167587794" calcext:value-type="float">
            <text:p>6.56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88103314288015" calcext:value-type="float">
            <text:p>1.88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3]+[.N43]" office:value-type="float" office:value="936" calcext:value-type="float">
            <text:p>936</text:p>
          </table:table-cell>
          <table:table-cell table:style-name="ce3" table:formula="of:=[.O43]/[.O$410]" office:value-type="float" office:value="1.25347327814492" calcext:value-type="float">
            <text:p>1.25</text:p>
          </table:table-cell>
          <table:table-cell table:formula="of:=[.D43]+[.H43]+[.L43]+[.P43]" office:value-type="float" office:value="14.7649830035448" calcext:value-type="float">
            <text:p>14.76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4:.G44])&gt;0;[.B44];0)" office:value-type="float" office:value="106710" calcext:value-type="float">
            <text:p>106710</text:p>
          </table:table-cell>
          <table:table-cell table:style-name="ce3" table:formula="of:=[.C44]/[.C$410]" office:value-type="float" office:value="4.03104548654618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5647167587794" calcext:value-type="float">
            <text:p>6.56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88103314288015" calcext:value-type="float">
            <text:p>1.88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4]+[.N44]" office:value-type="float" office:value="1668" calcext:value-type="float">
            <text:p>1668</text:p>
          </table:table-cell>
          <table:table-cell table:style-name="ce3" table:formula="of:=[.O44]/[.O$410]" office:value-type="float" office:value="2.23375366233519" calcext:value-type="float">
            <text:p>2.23</text:p>
          </table:table-cell>
          <table:table-cell table:formula="of:=[.D44]+[.H44]+[.L44]+[.P44]" office:value-type="float" office:value="14.7105490505409" calcext:value-type="float">
            <text:p>14.71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45:.G45])&gt;0;[.B45];0)" office:value-type="float" office:value="53932" calcext:value-type="float">
            <text:p>53932</text:p>
          </table:table-cell>
          <table:table-cell table:style-name="ce3" table:formula="of:=[.C45]/[.C$410]" office:value-type="float" office:value="2.03731932509051" calcext:value-type="float">
            <text:p>2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1.76552425599756" calcext:value-type="float">
            <text:p>1.77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0.186745545652841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45]+[.N45]" office:value-type="float" office:value="7992" calcext:value-type="float">
            <text:p>7992</text:p>
          </table:table-cell>
          <table:table-cell table:style-name="ce3" table:formula="of:=[.O45]/[.O$410]" office:value-type="float" office:value="10.7027333749297" calcext:value-type="float">
            <text:p>10.70</text:p>
          </table:table-cell>
          <table:table-cell table:formula="of:=[.D45]+[.H45]+[.L45]+[.P45]" office:value-type="float" office:value="14.6923225016707" calcext:value-type="float">
            <text:p>14.69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6:.G46])&gt;0;[.B46];0)" office:value-type="float" office:value="131143" calcext:value-type="float">
            <text:p>131143</text:p>
          </table:table-cell>
          <table:table-cell table:style-name="ce3" table:formula="of:=[.C46]/[.C$410]" office:value-type="float" office:value="4.9540192881841" calcext:value-type="float">
            <text:p>4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5647167587794" calcext:value-type="float">
            <text:p>6.56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1.88103314288015" calcext:value-type="float">
            <text:p>1.88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6]+[.N46]" office:value-type="float" office:value="952" calcext:value-type="float">
            <text:p>952</text:p>
          </table:table-cell>
          <table:table-cell table:style-name="ce3" table:formula="of:=[.O46]/[.O$410]" office:value-type="float" office:value="1.27490017178843" calcext:value-type="float">
            <text:p>1.27</text:p>
          </table:table-cell>
          <table:table-cell table:formula="of:=[.D46]+[.H46]+[.L46]+[.P46]" office:value-type="float" office:value="14.6746693616321" calcext:value-type="float">
            <text:p>14.67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47:.G47])&gt;0;[.B47];0)" office:value-type="float" office:value="97321" calcext:value-type="float">
            <text:p>97321</text:p>
          </table:table-cell>
          <table:table-cell table:style-name="ce3" table:formula="of:=[.C47]/[.C$410]" office:value-type="float" office:value="3.6763693917736" calcext:value-type="float">
            <text:p>3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1.76552425599756" calcext:value-type="float">
            <text:p>1.77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0.186745545652841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7]+[.N47]" office:value-type="float" office:value="6728" calcext:value-type="float">
            <text:p>6728</text:p>
          </table:table-cell>
          <table:table-cell table:style-name="ce3" table:formula="of:=[.O47]/[.O$410]" office:value-type="float" office:value="9.01000877709301" calcext:value-type="float">
            <text:p>9.01</text:p>
          </table:table-cell>
          <table:table-cell table:formula="of:=[.D47]+[.H47]+[.L47]+[.P47]" office:value-type="float" office:value="14.638647970517" calcext:value-type="float">
            <text:p>14.64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48:.G48])&gt;0;[.B48];0)" office:value-type="float" office:value="100408" calcext:value-type="float">
            <text:p>100408</text:p>
          </table:table-cell>
          <table:table-cell table:style-name="ce3" table:formula="of:=[.C48]/[.C$410]" office:value-type="float" office:value="3.79298299328206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1.76552425599756" calcext:value-type="float">
            <text:p>1.77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0.186745545652841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8]+[.N48]" office:value-type="float" office:value="6620" calcext:value-type="float">
            <text:p>6620</text:p>
          </table:table-cell>
          <table:table-cell table:style-name="ce3" table:formula="of:=[.O48]/[.O$410]" office:value-type="float" office:value="8.86537724499936" calcext:value-type="float">
            <text:p>8.87</text:p>
          </table:table-cell>
          <table:table-cell table:formula="of:=[.D48]+[.H48]+[.L48]+[.P48]" office:value-type="float" office:value="14.6106300399318" calcext:value-type="float">
            <text:p>14.61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9:.G49])&gt;0;[.B49];0)" office:value-type="float" office:value="272909" calcext:value-type="float">
            <text:p>272909</text:p>
          </table:table-cell>
          <table:table-cell table:style-name="ce3" table:formula="of:=[.C49]/[.C$410]" office:value-type="float" office:value="10.3093298911801" calcext:value-type="float">
            <text:p>10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6552425599756" calcext:value-type="float">
            <text:p>1.77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6745545652841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9]+[.N49]" office:value-type="float" office:value="1710" calcext:value-type="float">
            <text:p>1710</text:p>
          </table:table-cell>
          <table:table-cell table:style-name="ce3" table:formula="of:=[.O49]/[.O$410]" office:value-type="float" office:value="2.28999925814938" calcext:value-type="float">
            <text:p>2.29</text:p>
          </table:table-cell>
          <table:table-cell table:formula="of:=[.D49]+[.H49]+[.L49]+[.P49]" office:value-type="float" office:value="14.5515989509799" calcext:value-type="float">
            <text:p>14.55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0:.G50])&gt;0;[.B50];0)" office:value-type="float" office:value="201324" calcext:value-type="float">
            <text:p>201324</text:p>
          </table:table-cell>
          <table:table-cell table:style-name="ce3" table:formula="of:=[.C50]/[.C$410]" office:value-type="float" office:value="7.60515604473267" calcext:value-type="float">
            <text:p>7.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0]*[.S$15]+[.F50]*[.S$19]+[.G50]*[.S$21]" office:value-type="float" office:value="4.79919250278184" calcext:value-type="float">
            <text:p>4.80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1" calcext:value-type="float">
            <text:p>1</text:p>
          </table:table-cell>
          <table:table-cell table:style-name="ce1" table:formula="of:=IF([.G50]&gt;0;1;0)" office:value-type="float" office:value="0" calcext:value-type="float">
            <text:p>0</text:p>
          </table:table-cell>
          <table:table-cell table:style-name="ce3" table:formula="of:=[.I50]*[.I$411]+[.J50]*[.J$411]+[.K50]*[.K$411]" office:value-type="float" office:value="1.69428759722731" calcext:value-type="float">
            <text:p>1.69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0]+[.N50]" office:value-type="float" office:value="208" calcext:value-type="float">
            <text:p>208</text:p>
          </table:table-cell>
          <table:table-cell table:style-name="ce3" table:formula="of:=[.O50]/[.O$410]" office:value-type="float" office:value="0.278549617365539" calcext:value-type="float">
            <text:p>0.28</text:p>
          </table:table-cell>
          <table:table-cell table:formula="of:=[.D50]+[.H50]+[.L50]+[.P50]" office:value-type="float" office:value="14.3771857621074" calcext:value-type="float">
            <text:p>14.38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1:.G51])&gt;0;[.B51];0)" office:value-type="float" office:value="98767" calcext:value-type="float">
            <text:p>98767</text:p>
          </table:table-cell>
          <table:table-cell table:style-name="ce3" table:formula="of:=[.C51]/[.C$410]" office:value-type="float" office:value="3.73099306128485" calcext:value-type="float">
            <text:p>3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6.5647167587794" calcext:value-type="float">
            <text:p>6.56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1.88103314288015" calcext:value-type="float">
            <text:p>1.88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1]+[.N51]" office:value-type="float" office:value="1634" calcext:value-type="float">
            <text:p>1634</text:p>
          </table:table-cell>
          <table:table-cell table:style-name="ce3" table:formula="of:=[.O51]/[.O$410]" office:value-type="float" office:value="2.18822151334274" calcext:value-type="float">
            <text:p>2.19</text:p>
          </table:table-cell>
          <table:table-cell table:formula="of:=[.D51]+[.H51]+[.L51]+[.P51]" office:value-type="float" office:value="14.3649644762871" calcext:value-type="float">
            <text:p>14.36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2:.G52])&gt;0;[.B52];0)" office:value-type="float" office:value="94457" calcext:value-type="float">
            <text:p>94457</text:p>
          </table:table-cell>
          <table:table-cell table:style-name="ce3" table:formula="of:=[.C52]/[.C$410]" office:value-type="float" office:value="3.56817977249267" calcext:value-type="float">
            <text:p>3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6.5647167587794" calcext:value-type="float">
            <text:p>6.56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1.88103314288015" calcext:value-type="float">
            <text:p>1.88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2]+[.N52]" office:value-type="float" office:value="1714" calcext:value-type="float">
            <text:p>1714</text:p>
          </table:table-cell>
          <table:table-cell table:style-name="ce3" table:formula="of:=[.O52]/[.O$410]" office:value-type="float" office:value="2.29535598156026" calcext:value-type="float">
            <text:p>2.30</text:p>
          </table:table-cell>
          <table:table-cell table:formula="of:=[.D52]+[.H52]+[.L52]+[.P52]" office:value-type="float" office:value="14.3092856557125" calcext:value-type="float">
            <text:p>14.31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3:.G53])&gt;0;[.B53];0)" office:value-type="float" office:value="119809" calcext:value-type="float">
            <text:p>119809</text:p>
          </table:table-cell>
          <table:table-cell table:style-name="ce3" table:formula="of:=[.C53]/[.C$410]" office:value-type="float" office:value="4.52586944707723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5647167587794" calcext:value-type="float">
            <text:p>6.56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88103314288015" calcext:value-type="float">
            <text:p>1.88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3]+[.N53]" office:value-type="float" office:value="985" calcext:value-type="float">
            <text:p>985</text:p>
          </table:table-cell>
          <table:table-cell table:style-name="ce3" table:formula="of:=[.O53]/[.O$410]" office:value-type="float" office:value="1.31909313992815" calcext:value-type="float">
            <text:p>1.32</text:p>
          </table:table-cell>
          <table:table-cell table:formula="of:=[.D53]+[.H53]+[.L53]+[.P53]" office:value-type="float" office:value="14.2907124886649" calcext:value-type="float">
            <text:p>14.29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4:.G54])&gt;0;[.B54];0)" office:value-type="float" office:value="264183" calcext:value-type="float">
            <text:p>264183</text:p>
          </table:table-cell>
          <table:table-cell table:style-name="ce3" table:formula="of:=[.C54]/[.C$410]" office:value-type="float" office:value="9.9796990888598" calcext:value-type="float">
            <text:p>9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1.76552425599756" calcext:value-type="float">
            <text:p>1.77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0" calcext:value-type="float">
            <text:p>0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0.186745545652841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4]+[.N54]" office:value-type="float" office:value="1604" calcext:value-type="float">
            <text:p>1604</text:p>
          </table:table-cell>
          <table:table-cell table:style-name="ce3" table:formula="of:=[.O54]/[.O$410]" office:value-type="float" office:value="2.14804608776117" calcext:value-type="float">
            <text:p>2.15</text:p>
          </table:table-cell>
          <table:table-cell table:formula="of:=[.D54]+[.H54]+[.L54]+[.P54]" office:value-type="float" office:value="14.0800149782714" calcext:value-type="float">
            <text:p>14.08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5:.G55])&gt;0;[.B55];0)" office:value-type="float" office:value="260668" calcext:value-type="float">
            <text:p>260668</text:p>
          </table:table-cell>
          <table:table-cell table:style-name="ce3" table:formula="of:=[.C55]/[.C$410]" office:value-type="float" office:value="9.84691748558729" calcext:value-type="float">
            <text:p>9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1.76552425599756" calcext:value-type="float">
            <text:p>1.77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0" calcext:value-type="float">
            <text:p>0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0.186745545652841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5]+[.N55]" office:value-type="float" office:value="1619" calcext:value-type="float">
            <text:p>1619</text:p>
          </table:table-cell>
          <table:table-cell table:style-name="ce3" table:formula="of:=[.O55]/[.O$410]" office:value-type="float" office:value="2.16813380055196" calcext:value-type="float">
            <text:p>2.17</text:p>
          </table:table-cell>
          <table:table-cell table:formula="of:=[.D55]+[.H55]+[.L55]+[.P55]" office:value-type="float" office:value="13.9673210877896" calcext:value-type="float">
            <text:p>13.97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56:.G56])&gt;0;[.B56];0)" office:value-type="float" office:value="105504" calcext:value-type="float">
            <text:p>105504</text:p>
          </table:table-cell>
          <table:table-cell table:style-name="ce3" table:formula="of:=[.C56]/[.C$410]" office:value-type="float" office:value="3.98548798624841" calcext:value-type="float">
            <text:p>3.9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6552425599756" calcext:value-type="float">
            <text:p>1.77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6745545652841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6]+[.N56]" office:value-type="float" office:value="5966" calcext:value-type="float">
            <text:p>5966</text:p>
          </table:table-cell>
          <table:table-cell table:style-name="ce3" table:formula="of:=[.O56]/[.O$410]" office:value-type="float" office:value="7.98955296732118" calcext:value-type="float">
            <text:p>7.99</text:p>
          </table:table-cell>
          <table:table-cell table:formula="of:=[.D56]+[.H56]+[.L56]+[.P56]" office:value-type="float" office:value="13.92731075522" calcext:value-type="float">
            <text:p>13.93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57:.G57])&gt;0;[.B57];0)" office:value-type="float" office:value="189978" calcext:value-type="float">
            <text:p>189978</text:p>
          </table:table-cell>
          <table:table-cell table:style-name="ce3" table:formula="of:=[.C57]/[.C$410]" office:value-type="float" office:value="7.17655289516512" calcext:value-type="float">
            <text:p>7.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7]*[.S$15]+[.F57]*[.S$19]+[.G57]*[.S$21]" office:value-type="float" office:value="4.79919250278184" calcext:value-type="float">
            <text:p>4.80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table:formula="of:=IF([.G57]&gt;0;1;0)" office:value-type="float" office:value="0" calcext:value-type="float">
            <text:p>0</text:p>
          </table:table-cell>
          <table:table-cell table:style-name="ce3" table:formula="of:=[.I57]*[.I$411]+[.J57]*[.J$411]+[.K57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57]+[.N57]" office:value-type="float" office:value="174" calcext:value-type="float">
            <text:p>174</text:p>
          </table:table-cell>
          <table:table-cell table:style-name="ce3" table:formula="of:=[.O57]/[.O$410]" office:value-type="float" office:value="0.233017468373095" calcext:value-type="float">
            <text:p>0.23</text:p>
          </table:table-cell>
          <table:table-cell table:formula="of:=[.D57]+[.H57]+[.L57]+[.P57]" office:value-type="float" office:value="13.9030504635474" calcext:value-type="float">
            <text:p>13.90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58:.G58])&gt;0;[.B58];0)" office:value-type="float" office:value="92669" calcext:value-type="float">
            <text:p>92669</text:p>
          </table:table-cell>
          <table:table-cell table:style-name="ce3" table:formula="of:=[.C58]/[.C$410]" office:value-type="float" office:value="3.5006368118522" calcext:value-type="float">
            <text:p>3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6.5647167587794" calcext:value-type="float">
            <text:p>6.56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1" calcext:value-type="float">
            <text:p>1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1.88103314288015" calcext:value-type="float">
            <text:p>1.88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58]+[.N58]" office:value-type="float" office:value="1440" calcext:value-type="float">
            <text:p>1440</text:p>
          </table:table-cell>
          <table:table-cell table:style-name="ce3" table:formula="of:=[.O58]/[.O$410]" office:value-type="float" office:value="1.92842042791527" calcext:value-type="float">
            <text:p>1.93</text:p>
          </table:table-cell>
          <table:table-cell table:formula="of:=[.D58]+[.H58]+[.L58]+[.P58]" office:value-type="float" office:value="13.874807141427" calcext:value-type="float">
            <text:p>13.87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59:.G59])&gt;0;[.B59];0)" office:value-type="float" office:value="106777" calcext:value-type="float">
            <text:p>106777</text:p>
          </table:table-cell>
          <table:table-cell table:style-name="ce3" table:formula="of:=[.C59]/[.C$410]" office:value-type="float" office:value="4.03357645878494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6.5647167587794" calcext:value-type="float">
            <text:p>6.56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1" calcext:value-type="float">
            <text:p>1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1.88103314288015" calcext:value-type="float">
            <text:p>1.88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59]+[.N59]" office:value-type="float" office:value="1001" calcext:value-type="float">
            <text:p>1001</text:p>
          </table:table-cell>
          <table:table-cell table:style-name="ce3" table:formula="of:=[.O59]/[.O$410]" office:value-type="float" office:value="1.34052003357166" calcext:value-type="float">
            <text:p>1.34</text:p>
          </table:table-cell>
          <table:table-cell table:formula="of:=[.D59]+[.H59]+[.L59]+[.P59]" office:value-type="float" office:value="13.8198463940161" calcext:value-type="float">
            <text:p>13.82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0:.G60])&gt;0;[.B60];0)" office:value-type="float" office:value="104182" calcext:value-type="float">
            <text:p>104182</text:p>
          </table:table-cell>
          <table:table-cell table:style-name="ce3" table:formula="of:=[.C60]/[.C$410]" office:value-type="float" office:value="3.93554850416413" calcext:value-type="float">
            <text:p>3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6.5647167587794" calcext:value-type="float">
            <text:p>6.56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1.88103314288015" calcext:value-type="float">
            <text:p>1.88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0]+[.N60]" office:value-type="float" office:value="1017" calcext:value-type="float">
            <text:p>1017</text:p>
          </table:table-cell>
          <table:table-cell table:style-name="ce3" table:formula="of:=[.O60]/[.O$410]" office:value-type="float" office:value="1.36194692721516" calcext:value-type="float">
            <text:p>1.36</text:p>
          </table:table-cell>
          <table:table-cell table:formula="of:=[.D60]+[.H60]+[.L60]+[.P60]" office:value-type="float" office:value="13.7432453330388" calcext:value-type="float">
            <text:p>13.74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1:.G61])&gt;0;[.B61];0)" office:value-type="float" office:value="102947" calcext:value-type="float">
            <text:p>102947</text:p>
          </table:table-cell>
          <table:table-cell table:style-name="ce3" table:formula="of:=[.C61]/[.C$410]" office:value-type="float" office:value="3.88889550841973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76552425599756" calcext:value-type="float">
            <text:p>1.77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186745545652841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1]+[.N61]" office:value-type="float" office:value="5895" calcext:value-type="float">
            <text:p>5895</text:p>
          </table:table-cell>
          <table:table-cell table:style-name="ce3" table:formula="of:=[.O61]/[.O$410]" office:value-type="float" office:value="7.89447112677813" calcext:value-type="float">
            <text:p>7.89</text:p>
          </table:table-cell>
          <table:table-cell table:formula="of:=[.D61]+[.H61]+[.L61]+[.P61]" office:value-type="float" office:value="13.7356364368483" calcext:value-type="float">
            <text:p>13.74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2:.G62])&gt;0;[.B62];0)" office:value-type="float" office:value="98586" calcext:value-type="float">
            <text:p>98586</text:p>
          </table:table-cell>
          <table:table-cell table:style-name="ce3" table:formula="of:=[.C62]/[.C$410]" office:value-type="float" office:value="3.72415565866968" calcext:value-type="float">
            <text:p>3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5647167587794" calcext:value-type="float">
            <text:p>6.56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88103314288015" calcext:value-type="float">
            <text:p>1.88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2]+[.N62]" office:value-type="float" office:value="1068" calcext:value-type="float">
            <text:p>1068</text:p>
          </table:table-cell>
          <table:table-cell table:style-name="ce3" table:formula="of:=[.O62]/[.O$410]" office:value-type="float" office:value="1.43024515070382" calcext:value-type="float">
            <text:p>1.43</text:p>
          </table:table-cell>
          <table:table-cell table:formula="of:=[.D62]+[.H62]+[.L62]+[.P62]" office:value-type="float" office:value="13.6001507110331" calcext:value-type="float">
            <text:p>13.60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3:.G63])&gt;0;[.B63];0)" office:value-type="float" office:value="99540" calcext:value-type="float">
            <text:p>99540</text:p>
          </table:table-cell>
          <table:table-cell table:style-name="ce3" table:formula="of:=[.C63]/[.C$410]" office:value-type="float" office:value="3.76019368129329" calcext:value-type="float">
            <text:p>3.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5647167587794" calcext:value-type="float">
            <text:p>6.56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88103314288015" calcext:value-type="float">
            <text:p>1.88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3]+[.N63]" office:value-type="float" office:value="1038" calcext:value-type="float">
            <text:p>1038</text:p>
          </table:table-cell>
          <table:table-cell table:style-name="ce3" table:formula="of:=[.O63]/[.O$410]" office:value-type="float" office:value="1.39006972512226" calcext:value-type="float">
            <text:p>1.39</text:p>
          </table:table-cell>
          <table:table-cell table:formula="of:=[.D63]+[.H63]+[.L63]+[.P63]" office:value-type="float" office:value="13.5960133080751" calcext:value-type="float">
            <text:p>13.60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4:.G64])&gt;0;[.B64];0)" office:value-type="float" office:value="95703" calcext:value-type="float">
            <text:p>95703</text:p>
          </table:table-cell>
          <table:table-cell table:style-name="ce3" table:formula="of:=[.C64]/[.C$410]" office:value-type="float" office:value="3.61524830099268" calcext:value-type="float">
            <text:p>3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5647167587794" calcext:value-type="float">
            <text:p>6.56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88103314288015" calcext:value-type="float">
            <text:p>1.88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4]+[.N64]" office:value-type="float" office:value="1121" calcext:value-type="float">
            <text:p>1121</text:p>
          </table:table-cell>
          <table:table-cell table:style-name="ce3" table:formula="of:=[.O64]/[.O$410]" office:value-type="float" office:value="1.50122173589793" calcext:value-type="float">
            <text:p>1.50</text:p>
          </table:table-cell>
          <table:table-cell table:formula="of:=[.D64]+[.H64]+[.L64]+[.P64]" office:value-type="float" office:value="13.5622199385502" calcext:value-type="float">
            <text:p>13.56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5:.G65])&gt;0;[.B65];0)" office:value-type="float" office:value="97285" calcext:value-type="float">
            <text:p>97285</text:p>
          </table:table-cell>
          <table:table-cell table:style-name="ce3" table:formula="of:=[.C65]/[.C$410]" office:value-type="float" office:value="3.67500946639158" calcext:value-type="float">
            <text:p>3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5647167587794" calcext:value-type="float">
            <text:p>6.56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88103314288015" calcext:value-type="float">
            <text:p>1.88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5]+[.N65]" office:value-type="float" office:value="1058" calcext:value-type="float">
            <text:p>1058</text:p>
          </table:table-cell>
          <table:table-cell table:style-name="ce3" table:formula="of:=[.O65]/[.O$410]" office:value-type="float" office:value="1.41685334217664" calcext:value-type="float">
            <text:p>1.42</text:p>
          </table:table-cell>
          <table:table-cell table:formula="of:=[.D65]+[.H65]+[.L65]+[.P65]" office:value-type="float" office:value="13.5376127102278" calcext:value-type="float">
            <text:p>13.54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66:.G66])&gt;0;[.B66];0)" office:value-type="float" office:value="62836" calcext:value-type="float">
            <text:p>62836</text:p>
          </table:table-cell>
          <table:table-cell table:style-name="ce3" table:formula="of:=[.C66]/[.C$410]" office:value-type="float" office:value="2.37367420291084" calcext:value-type="float">
            <text:p>2.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5647167587794" calcext:value-type="float">
            <text:p>6.56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88103314288015" calcext:value-type="float">
            <text:p>1.88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66]+[.N66]" office:value-type="float" office:value="2019" calcext:value-type="float">
            <text:p>2019</text:p>
          </table:table-cell>
          <table:table-cell table:style-name="ce3" table:formula="of:=[.O66]/[.O$410]" office:value-type="float" office:value="2.70380614163953" calcext:value-type="float">
            <text:p>2.70</text:p>
          </table:table-cell>
          <table:table-cell table:formula="of:=[.D66]+[.H66]+[.L66]+[.P66]" office:value-type="float" office:value="13.5232302462099" calcext:value-type="float">
            <text:p>13.52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67:.G67])&gt;0;[.B67];0)" office:value-type="float" office:value="93927" calcext:value-type="float">
            <text:p>93927</text:p>
          </table:table-cell>
          <table:table-cell table:style-name="ce3" table:formula="of:=[.C67]/[.C$410]" office:value-type="float" office:value="3.54815864881289" calcext:value-type="float">
            <text:p>3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5647167587794" calcext:value-type="float">
            <text:p>6.56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88103314288015" calcext:value-type="float">
            <text:p>1.88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67]+[.N67]" office:value-type="float" office:value="1139" calcext:value-type="float">
            <text:p>1139</text:p>
          </table:table-cell>
          <table:table-cell table:style-name="ce3" table:formula="of:=[.O67]/[.O$410]" office:value-type="float" office:value="1.52532699124687" calcext:value-type="float">
            <text:p>1.53</text:p>
          </table:table-cell>
          <table:table-cell table:formula="of:=[.D67]+[.H67]+[.L67]+[.P67]" office:value-type="float" office:value="13.5192355417193" calcext:value-type="float">
            <text:p>13.52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68:.G68])&gt;0;[.B68];0)" office:value-type="float" office:value="91031" calcext:value-type="float">
            <text:p>91031</text:p>
          </table:table-cell>
          <table:table-cell table:style-name="ce3" table:formula="of:=[.C68]/[.C$410]" office:value-type="float" office:value="3.43876020697015" calcext:value-type="float">
            <text:p>3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5647167587794" calcext:value-type="float">
            <text:p>6.56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88103314288015" calcext:value-type="float">
            <text:p>1.88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68]+[.N68]" office:value-type="float" office:value="1157" calcext:value-type="float">
            <text:p>1157</text:p>
          </table:table-cell>
          <table:table-cell table:style-name="ce3" table:formula="of:=[.O68]/[.O$410]" office:value-type="float" office:value="1.54943224659581" calcext:value-type="float">
            <text:p>1.55</text:p>
          </table:table-cell>
          <table:table-cell table:formula="of:=[.D68]+[.H68]+[.L68]+[.P68]" office:value-type="float" office:value="13.4339423552255" calcext:value-type="float">
            <text:p>13.43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69:.G69])&gt;0;[.B69];0)" office:value-type="float" office:value="59928" calcext:value-type="float">
            <text:p>59928</text:p>
          </table:table-cell>
          <table:table-cell table:style-name="ce3" table:formula="of:=[.C69]/[.C$410]" office:value-type="float" office:value="2.26382245260744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1.76552425599756" calcext:value-type="float">
            <text:p>1.77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0" calcext:value-type="float">
            <text:p>0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0.186745545652841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9]+[.N69]" office:value-type="float" office:value="6881" calcext:value-type="float">
            <text:p>6881</text:p>
          </table:table-cell>
          <table:table-cell table:style-name="ce3" table:formula="of:=[.O69]/[.O$410]" office:value-type="float" office:value="9.214903447559" calcext:value-type="float">
            <text:p>9.21</text:p>
          </table:table-cell>
          <table:table-cell table:formula="of:=[.D69]+[.H69]+[.L69]+[.P69]" office:value-type="float" office:value="13.4309957018168" calcext:value-type="float">
            <text:p>13.43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0:.G70])&gt;0;[.B70];0)" office:value-type="float" office:value="176168" calcext:value-type="float">
            <text:p>176168</text:p>
          </table:table-cell>
          <table:table-cell table:style-name="ce3" table:formula="of:=[.C70]/[.C$410]" office:value-type="float" office:value="6.65487040833912" calcext:value-type="float">
            <text:p>6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0]*[.S$15]+[.F70]*[.S$19]+[.G70]*[.S$21]" office:value-type="float" office:value="4.79919250278184" calcext:value-type="float">
            <text:p>4.80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0" calcext:value-type="float">
            <text:p>0</text:p>
          </table:table-cell>
          <table:table-cell table:style-name="ce3" table:formula="of:=[.I70]*[.I$411]+[.J70]*[.J$411]+[.K70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0]+[.N70]" office:value-type="float" office:value="174" calcext:value-type="float">
            <text:p>174</text:p>
          </table:table-cell>
          <table:table-cell table:style-name="ce3" table:formula="of:=[.O70]/[.O$410]" office:value-type="float" office:value="0.233017468373095" calcext:value-type="float">
            <text:p>0.23</text:p>
          </table:table-cell>
          <table:table-cell table:formula="of:=[.D70]+[.H70]+[.L70]+[.P70]" office:value-type="float" office:value="13.3813679767214" calcext:value-type="float">
            <text:p>13.38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1:.G71])&gt;0;[.B71];0)" office:value-type="float" office:value="61742" calcext:value-type="float">
            <text:p>61742</text:p>
          </table:table-cell>
          <table:table-cell table:style-name="ce3" table:formula="of:=[.C71]/[.C$410]" office:value-type="float" office:value="2.33234758157937" calcext:value-type="float">
            <text:p>2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6.5647167587794" calcext:value-type="float">
            <text:p>6.56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1.88103314288015" calcext:value-type="float">
            <text:p>1.88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1]+[.N71]" office:value-type="float" office:value="1932" calcext:value-type="float">
            <text:p>1932</text:p>
          </table:table-cell>
          <table:table-cell table:style-name="ce3" table:formula="of:=[.O71]/[.O$410]" office:value-type="float" office:value="2.58729740745299" calcext:value-type="float">
            <text:p>2.59</text:p>
          </table:table-cell>
          <table:table-cell table:formula="of:=[.D71]+[.H71]+[.L71]+[.P71]" office:value-type="float" office:value="13.3653948906919" calcext:value-type="float">
            <text:p>13.37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2:.G72])&gt;0;[.B72];0)" office:value-type="float" office:value="176301" calcext:value-type="float">
            <text:p>176301</text:p>
          </table:table-cell>
          <table:table-cell table:style-name="ce3" table:formula="of:=[.C72]/[.C$410]" office:value-type="float" office:value="6.65989457711159" calcext:value-type="float">
            <text:p>6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79919250278184" calcext:value-type="float">
            <text:p>4.80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69428759722731" calcext:value-type="float">
            <text:p>1.69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2]+[.N72]" office:value-type="float" office:value="106" calcext:value-type="float">
            <text:p>106</text:p>
          </table:table-cell>
          <table:table-cell table:style-name="ce3" table:formula="of:=[.O72]/[.O$410]" office:value-type="float" office:value="0.141953170388207" calcext:value-type="float">
            <text:p>0.14</text:p>
          </table:table-cell>
          <table:table-cell table:formula="of:=[.D72]+[.H72]+[.L72]+[.P72]" office:value-type="float" office:value="13.295327847509" calcext:value-type="float">
            <text:p>13.30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3:.G73])&gt;0;[.B73];0)" office:value-type="float" office:value="65356" calcext:value-type="float">
            <text:p>65356</text:p>
          </table:table-cell>
          <table:table-cell table:style-name="ce3" table:formula="of:=[.C73]/[.C$410]" office:value-type="float" office:value="2.46886897965244" calcext:value-type="float">
            <text:p>2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5647167587794" calcext:value-type="float">
            <text:p>6.56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88103314288015" calcext:value-type="float">
            <text:p>1.88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3]+[.N73]" office:value-type="float" office:value="1717" calcext:value-type="float">
            <text:p>1717</text:p>
          </table:table-cell>
          <table:table-cell table:style-name="ce3" table:formula="of:=[.O73]/[.O$410]" office:value-type="float" office:value="2.29937352411841" calcext:value-type="float">
            <text:p>2.30</text:p>
          </table:table-cell>
          <table:table-cell table:formula="of:=[.D73]+[.H73]+[.L73]+[.P73]" office:value-type="float" office:value="13.2139924054304" calcext:value-type="float">
            <text:p>13.21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74:.G74])&gt;0;[.B74];0)" office:value-type="float" office:value="69216" calcext:value-type="float">
            <text:p>69216</text:p>
          </table:table-cell>
          <table:table-cell table:style-name="ce3" table:formula="of:=[.C74]/[.C$410]" office:value-type="float" office:value="2.61468320116934" calcext:value-type="float">
            <text:p>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5647167587794" calcext:value-type="float">
            <text:p>6.56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88103314288015" calcext:value-type="float">
            <text:p>1.88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74]+[.N74]" office:value-type="float" office:value="1572" calcext:value-type="float">
            <text:p>1572</text:p>
          </table:table-cell>
          <table:table-cell table:style-name="ce3" table:formula="of:=[.O74]/[.O$410]" office:value-type="float" office:value="2.10519230047417" calcext:value-type="float">
            <text:p>2.11</text:p>
          </table:table-cell>
          <table:table-cell table:formula="of:=[.D74]+[.H74]+[.L74]+[.P74]" office:value-type="float" office:value="13.1656254033031" calcext:value-type="float">
            <text:p>13.17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5:.G75])&gt;0;[.B75];0)" office:value-type="float" office:value="83072" calcext:value-type="float">
            <text:p>83072</text:p>
          </table:table-cell>
          <table:table-cell table:style-name="ce3" table:formula="of:=[.C75]/[.C$410]" office:value-type="float" office:value="3.13810337042793" calcext:value-type="float">
            <text:p>3.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5647167587794" calcext:value-type="float">
            <text:p>6.56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88103314288015" calcext:value-type="float">
            <text:p>1.88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5]+[.N75]" office:value-type="float" office:value="1176" calcext:value-type="float">
            <text:p>1176</text:p>
          </table:table-cell>
          <table:table-cell table:style-name="ce3" table:formula="of:=[.O75]/[.O$410]" office:value-type="float" office:value="1.57487668279747" calcext:value-type="float">
            <text:p>1.57</text:p>
          </table:table-cell>
          <table:table-cell table:formula="of:=[.D75]+[.H75]+[.L75]+[.P75]" office:value-type="float" office:value="13.158729954885" calcext:value-type="float">
            <text:p>13.16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76:.G76])&gt;0;[.B76];0)" office:value-type="float" office:value="67725" calcext:value-type="float">
            <text:p>67725</text:p>
          </table:table-cell>
          <table:table-cell table:style-name="ce3" table:formula="of:=[.C76]/[.C$410]" office:value-type="float" office:value="2.55835962493056" calcext:value-type="float">
            <text:p>2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5647167587794" calcext:value-type="float">
            <text:p>6.56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88103314288015" calcext:value-type="float">
            <text:p>1.88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76]+[.N76]" office:value-type="float" office:value="1591" calcext:value-type="float">
            <text:p>1591</text:p>
          </table:table-cell>
          <table:table-cell table:style-name="ce3" table:formula="of:=[.O76]/[.O$410]" office:value-type="float" office:value="2.13063673667583" calcext:value-type="float">
            <text:p>2.13</text:p>
          </table:table-cell>
          <table:table-cell table:formula="of:=[.D76]+[.H76]+[.L76]+[.P76]" office:value-type="float" office:value="13.1347462632659" calcext:value-type="float">
            <text:p>13.13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7:.G77])&gt;0;[.B77];0)" office:value-type="float" office:value="119851" calcext:value-type="float">
            <text:p>119851</text:p>
          </table:table-cell>
          <table:table-cell table:style-name="ce3" table:formula="of:=[.C77]/[.C$410]" office:value-type="float" office:value="4.52745602668959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5647167587794" calcext:value-type="float">
            <text:p>6.56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88103314288015" calcext:value-type="float">
            <text:p>1.88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7]+[.N77]" office:value-type="float" office:value="103" calcext:value-type="float">
            <text:p>103</text:p>
          </table:table-cell>
          <table:table-cell table:style-name="ce3" table:formula="of:=[.O77]/[.O$410]" office:value-type="float" office:value="0.13793562783005" calcext:value-type="float">
            <text:p>0.14</text:p>
          </table:table-cell>
          <table:table-cell table:formula="of:=[.D77]+[.H77]+[.L77]+[.P77]" office:value-type="float" office:value="13.1111415561792" calcext:value-type="float">
            <text:p>13.11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78:.G78])&gt;0;[.B78];0)" office:value-type="float" office:value="65829" calcext:value-type="float">
            <text:p>65829</text:p>
          </table:table-cell>
          <table:table-cell table:style-name="ce3" table:formula="of:=[.C78]/[.C$410]" office:value-type="float" office:value="2.48673688814402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5647167587794" calcext:value-type="float">
            <text:p>6.56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88103314288015" calcext:value-type="float">
            <text:p>1.88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78]+[.N78]" office:value-type="float" office:value="1613" calcext:value-type="float">
            <text:p>1613</text:p>
          </table:table-cell>
          <table:table-cell table:style-name="ce3" table:formula="of:=[.O78]/[.O$410]" office:value-type="float" office:value="2.16009871543564" calcext:value-type="float">
            <text:p>2.16</text:p>
          </table:table-cell>
          <table:table-cell table:formula="of:=[.D78]+[.H78]+[.L78]+[.P78]" office:value-type="float" office:value="13.0925855052392" calcext:value-type="float">
            <text:p>13.09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79:.G79])&gt;0;[.B79];0)" office:value-type="float" office:value="60480" calcext:value-type="float">
            <text:p>60480</text:p>
          </table:table-cell>
          <table:table-cell table:style-name="ce3" table:formula="of:=[.C79]/[.C$410]" office:value-type="float" office:value="2.28467464179845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5647167587794" calcext:value-type="float">
            <text:p>6.56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88103314288015" calcext:value-type="float">
            <text:p>1.88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79]+[.N79]" office:value-type="float" office:value="1759" calcext:value-type="float">
            <text:p>1759</text:p>
          </table:table-cell>
          <table:table-cell table:style-name="ce3" table:formula="of:=[.O79]/[.O$410]" office:value-type="float" office:value="2.35561911993261" calcext:value-type="float">
            <text:p>2.36</text:p>
          </table:table-cell>
          <table:table-cell table:formula="of:=[.D79]+[.H79]+[.L79]+[.P79]" office:value-type="float" office:value="13.0860436633906" calcext:value-type="float">
            <text:p>13.09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0:.G80])&gt;0;[.B80];0)" office:value-type="float" office:value="73977" calcext:value-type="float">
            <text:p>73977</text:p>
          </table:table-cell>
          <table:table-cell table:style-name="ce3" table:formula="of:=[.C80]/[.C$410]" office:value-type="float" office:value="2.79453333294187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5647167587794" calcext:value-type="float">
            <text:p>6.56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88103314288015" calcext:value-type="float">
            <text:p>1.88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0]+[.N80]" office:value-type="float" office:value="1282" calcext:value-type="float">
            <text:p>1282</text:p>
          </table:table-cell>
          <table:table-cell table:style-name="ce3" table:formula="of:=[.O80]/[.O$410]" office:value-type="float" office:value="1.71682985318568" calcext:value-type="float">
            <text:p>1.72</text:p>
          </table:table-cell>
          <table:table-cell table:formula="of:=[.D80]+[.H80]+[.L80]+[.P80]" office:value-type="float" office:value="12.9571130877871" calcext:value-type="float">
            <text:p>12.96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1:.G81])&gt;0;[.B81];0)" office:value-type="float" office:value="71227" calcext:value-type="float">
            <text:p>71227</text:p>
          </table:table-cell>
          <table:table-cell table:style-name="ce3" table:formula="of:=[.C81]/[.C$410]" office:value-type="float" office:value="2.69065014403734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5647167587794" calcext:value-type="float">
            <text:p>6.56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88103314288015" calcext:value-type="float">
            <text:p>1.88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1]+[.N81]" office:value-type="float" office:value="1302" calcext:value-type="float">
            <text:p>1302</text:p>
          </table:table-cell>
          <table:table-cell table:style-name="ce3" table:formula="of:=[.O81]/[.O$410]" office:value-type="float" office:value="1.74361347024006" calcext:value-type="float">
            <text:p>1.74</text:p>
          </table:table-cell>
          <table:table-cell table:formula="of:=[.D81]+[.H81]+[.L81]+[.P81]" office:value-type="float" office:value="12.8800135159369" calcext:value-type="float">
            <text:p>12.88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2:.G82])&gt;0;[.B82];0)" office:value-type="float" office:value="70440" calcext:value-type="float">
            <text:p>70440</text:p>
          </table:table-cell>
          <table:table-cell table:style-name="ce3" table:formula="of:=[.C82]/[.C$410]" office:value-type="float" office:value="2.66092066415812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5647167587794" calcext:value-type="float">
            <text:p>6.56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88103314288015" calcext:value-type="float">
            <text:p>1.88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2]+[.N82]" office:value-type="float" office:value="1322" calcext:value-type="float">
            <text:p>1322</text:p>
          </table:table-cell>
          <table:table-cell table:style-name="ce3" table:formula="of:=[.O82]/[.O$410]" office:value-type="float" office:value="1.77039708729443" calcext:value-type="float">
            <text:p>1.77</text:p>
          </table:table-cell>
          <table:table-cell table:formula="of:=[.D82]+[.H82]+[.L82]+[.P82]" office:value-type="float" office:value="12.8770676531121" calcext:value-type="float">
            <text:p>12.88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3:.G83])&gt;0;[.B83];0)" office:value-type="float" office:value="69225" calcext:value-type="float">
            <text:p>69225</text:p>
          </table:table-cell>
          <table:table-cell table:style-name="ce3" table:formula="of:=[.C83]/[.C$410]" office:value-type="float" office:value="2.61502318251485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5647167587794" calcext:value-type="float">
            <text:p>6.56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88103314288015" calcext:value-type="float">
            <text:p>1.88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3]+[.N83]" office:value-type="float" office:value="1342" calcext:value-type="float">
            <text:p>1342</text:p>
          </table:table-cell>
          <table:table-cell table:style-name="ce3" table:formula="of:=[.O83]/[.O$410]" office:value-type="float" office:value="1.79718070434881" calcext:value-type="float">
            <text:p>1.80</text:p>
          </table:table-cell>
          <table:table-cell table:formula="of:=[.D83]+[.H83]+[.L83]+[.P83]" office:value-type="float" office:value="12.8579537885232" calcext:value-type="float">
            <text:p>12.86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4:.G84])&gt;0;[.B84];0)" office:value-type="float" office:value="112238" calcext:value-type="float">
            <text:p>112238</text:p>
          </table:table-cell>
          <table:table-cell table:style-name="ce3" table:formula="of:=[.C84]/[.C$410]" office:value-type="float" office:value="4.23986958409681" calcext:value-type="float">
            <text:p>4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5647167587794" calcext:value-type="float">
            <text:p>6.56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88103314288015" calcext:value-type="float">
            <text:p>1.88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4]+[.N84]" office:value-type="float" office:value="128" calcext:value-type="float">
            <text:p>128</text:p>
          </table:table-cell>
          <table:table-cell table:style-name="ce3" table:formula="of:=[.O84]/[.O$410]" office:value-type="float" office:value="0.171415149148024" calcext:value-type="float">
            <text:p>0.17</text:p>
          </table:table-cell>
          <table:table-cell table:formula="of:=[.D84]+[.H84]+[.L84]+[.P84]" office:value-type="float" office:value="12.8570346349044" calcext:value-type="float">
            <text:p>12.86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85:.G85])&gt;0;[.B85];0)" office:value-type="float" office:value="52551" calcext:value-type="float">
            <text:p>52551</text:p>
          </table:table-cell>
          <table:table-cell table:style-name="ce3" table:formula="of:=[.C85]/[.C$410]" office:value-type="float" office:value="1.98515107640791" calcext:value-type="float">
            <text:p>1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5647167587794" calcext:value-type="float">
            <text:p>6.56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88103314288015" calcext:value-type="float">
            <text:p>1.88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85]+[.N85]" office:value-type="float" office:value="1792" calcext:value-type="float">
            <text:p>1792</text:p>
          </table:table-cell>
          <table:table-cell table:style-name="ce3" table:formula="of:=[.O85]/[.O$410]" office:value-type="float" office:value="2.39981208807233" calcext:value-type="float">
            <text:p>2.40</text:p>
          </table:table-cell>
          <table:table-cell table:formula="of:=[.D85]+[.H85]+[.L85]+[.P85]" office:value-type="float" office:value="12.8307130661398" calcext:value-type="float">
            <text:p>12.83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86:.G86])&gt;0;[.B86];0)" office:value-type="float" office:value="67346" calcext:value-type="float">
            <text:p>67346</text:p>
          </table:table-cell>
          <table:table-cell table:style-name="ce3" table:formula="of:=[.C86]/[.C$410]" office:value-type="float" office:value="2.54404263271426" calcext:value-type="float">
            <text:p>2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5647167587794" calcext:value-type="float">
            <text:p>6.56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88103314288015" calcext:value-type="float">
            <text:p>1.88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86]+[.N86]" office:value-type="float" office:value="1363" calcext:value-type="float">
            <text:p>1363</text:p>
          </table:table-cell>
          <table:table-cell table:style-name="ce3" table:formula="of:=[.O86]/[.O$410]" office:value-type="float" office:value="1.82530350225591" calcext:value-type="float">
            <text:p>1.83</text:p>
          </table:table-cell>
          <table:table-cell table:formula="of:=[.D86]+[.H86]+[.L86]+[.P86]" office:value-type="float" office:value="12.8150960366297" calcext:value-type="float">
            <text:p>12.82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87:.G87])&gt;0;[.B87];0)" office:value-type="float" office:value="58937" calcext:value-type="float">
            <text:p>58937</text:p>
          </table:table-cell>
          <table:table-cell table:style-name="ce3" table:formula="of:=[.C87]/[.C$410]" office:value-type="float" office:value="2.22638672889675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5647167587794" calcext:value-type="float">
            <text:p>6.56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88103314288015" calcext:value-type="float">
            <text:p>1.88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87]+[.N87]" office:value-type="float" office:value="1573" calcext:value-type="float">
            <text:p>1573</text:p>
          </table:table-cell>
          <table:table-cell table:style-name="ce3" table:formula="of:=[.O87]/[.O$410]" office:value-type="float" office:value="2.10653148132689" calcext:value-type="float">
            <text:p>2.11</text:p>
          </table:table-cell>
          <table:table-cell table:formula="of:=[.D87]+[.H87]+[.L87]+[.P87]" office:value-type="float" office:value="12.7786681118832" calcext:value-type="float">
            <text:p>12.78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88:.G88])&gt;0;[.B88];0)" office:value-type="float" office:value="64566" calcext:value-type="float">
            <text:p>64566</text:p>
          </table:table-cell>
          <table:table-cell table:style-name="ce3" table:formula="of:=[.C88]/[.C$410]" office:value-type="float" office:value="2.43902617265805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5647167587794" calcext:value-type="float">
            <text:p>6.56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88103314288015" calcext:value-type="float">
            <text:p>1.88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88]+[.N88]" office:value-type="float" office:value="1384" calcext:value-type="float">
            <text:p>1384</text:p>
          </table:table-cell>
          <table:table-cell table:style-name="ce3" table:formula="of:=[.O88]/[.O$410]" office:value-type="float" office:value="1.85342630016301" calcext:value-type="float">
            <text:p>1.85</text:p>
          </table:table-cell>
          <table:table-cell table:formula="of:=[.D88]+[.H88]+[.L88]+[.P88]" office:value-type="float" office:value="12.7382023744806" calcext:value-type="float">
            <text:p>12.74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89:.G89])&gt;0;[.B89];0)" office:value-type="float" office:value="63415" calcext:value-type="float">
            <text:p>63415</text:p>
          </table:table-cell>
          <table:table-cell table:style-name="ce3" table:formula="of:=[.C89]/[.C$410]" office:value-type="float" office:value="2.39554633613837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5647167587794" calcext:value-type="float">
            <text:p>6.56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88103314288015" calcext:value-type="float">
            <text:p>1.88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89]+[.N89]" office:value-type="float" office:value="1405" calcext:value-type="float">
            <text:p>1405</text:p>
          </table:table-cell>
          <table:table-cell table:style-name="ce3" table:formula="of:=[.O89]/[.O$410]" office:value-type="float" office:value="1.88154909807011" calcext:value-type="float">
            <text:p>1.88</text:p>
          </table:table-cell>
          <table:table-cell table:formula="of:=[.D89]+[.H89]+[.L89]+[.P89]" office:value-type="float" office:value="12.722845335868" calcext:value-type="float">
            <text:p>12.72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0:.G90])&gt;0;[.B90];0)" office:value-type="float" office:value="223534" calcext:value-type="float">
            <text:p>223534</text:p>
          </table:table-cell>
          <table:table-cell table:style-name="ce3" table:formula="of:=[.C90]/[.C$410]" office:value-type="float" office:value="8.44415445403068" calcext:value-type="float">
            <text:p>8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1.76552425599756" calcext:value-type="float">
            <text:p>1.77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0" calcext:value-type="float">
            <text:p>0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0.186745545652841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0]+[.N90]" office:value-type="float" office:value="1736" calcext:value-type="float">
            <text:p>1736</text:p>
          </table:table-cell>
          <table:table-cell table:style-name="ce3" table:formula="of:=[.O90]/[.O$410]" office:value-type="float" office:value="2.32481796032007" calcext:value-type="float">
            <text:p>2.32</text:p>
          </table:table-cell>
          <table:table-cell table:formula="of:=[.D90]+[.H90]+[.L90]+[.P90]" office:value-type="float" office:value="12.7212422160012" calcext:value-type="float">
            <text:p>12.72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1:.G91])&gt;0;[.B91];0)" office:value-type="float" office:value="110958" calcext:value-type="float">
            <text:p>110958</text:p>
          </table:table-cell>
          <table:table-cell table:style-name="ce3" table:formula="of:=[.C91]/[.C$410]" office:value-type="float" office:value="4.19151668162488" calcext:value-type="float">
            <text:p>4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5647167587794" calcext:value-type="float">
            <text:p>6.56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88103314288015" calcext:value-type="float">
            <text:p>1.88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1]+[.N91]" office:value-type="float" office:value="38" calcext:value-type="float">
            <text:p>38</text:p>
          </table:table-cell>
          <table:table-cell table:style-name="ce3" table:formula="of:=[.O91]/[.O$410]" office:value-type="float" office:value="0.0508888724033196" calcext:value-type="float">
            <text:p>0.05</text:p>
          </table:table-cell>
          <table:table-cell table:formula="of:=[.D91]+[.H91]+[.L91]+[.P91]" office:value-type="float" office:value="12.6881554556878" calcext:value-type="float">
            <text:p>12.69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2:.G92])&gt;0;[.B92];0)" office:value-type="float" office:value="159360" calcext:value-type="float">
            <text:p>159360</text:p>
          </table:table-cell>
          <table:table-cell table:style-name="ce3" table:formula="of:=[.C92]/[.C$410]" office:value-type="float" office:value="6.01993635775465" calcext:value-type="float">
            <text:p>6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2]*[.S$15]+[.F92]*[.S$19]+[.G92]*[.S$21]" office:value-type="float" office:value="4.79919250278184" calcext:value-type="float">
            <text:p>4.80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0" calcext:value-type="float">
            <text:p>0</text:p>
          </table:table-cell>
          <table:table-cell table:style-name="ce3" table:formula="of:=[.I92]*[.I$411]+[.J92]*[.J$411]+[.K92]*[.K$411]" office:value-type="float" office:value="1.69428759722731" calcext:value-type="float">
            <text:p>1.69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2]+[.N92]" office:value-type="float" office:value="118" calcext:value-type="float">
            <text:p>118</text:p>
          </table:table-cell>
          <table:table-cell table:style-name="ce3" table:formula="of:=[.O92]/[.O$410]" office:value-type="float" office:value="0.158023340620835" calcext:value-type="float">
            <text:p>0.16</text:p>
          </table:table-cell>
          <table:table-cell table:formula="of:=[.D92]+[.H92]+[.L92]+[.P92]" office:value-type="float" office:value="12.6714397983846" calcext:value-type="float">
            <text:p>12.67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93:.G93])&gt;0;[.B93];0)" office:value-type="float" office:value="73893" calcext:value-type="float">
            <text:p>73893</text:p>
          </table:table-cell>
          <table:table-cell table:style-name="ce3" table:formula="of:=[.C93]/[.C$410]" office:value-type="float" office:value="2.79136017371715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1.76552425599756" calcext:value-type="float">
            <text:p>1.77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0" calcext:value-type="float">
            <text:p>0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0.186745545652841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3]+[.N93]" office:value-type="float" office:value="5903" calcext:value-type="float">
            <text:p>5903</text:p>
          </table:table-cell>
          <table:table-cell table:style-name="ce3" table:formula="of:=[.O93]/[.O$410]" office:value-type="float" office:value="7.90518457359988" calcext:value-type="float">
            <text:p>7.91</text:p>
          </table:table-cell>
          <table:table-cell table:formula="of:=[.D93]+[.H93]+[.L93]+[.P93]" office:value-type="float" office:value="12.6488145489674" calcext:value-type="float">
            <text:p>12.65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4:.G94])&gt;0;[.B94];0)" office:value-type="float" office:value="97987" calcext:value-type="float">
            <text:p>97987</text:p>
          </table:table-cell>
          <table:table-cell table:style-name="ce3" table:formula="of:=[.C94]/[.C$410]" office:value-type="float" office:value="3.70152801134102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5647167587794" calcext:value-type="float">
            <text:p>6.56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88103314288015" calcext:value-type="float">
            <text:p>1.88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4]+[.N94]" office:value-type="float" office:value="308" calcext:value-type="float">
            <text:p>308</text:p>
          </table:table-cell>
          <table:table-cell table:style-name="ce3" table:formula="of:=[.O94]/[.O$410]" office:value-type="float" office:value="0.412467702637433" calcext:value-type="float">
            <text:p>0.41</text:p>
          </table:table-cell>
          <table:table-cell table:formula="of:=[.D94]+[.H94]+[.L94]+[.P94]" office:value-type="float" office:value="12.559745615638" calcext:value-type="float">
            <text:p>12.56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95:.G95])&gt;0;[.B95];0)" office:value-type="float" office:value="73420" calcext:value-type="float">
            <text:p>73420</text:p>
          </table:table-cell>
          <table:table-cell table:style-name="ce3" table:formula="of:=[.C95]/[.C$410]" office:value-type="float" office:value="2.77349226522557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1.76552425599756" calcext:value-type="float">
            <text:p>1.77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0" calcext:value-type="float">
            <text:p>0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0.186745545652841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5]+[.N95]" office:value-type="float" office:value="5842" calcext:value-type="float">
            <text:p>5842</text:p>
          </table:table-cell>
          <table:table-cell table:style-name="ce3" table:formula="of:=[.O95]/[.O$410]" office:value-type="float" office:value="7.82349454158403" calcext:value-type="float">
            <text:p>7.82</text:p>
          </table:table-cell>
          <table:table-cell table:formula="of:=[.D95]+[.H95]+[.L95]+[.P95]" office:value-type="float" office:value="12.54925660846" calcext:value-type="float">
            <text:p>12.55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6:.G96])&gt;0;[.B96];0)" office:value-type="float" office:value="134686" calcext:value-type="float">
            <text:p>134686</text:p>
          </table:table-cell>
          <table:table-cell table:style-name="ce3" table:formula="of:=[.C96]/[.C$410]" office:value-type="float" office:value="5.08785861119819" calcext:value-type="float">
            <text:p>5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6]*[.S$15]+[.F96]*[.S$19]+[.G96]*[.S$21]" office:value-type="float" office:value="4.79919250278184" calcext:value-type="float">
            <text:p>4.80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0" calcext:value-type="float">
            <text:p>0</text:p>
          </table:table-cell>
          <table:table-cell table:style-name="ce3" table:formula="of:=[.I96]*[.I$411]+[.J96]*[.J$411]+[.K96]*[.K$411]" office:value-type="float" office:value="1.69428759722731" calcext:value-type="float">
            <text:p>1.69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6]+[.N96]" office:value-type="float" office:value="660" calcext:value-type="float">
            <text:p>660</text:p>
          </table:table-cell>
          <table:table-cell table:style-name="ce3" table:formula="of:=[.O96]/[.O$410]" office:value-type="float" office:value="0.883859362794498" calcext:value-type="float">
            <text:p>0.88</text:p>
          </table:table-cell>
          <table:table-cell table:formula="of:=[.D96]+[.H96]+[.L96]+[.P96]" office:value-type="float" office:value="12.4651980740018" calcext:value-type="float">
            <text:p>12.47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97:.G97])&gt;0;[.B97];0)" office:value-type="float" office:value="150114" calcext:value-type="float">
            <text:p>150114</text:p>
          </table:table-cell>
          <table:table-cell table:style-name="ce3" table:formula="of:=[.C97]/[.C$410]" office:value-type="float" office:value="5.67066218880511" calcext:value-type="float">
            <text:p>5.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7]*[.S$15]+[.F97]*[.S$19]+[.G97]*[.S$21]" office:value-type="float" office:value="4.79919250278184" calcext:value-type="float">
            <text:p>4.80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0" calcext:value-type="float">
            <text:p>0</text:p>
          </table:table-cell>
          <table:table-cell table:style-name="ce3" table:formula="of:=[.I97]*[.I$411]+[.J97]*[.J$411]+[.K97]*[.K$411]" office:value-type="float" office:value="1.69428759722731" calcext:value-type="float">
            <text:p>1.6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97]+[.N97]" office:value-type="float" office:value="174" calcext:value-type="float">
            <text:p>174</text:p>
          </table:table-cell>
          <table:table-cell table:style-name="ce3" table:formula="of:=[.O97]/[.O$410]" office:value-type="float" office:value="0.233017468373095" calcext:value-type="float">
            <text:p>0.23</text:p>
          </table:table-cell>
          <table:table-cell table:formula="of:=[.D97]+[.H97]+[.L97]+[.P97]" office:value-type="float" office:value="12.3971597571874" calcext:value-type="float">
            <text:p>12.40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98:.G98])&gt;0;[.B98];0)" office:value-type="float" office:value="104166" calcext:value-type="float">
            <text:p>104166</text:p>
          </table:table-cell>
          <table:table-cell table:style-name="ce3" table:formula="of:=[.C98]/[.C$410]" office:value-type="float" office:value="3.93494409288323" calcext:value-type="float">
            <text:p>3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5647167587794" calcext:value-type="float">
            <text:p>6.56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88103314288015" calcext:value-type="float">
            <text:p>1.88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98]+[.N98]" office:value-type="float" office:value="10" calcext:value-type="float">
            <text:p>10</text:p>
          </table:table-cell>
          <table:table-cell table:style-name="ce3" table:formula="of:=[.O98]/[.O$410]" office:value-type="float" office:value="0.0133918085271894" calcext:value-type="float">
            <text:p>0.01</text:p>
          </table:table-cell>
          <table:table-cell table:formula="of:=[.D98]+[.H98]+[.L98]+[.P98]" office:value-type="float" office:value="12.39408580307" calcext:value-type="float">
            <text:p>12.39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99:.G99])&gt;0;[.B99];0)" office:value-type="float" office:value="146420" calcext:value-type="float">
            <text:p>146420</text:p>
          </table:table-cell>
          <table:table-cell table:style-name="ce3" table:formula="of:=[.C99]/[.C$410]" office:value-type="float" office:value="5.53111873432754" calcext:value-type="float">
            <text:p>5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9]*[.S$15]+[.F99]*[.S$19]+[.G99]*[.S$21]" office:value-type="float" office:value="4.79919250278184" calcext:value-type="float">
            <text:p>4.80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0" calcext:value-type="float">
            <text:p>0</text:p>
          </table:table-cell>
          <table:table-cell table:style-name="ce3" table:formula="of:=[.I99]*[.I$411]+[.J99]*[.J$411]+[.K99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99]+[.N99]" office:value-type="float" office:value="174" calcext:value-type="float">
            <text:p>174</text:p>
          </table:table-cell>
          <table:table-cell table:style-name="ce3" table:formula="of:=[.O99]/[.O$410]" office:value-type="float" office:value="0.233017468373095" calcext:value-type="float">
            <text:p>0.23</text:p>
          </table:table-cell>
          <table:table-cell table:formula="of:=[.D99]+[.H99]+[.L99]+[.P99]" office:value-type="float" office:value="12.2576163027098" calcext:value-type="float">
            <text:p>12.26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0:.G100])&gt;0;[.B100];0)" office:value-type="float" office:value="146830" calcext:value-type="float">
            <text:p>146830</text:p>
          </table:table-cell>
          <table:table-cell table:style-name="ce3" table:formula="of:=[.C100]/[.C$410]" office:value-type="float" office:value="5.54660677340058" calcext:value-type="float">
            <text:p>5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0]*[.S$15]+[.F100]*[.S$19]+[.G100]*[.S$21]" office:value-type="float" office:value="4.79919250278184" calcext:value-type="float">
            <text:p>4.80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0" calcext:value-type="float">
            <text:p>0</text:p>
          </table:table-cell>
          <table:table-cell table:style-name="ce3" table:formula="of:=[.I100]*[.I$411]+[.J100]*[.J$411]+[.K100]*[.K$411]" office:value-type="float" office:value="1.69428759722731" calcext:value-type="float">
            <text:p>1.69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0]+[.N100]" office:value-type="float" office:value="110" calcext:value-type="float">
            <text:p>110</text:p>
          </table:table-cell>
          <table:table-cell table:style-name="ce3" table:formula="of:=[.O100]/[.O$410]" office:value-type="float" office:value="0.147309893799083" calcext:value-type="float">
            <text:p>0.15</text:p>
          </table:table-cell>
          <table:table-cell table:formula="of:=[.D100]+[.H100]+[.L100]+[.P100]" office:value-type="float" office:value="12.1873967672088" calcext:value-type="float">
            <text:p>12.19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1:.G101])&gt;0;[.B101];0)" office:value-type="float" office:value="76073" calcext:value-type="float">
            <text:p>76073</text:p>
          </table:table-cell>
          <table:table-cell table:style-name="ce3" table:formula="of:=[.C101]/[.C$410]" office:value-type="float" office:value="2.87371121073964" calcext:value-type="float">
            <text:p>2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5647167587794" calcext:value-type="float">
            <text:p>6.56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1.88103314288015" calcext:value-type="float">
            <text:p>1.88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1]+[.N101]" office:value-type="float" office:value="647" calcext:value-type="float">
            <text:p>647</text:p>
          </table:table-cell>
          <table:table-cell table:style-name="ce3" table:formula="of:=[.O101]/[.O$410]" office:value-type="float" office:value="0.866450011709152" calcext:value-type="float">
            <text:p>0.87</text:p>
          </table:table-cell>
          <table:table-cell table:formula="of:=[.D101]+[.H101]+[.L101]+[.P101]" office:value-type="float" office:value="12.1859111241083" calcext:value-type="float">
            <text:p>12.19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2:.G102])&gt;0;[.B102];0)" office:value-type="float" office:value="206256" calcext:value-type="float">
            <text:p>206256</text:p>
          </table:table-cell>
          <table:table-cell table:style-name="ce3" table:formula="of:=[.C102]/[.C$410]" office:value-type="float" office:value="7.7914658220698" calcext:value-type="float">
            <text:p>7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1.76552425599756" calcext:value-type="float">
            <text:p>1.77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0" calcext:value-type="float">
            <text:p>0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0.186745545652841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2]+[.N102]" office:value-type="float" office:value="1793" calcext:value-type="float">
            <text:p>1793</text:p>
          </table:table-cell>
          <table:table-cell table:style-name="ce3" table:formula="of:=[.O102]/[.O$410]" office:value-type="float" office:value="2.40115126892505" calcext:value-type="float">
            <text:p>2.40</text:p>
          </table:table-cell>
          <table:table-cell table:formula="of:=[.D102]+[.H102]+[.L102]+[.P102]" office:value-type="float" office:value="12.1448868926453" calcext:value-type="float">
            <text:p>12.14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3:.G103])&gt;0;[.B103];0)" office:value-type="float" office:value="97027" calcext:value-type="float">
            <text:p>97027</text:p>
          </table:table-cell>
          <table:table-cell table:style-name="ce3" table:formula="of:=[.C103]/[.C$410]" office:value-type="float" office:value="3.66526333448708" calcext:value-type="float">
            <text:p>3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5647167587794" calcext:value-type="float">
            <text:p>6.56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1.88103314288015" calcext:value-type="float">
            <text:p>1.88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3]+[.N103]" office:value-type="float" office:value="11" calcext:value-type="float">
            <text:p>11</text:p>
          </table:table-cell>
          <table:table-cell table:style-name="ce3" table:formula="of:=[.O103]/[.O$410]" office:value-type="float" office:value="0.0147309893799083" calcext:value-type="float">
            <text:p>0.01</text:p>
          </table:table-cell>
          <table:table-cell table:formula="of:=[.D103]+[.H103]+[.L103]+[.P103]" office:value-type="float" office:value="12.1257442255265" calcext:value-type="float">
            <text:p>12.13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4:.G104])&gt;0;[.B104];0)" office:value-type="float" office:value="145884" calcext:value-type="float">
            <text:p>145884</text:p>
          </table:table-cell>
          <table:table-cell table:style-name="ce3" table:formula="of:=[.C104]/[.C$410]" office:value-type="float" office:value="5.51087095641742" calcext:value-type="float">
            <text:p>5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4]*[.S$15]+[.F104]*[.S$19]+[.G104]*[.S$21]" office:value-type="float" office:value="4.79919250278184" calcext:value-type="float">
            <text:p>4.80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0" calcext:value-type="float">
            <text:p>0</text:p>
          </table:table-cell>
          <table:table-cell table:style-name="ce3" table:formula="of:=[.I104]*[.I$411]+[.J104]*[.J$411]+[.K104]*[.K$411]" office:value-type="float" office:value="1.69428759722731" calcext:value-type="float">
            <text:p>1.69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4]+[.N104]" office:value-type="float" office:value="66" calcext:value-type="float">
            <text:p>66</text:p>
          </table:table-cell>
          <table:table-cell table:style-name="ce3" table:formula="of:=[.O104]/[.O$410]" office:value-type="float" office:value="0.0883859362794498" calcext:value-type="float">
            <text:p>0.09</text:p>
          </table:table-cell>
          <table:table-cell table:formula="of:=[.D104]+[.H104]+[.L104]+[.P104]" office:value-type="float" office:value="12.092736992706" calcext:value-type="float">
            <text:p>12.09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05:.G105])&gt;0;[.B105];0)" office:value-type="float" office:value="204085" calcext:value-type="float">
            <text:p>204085</text:p>
          </table:table-cell>
          <table:table-cell table:style-name="ce3" table:formula="of:=[.C105]/[.C$410]" office:value-type="float" office:value="7.70945476639281" calcext:value-type="float">
            <text:p>7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1.76552425599756" calcext:value-type="float">
            <text:p>1.77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0" calcext:value-type="float">
            <text:p>0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0.186745545652841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05]+[.N105]" office:value-type="float" office:value="1809" calcext:value-type="float">
            <text:p>1809</text:p>
          </table:table-cell>
          <table:table-cell table:style-name="ce3" table:formula="of:=[.O105]/[.O$410]" office:value-type="float" office:value="2.42257816256856" calcext:value-type="float">
            <text:p>2.42</text:p>
          </table:table-cell>
          <table:table-cell table:formula="of:=[.D105]+[.H105]+[.L105]+[.P105]" office:value-type="float" office:value="12.0843027306118" calcext:value-type="float">
            <text:p>12.08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06:.G106])&gt;0;[.B106];0)" office:value-type="float" office:value="59215" calcext:value-type="float">
            <text:p>59215</text:p>
          </table:table-cell>
          <table:table-cell table:style-name="ce3" table:formula="of:=[.C106]/[.C$410]" office:value-type="float" office:value="2.23688837490237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1.76552425599756" calcext:value-type="float">
            <text:p>1.77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0" calcext:value-type="float">
            <text:p>0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0.186745545652841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06]+[.N106]" office:value-type="float" office:value="5855" calcext:value-type="float">
            <text:p>5855</text:p>
          </table:table-cell>
          <table:table-cell table:style-name="ce3" table:formula="of:=[.O106]/[.O$410]" office:value-type="float" office:value="7.84090389266938" calcext:value-type="float">
            <text:p>7.84</text:p>
          </table:table-cell>
          <table:table-cell table:formula="of:=[.D106]+[.H106]+[.L106]+[.P106]" office:value-type="float" office:value="12.0300620692221" calcext:value-type="float">
            <text:p>12.03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07:.G107])&gt;0;[.B107];0)" office:value-type="float" office:value="201960" calcext:value-type="float">
            <text:p>201960</text:p>
          </table:table-cell>
          <table:table-cell table:style-name="ce3" table:formula="of:=[.C107]/[.C$410]" office:value-type="float" office:value="7.62918139314841" calcext:value-type="float">
            <text:p>7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6552425599756" calcext:value-type="float">
            <text:p>1.77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86745545652841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07]+[.N107]" office:value-type="float" office:value="1826" calcext:value-type="float">
            <text:p>1826</text:p>
          </table:table-cell>
          <table:table-cell table:style-name="ce3" table:formula="of:=[.O107]/[.O$410]" office:value-type="float" office:value="2.44534423706478" calcext:value-type="float">
            <text:p>2.45</text:p>
          </table:table-cell>
          <table:table-cell table:formula="of:=[.D107]+[.H107]+[.L107]+[.P107]" office:value-type="float" office:value="12.0267954318636" calcext:value-type="float">
            <text:p>12.03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08:.G108])&gt;0;[.B108];0)" office:value-type="float" office:value="197888" calcext:value-type="float">
            <text:p>197888</text:p>
          </table:table-cell>
          <table:table-cell table:style-name="ce3" table:formula="of:=[.C108]/[.C$410]" office:value-type="float" office:value="7.47535872215959" calcext:value-type="float">
            <text:p>7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76552425599756" calcext:value-type="float">
            <text:p>1.77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186745545652841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08]+[.N108]" office:value-type="float" office:value="1842" calcext:value-type="float">
            <text:p>1842</text:p>
          </table:table-cell>
          <table:table-cell table:style-name="ce3" table:formula="of:=[.O108]/[.O$410]" office:value-type="float" office:value="2.46677113070828" calcext:value-type="float">
            <text:p>2.47</text:p>
          </table:table-cell>
          <table:table-cell table:formula="of:=[.D108]+[.H108]+[.L108]+[.P108]" office:value-type="float" office:value="11.8943996545183" calcext:value-type="float">
            <text:p>11.89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09:.G109])&gt;0;[.B109];0)" office:value-type="float" office:value="35665" calcext:value-type="float">
            <text:p>35665</text:p>
          </table:table-cell>
          <table:table-cell table:style-name="ce3" table:formula="of:=[.C109]/[.C$410]" office:value-type="float" office:value="1.34727052082906" calcext:value-type="float">
            <text:p>1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5647167587794" calcext:value-type="float">
            <text:p>6.56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1.88103314288015" calcext:value-type="float">
            <text:p>1.88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09]+[.N109]" office:value-type="float" office:value="1566" calcext:value-type="float">
            <text:p>1566</text:p>
          </table:table-cell>
          <table:table-cell table:style-name="ce3" table:formula="of:=[.O109]/[.O$410]" office:value-type="float" office:value="2.09715721535785" calcext:value-type="float">
            <text:p>2.10</text:p>
          </table:table-cell>
          <table:table-cell table:formula="of:=[.D109]+[.H109]+[.L109]+[.P109]" office:value-type="float" office:value="11.8901776378465" calcext:value-type="float">
            <text:p>11.89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0:.G110])&gt;0;[.B110];0)" office:value-type="float" office:value="86673" calcext:value-type="float">
            <text:p>86673</text:p>
          </table:table-cell>
          <table:table-cell table:style-name="ce3" table:formula="of:=[.C110]/[.C$410]" office:value-type="float" office:value="3.27413368433527" calcext:value-type="float">
            <text:p>3.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6.5647167587794" calcext:value-type="float">
            <text:p>6.56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1.88103314288015" calcext:value-type="float">
            <text:p>1.88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0]+[.N110]" office:value-type="float" office:value="65" calcext:value-type="float">
            <text:p>65</text:p>
          </table:table-cell>
          <table:table-cell table:style-name="ce3" table:formula="of:=[.O110]/[.O$410]" office:value-type="float" office:value="0.0870467554267309" calcext:value-type="float">
            <text:p>0.09</text:p>
          </table:table-cell>
          <table:table-cell table:formula="of:=[.D110]+[.H110]+[.L110]+[.P110]" office:value-type="float" office:value="11.8069303414216" calcext:value-type="float">
            <text:p>11.81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1:.G111])&gt;0;[.B111];0)" office:value-type="float" office:value="59690" calcext:value-type="float">
            <text:p>59690</text:p>
          </table:table-cell>
          <table:table-cell table:style-name="ce3" table:formula="of:=[.C111]/[.C$410]" office:value-type="float" office:value="2.25483183480406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6.5647167587794" calcext:value-type="float">
            <text:p>6.56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1.88103314288015" calcext:value-type="float">
            <text:p>1.88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1]+[.N111]" office:value-type="float" office:value="809" calcext:value-type="float">
            <text:p>809</text:p>
          </table:table-cell>
          <table:table-cell table:style-name="ce3" table:formula="of:=[.O111]/[.O$410]" office:value-type="float" office:value="1.08339730984962" calcext:value-type="float">
            <text:p>1.08</text:p>
          </table:table-cell>
          <table:table-cell table:formula="of:=[.D111]+[.H111]+[.L111]+[.P111]" office:value-type="float" office:value="11.7839790463132" calcext:value-type="float">
            <text:p>11.78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2:.G112])&gt;0;[.B112];0)" office:value-type="float" office:value="78159" calcext:value-type="float">
            <text:p>78159</text:p>
          </table:table-cell>
          <table:table-cell table:style-name="ce3" table:formula="of:=[.C112]/[.C$410]" office:value-type="float" office:value="2.95251133148686" calcext:value-type="float">
            <text:p>2.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5647167587794" calcext:value-type="float">
            <text:p>6.56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1.88103314288015" calcext:value-type="float">
            <text:p>1.88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2]+[.N112]" office:value-type="float" office:value="270" calcext:value-type="float">
            <text:p>270</text:p>
          </table:table-cell>
          <table:table-cell table:style-name="ce3" table:formula="of:=[.O112]/[.O$410]" office:value-type="float" office:value="0.361578830234113" calcext:value-type="float">
            <text:p>0.36</text:p>
          </table:table-cell>
          <table:table-cell table:formula="of:=[.D112]+[.H112]+[.L112]+[.P112]" office:value-type="float" office:value="11.7598400633805" calcext:value-type="float">
            <text:p>11.76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3:.G113])&gt;0;[.B113];0)" office:value-type="float" office:value="192060" calcext:value-type="float">
            <text:p>192060</text:p>
          </table:table-cell>
          <table:table-cell table:style-name="ce3" table:formula="of:=[.C113]/[.C$410]" office:value-type="float" office:value="7.25520191309211" calcext:value-type="float">
            <text:p>7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6552425599756" calcext:value-type="float">
            <text:p>1.77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86745545652841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3]+[.N113]" office:value-type="float" office:value="1859" calcext:value-type="float">
            <text:p>1859</text:p>
          </table:table-cell>
          <table:table-cell table:style-name="ce3" table:formula="of:=[.O113]/[.O$410]" office:value-type="float" office:value="2.4895372052045" calcext:value-type="float">
            <text:p>2.49</text:p>
          </table:table-cell>
          <table:table-cell table:formula="of:=[.D113]+[.H113]+[.L113]+[.P113]" office:value-type="float" office:value="11.697008919947" calcext:value-type="float">
            <text:p>11.70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4:.G114])&gt;0;[.B114];0)" office:value-type="float" office:value="191455" calcext:value-type="float">
            <text:p>191455</text:p>
          </table:table-cell>
          <table:table-cell table:style-name="ce3" table:formula="of:=[.C114]/[.C$410]" office:value-type="float" office:value="7.23234761153312" calcext:value-type="float">
            <text:p>7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1.76552425599756" calcext:value-type="float">
            <text:p>1.77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0" calcext:value-type="float">
            <text:p>0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0.186745545652841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4]+[.N114]" office:value-type="float" office:value="1875" calcext:value-type="float">
            <text:p>1875</text:p>
          </table:table-cell>
          <table:table-cell table:style-name="ce3" table:formula="of:=[.O114]/[.O$410]" office:value-type="float" office:value="2.51096409884801" calcext:value-type="float">
            <text:p>2.51</text:p>
          </table:table-cell>
          <table:table-cell table:formula="of:=[.D114]+[.H114]+[.L114]+[.P114]" office:value-type="float" office:value="11.6955815120315" calcext:value-type="float">
            <text:p>11.70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15:.G115])&gt;0;[.B115];0)" office:value-type="float" office:value="190852" calcext:value-type="float">
            <text:p>190852</text:p>
          </table:table-cell>
          <table:table-cell table:style-name="ce3" table:formula="of:=[.C115]/[.C$410]" office:value-type="float" office:value="7.20956886138423" calcext:value-type="float">
            <text:p>7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76552425599756" calcext:value-type="float">
            <text:p>1.77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186745545652841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15]+[.N115]" office:value-type="float" office:value="1892" calcext:value-type="float">
            <text:p>1892</text:p>
          </table:table-cell>
          <table:table-cell table:style-name="ce3" table:formula="of:=[.O115]/[.O$410]" office:value-type="float" office:value="2.53373017334423" calcext:value-type="float">
            <text:p>2.53</text:p>
          </table:table-cell>
          <table:table-cell table:formula="of:=[.D115]+[.H115]+[.L115]+[.P115]" office:value-type="float" office:value="11.6955688363789" calcext:value-type="float">
            <text:p>11.70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16:.G116])&gt;0;[.B116];0)" office:value-type="float" office:value="185994" calcext:value-type="float">
            <text:p>185994</text:p>
          </table:table-cell>
          <table:table-cell table:style-name="ce3" table:formula="of:=[.C116]/[.C$410]" office:value-type="float" office:value="7.02605448622125" calcext:value-type="float">
            <text:p>7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76552425599756" calcext:value-type="float">
            <text:p>1.77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186745545652841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16]+[.N116]" office:value-type="float" office:value="1929" calcext:value-type="float">
            <text:p>1929</text:p>
          </table:table-cell>
          <table:table-cell table:style-name="ce3" table:formula="of:=[.O116]/[.O$410]" office:value-type="float" office:value="2.58327986489483" calcext:value-type="float">
            <text:p>2.58</text:p>
          </table:table-cell>
          <table:table-cell table:formula="of:=[.D116]+[.H116]+[.L116]+[.P116]" office:value-type="float" office:value="11.5616041527665" calcext:value-type="float">
            <text:p>11.56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17:.G117])&gt;0;[.B117];0)" office:value-type="float" office:value="81418" calcext:value-type="float">
            <text:p>81418</text:p>
          </table:table-cell>
          <table:table-cell table:style-name="ce3" table:formula="of:=[.C117]/[.C$410]" office:value-type="float" office:value="3.07562235426499" calcext:value-type="float">
            <text:p>3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5647167587794" calcext:value-type="float">
            <text:p>6.56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88103314288015" calcext:value-type="float">
            <text:p>1.88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17]+[.N117]" office:value-type="float" office:value="7" calcext:value-type="float">
            <text:p>7</text:p>
          </table:table-cell>
          <table:table-cell table:style-name="ce3" table:formula="of:=[.O117]/[.O$410]" office:value-type="float" office:value="0.00937426596903256" calcext:value-type="float">
            <text:p>0.01</text:p>
          </table:table-cell>
          <table:table-cell table:formula="of:=[.D117]+[.H117]+[.L117]+[.P117]" office:value-type="float" office:value="11.5307465218936" calcext:value-type="float">
            <text:p>11.53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18:.G118])&gt;0;[.B118];0)" office:value-type="float" office:value="184401" calcext:value-type="float">
            <text:p>184401</text:p>
          </table:table-cell>
          <table:table-cell table:style-name="ce3" table:formula="of:=[.C118]/[.C$410]" office:value-type="float" office:value="6.96587778806674" calcext:value-type="float">
            <text:p>6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6552425599756" calcext:value-type="float">
            <text:p>1.77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86745545652841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18]+[.N118]" office:value-type="float" office:value="1946" calcext:value-type="float">
            <text:p>1946</text:p>
          </table:table-cell>
          <table:table-cell table:style-name="ce3" table:formula="of:=[.O118]/[.O$410]" office:value-type="float" office:value="2.60604593939105" calcext:value-type="float">
            <text:p>2.61</text:p>
          </table:table-cell>
          <table:table-cell table:formula="of:=[.D118]+[.H118]+[.L118]+[.P118]" office:value-type="float" office:value="11.5241935291082" calcext:value-type="float">
            <text:p>11.52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19:.G119])&gt;0;[.B119];0)" office:value-type="float" office:value="126962" calcext:value-type="float">
            <text:p>126962</text:p>
          </table:table-cell>
          <table:table-cell table:style-name="ce3" table:formula="of:=[.C119]/[.C$410]" office:value-type="float" office:value="4.79607906534417" calcext:value-type="float">
            <text:p>4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9]*[.S$15]+[.F119]*[.S$19]+[.G119]*[.S$21]" office:value-type="float" office:value="4.79919250278184" calcext:value-type="float">
            <text:p>4.80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1" calcext:value-type="float">
            <text:p>1</text:p>
          </table:table-cell>
          <table:table-cell table:style-name="ce1" table:formula="of:=IF([.G119]&gt;0;1;0)" office:value-type="float" office:value="0" calcext:value-type="float">
            <text:p>0</text:p>
          </table:table-cell>
          <table:table-cell table:style-name="ce3" table:formula="of:=[.I119]*[.I$411]+[.J119]*[.J$411]+[.K119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19]+[.N119]" office:value-type="float" office:value="174" calcext:value-type="float">
            <text:p>174</text:p>
          </table:table-cell>
          <table:table-cell table:style-name="ce3" table:formula="of:=[.O119]/[.O$410]" office:value-type="float" office:value="0.233017468373095" calcext:value-type="float">
            <text:p>0.23</text:p>
          </table:table-cell>
          <table:table-cell table:formula="of:=[.D119]+[.H119]+[.L119]+[.P119]" office:value-type="float" office:value="11.5225766337264" calcext:value-type="float">
            <text:p>11.52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0:.G120])&gt;0;[.B120];0)" office:value-type="float" office:value="181934" calcext:value-type="float">
            <text:p>181934</text:p>
          </table:table-cell>
          <table:table-cell table:style-name="ce3" table:formula="of:=[.C120]/[.C$410]" office:value-type="float" office:value="6.87268512369312" calcext:value-type="float">
            <text:p>6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6552425599756" calcext:value-type="float">
            <text:p>1.77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6745545652841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0]+[.N120]" office:value-type="float" office:value="1963" calcext:value-type="float">
            <text:p>1963</text:p>
          </table:table-cell>
          <table:table-cell table:style-name="ce3" table:formula="of:=[.O120]/[.O$410]" office:value-type="float" office:value="2.62881201388727" calcext:value-type="float">
            <text:p>2.63</text:p>
          </table:table-cell>
          <table:table-cell table:formula="of:=[.D120]+[.H120]+[.L120]+[.P120]" office:value-type="float" office:value="11.4537669392308" calcext:value-type="float">
            <text:p>11.45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1:.G121])&gt;0;[.B121];0)" office:value-type="float" office:value="41044" calcext:value-type="float">
            <text:p>41044</text:p>
          </table:table-cell>
          <table:table-cell table:style-name="ce3" table:formula="of:=[.C121]/[.C$410]" office:value-type="float" office:value="1.55046603832632" calcext:value-type="float">
            <text:p>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6552425599756" calcext:value-type="float">
            <text:p>1.77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6745545652841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21]+[.N121]" office:value-type="float" office:value="5904" calcext:value-type="float">
            <text:p>5904</text:p>
          </table:table-cell>
          <table:table-cell table:style-name="ce3" table:formula="of:=[.O121]/[.O$410]" office:value-type="float" office:value="7.9065237544526" calcext:value-type="float">
            <text:p>7.91</text:p>
          </table:table-cell>
          <table:table-cell table:formula="of:=[.D121]+[.H121]+[.L121]+[.P121]" office:value-type="float" office:value="11.4092595944293" calcext:value-type="float">
            <text:p>11.41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2:.G122])&gt;0;[.B122];0)" office:value-type="float" office:value="127407" calcext:value-type="float">
            <text:p>127407</text:p>
          </table:table-cell>
          <table:table-cell table:style-name="ce3" table:formula="of:=[.C122]/[.C$410]" office:value-type="float" office:value="4.81288925409417" calcext:value-type="float">
            <text:p>4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2]*[.S$15]+[.F122]*[.S$19]+[.G122]*[.S$21]" office:value-type="float" office:value="4.79919250278184" calcext:value-type="float">
            <text:p>4.80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1" calcext:value-type="float">
            <text:p>1</text:p>
          </table:table-cell>
          <table:table-cell table:style-name="ce1" table:formula="of:=IF([.G122]&gt;0;1;0)" office:value-type="float" office:value="0" calcext:value-type="float">
            <text:p>0</text:p>
          </table:table-cell>
          <table:table-cell table:style-name="ce3" table:formula="of:=[.I122]*[.I$411]+[.J122]*[.J$411]+[.K122]*[.K$411]" office:value-type="float" office:value="1.69428759722731" calcext:value-type="float">
            <text:p>1.69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2]+[.N122]" office:value-type="float" office:value="75" calcext:value-type="float">
            <text:p>75</text:p>
          </table:table-cell>
          <table:table-cell table:style-name="ce3" table:formula="of:=[.O122]/[.O$410]" office:value-type="float" office:value="0.10043856395392" calcext:value-type="float">
            <text:p>0.10</text:p>
          </table:table-cell>
          <table:table-cell table:formula="of:=[.D122]+[.H122]+[.L122]+[.P122]" office:value-type="float" office:value="11.4068079180572" calcext:value-type="float">
            <text:p>11.41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123:.G123])&gt;0;[.B123];0)" office:value-type="float" office:value="65864" calcext:value-type="float">
            <text:p>65864</text:p>
          </table:table-cell>
          <table:table-cell table:style-name="ce3" table:formula="of:=[.C123]/[.C$410]" office:value-type="float" office:value="2.48805903782099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6.5647167587794" calcext:value-type="float">
            <text:p>6.56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1.88103314288015" calcext:value-type="float">
            <text:p>1.88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/>
          <table:table-cell table:formula="of:=[.M123]+[.N123]" office:value-type="float" office:value="334" calcext:value-type="float">
            <text:p>334</text:p>
          </table:table-cell>
          <table:table-cell table:style-name="ce3" table:formula="of:=[.O123]/[.O$410]" office:value-type="float" office:value="0.447286404808125" calcext:value-type="float">
            <text:p>0.45</text:p>
          </table:table-cell>
          <table:table-cell table:formula="of:=[.D123]+[.H123]+[.L123]+[.P123]" office:value-type="float" office:value="11.3810953442887" calcext:value-type="float">
            <text:p>11.38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4:.G124])&gt;0;[.B124];0)" office:value-type="float" office:value="122889" calcext:value-type="float">
            <text:p>122889</text:p>
          </table:table-cell>
          <table:table-cell table:style-name="ce3" table:formula="of:=[.C124]/[.C$410]" office:value-type="float" office:value="4.6422186186503" calcext:value-type="float">
            <text:p>4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4]*[.S$15]+[.F124]*[.S$19]+[.G124]*[.S$21]" office:value-type="float" office:value="4.79919250278184" calcext:value-type="float">
            <text:p>4.80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0" calcext:value-type="float">
            <text:p>0</text:p>
          </table:table-cell>
          <table:table-cell table:style-name="ce3" table:formula="of:=[.I124]*[.I$411]+[.J124]*[.J$411]+[.K124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4]+[.N124]" office:value-type="float" office:value="174" calcext:value-type="float">
            <text:p>174</text:p>
          </table:table-cell>
          <table:table-cell table:style-name="ce3" table:formula="of:=[.O124]/[.O$410]" office:value-type="float" office:value="0.233017468373095" calcext:value-type="float">
            <text:p>0.23</text:p>
          </table:table-cell>
          <table:table-cell table:formula="of:=[.D124]+[.H124]+[.L124]+[.P124]" office:value-type="float" office:value="11.3687161870325" calcext:value-type="float">
            <text:p>11.37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25:.G125])&gt;0;[.B125];0)" office:value-type="float" office:value="59164" calcext:value-type="float">
            <text:p>59164</text:p>
          </table:table-cell>
          <table:table-cell table:style-name="ce3" table:formula="of:=[.C125]/[.C$410]" office:value-type="float" office:value="2.23496181394451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6.5647167587794" calcext:value-type="float">
            <text:p>6.56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1.88103314288015" calcext:value-type="float">
            <text:p>1.88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25]+[.N125]" office:value-type="float" office:value="129" calcext:value-type="float">
            <text:p>129</text:p>
          </table:table-cell>
          <table:table-cell table:style-name="ce3" table:formula="of:=[.O125]/[.O$410]" office:value-type="float" office:value="0.172754330000743" calcext:value-type="float">
            <text:p>0.17</text:p>
          </table:table-cell>
          <table:table-cell table:formula="of:=[.D125]+[.H125]+[.L125]+[.P125]" office:value-type="float" office:value="10.8534660456048" calcext:value-type="float">
            <text:p>10.85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26:.G126])&gt;0;[.B126];0)" office:value-type="float" office:value="62864" calcext:value-type="float">
            <text:p>62864</text:p>
          </table:table-cell>
          <table:table-cell table:style-name="ce3" table:formula="of:=[.C126]/[.C$410]" office:value-type="float" office:value="2.37473192265241" calcext:value-type="float">
            <text:p>2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6552425599756" calcext:value-type="float">
            <text:p>1.77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86745545652841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26]+[.N126]" office:value-type="float" office:value="4851" calcext:value-type="float">
            <text:p>4851</text:p>
          </table:table-cell>
          <table:table-cell table:style-name="ce3" table:formula="of:=[.O126]/[.O$410]" office:value-type="float" office:value="6.49636631653956" calcext:value-type="float">
            <text:p>6.50</text:p>
          </table:table-cell>
          <table:table-cell table:formula="of:=[.D126]+[.H126]+[.L126]+[.P126]" office:value-type="float" office:value="10.8233680408424" calcext:value-type="float">
            <text:p>10.82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27:.G127])&gt;0;[.B127];0)" office:value-type="float" office:value="65930" calcext:value-type="float">
            <text:p>65930</text:p>
          </table:table-cell>
          <table:table-cell table:style-name="ce3" table:formula="of:=[.C127]/[.C$410]" office:value-type="float" office:value="2.4905522343547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6552425599756" calcext:value-type="float">
            <text:p>1.77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86745545652841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27]+[.N127]" office:value-type="float" office:value="4764" calcext:value-type="float">
            <text:p>4764</text:p>
          </table:table-cell>
          <table:table-cell table:style-name="ce3" table:formula="of:=[.O127]/[.O$410]" office:value-type="float" office:value="6.37985758235302" calcext:value-type="float">
            <text:p>6.38</text:p>
          </table:table-cell>
          <table:table-cell table:formula="of:=[.D127]+[.H127]+[.L127]+[.P127]" office:value-type="float" office:value="10.8226796183581" calcext:value-type="float">
            <text:p>10.82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28:.G128])&gt;0;[.B128];0)" office:value-type="float" office:value="55638" calcext:value-type="float">
            <text:p>55638</text:p>
          </table:table-cell>
          <table:table-cell table:style-name="ce3" table:formula="of:=[.C128]/[.C$410]" office:value-type="float" office:value="2.10176467791637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6552425599756" calcext:value-type="float">
            <text:p>1.77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86745545652841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28]+[.N128]" office:value-type="float" office:value="5048" calcext:value-type="float">
            <text:p>5048</text:p>
          </table:table-cell>
          <table:table-cell table:style-name="ce3" table:formula="of:=[.O128]/[.O$410]" office:value-type="float" office:value="6.76018494452519" calcext:value-type="float">
            <text:p>6.76</text:p>
          </table:table-cell>
          <table:table-cell table:formula="of:=[.D128]+[.H128]+[.L128]+[.P128]" office:value-type="float" office:value="10.814219424092" calcext:value-type="float">
            <text:p>10.81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29:.G129])&gt;0;[.B129];0)" office:value-type="float" office:value="51444" calcext:value-type="float">
            <text:p>51444</text:p>
          </table:table-cell>
          <table:table-cell table:style-name="ce3" table:formula="of:=[.C129]/[.C$410]" office:value-type="float" office:value="1.94333337091071" calcext:value-type="float">
            <text:p>1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6552425599756" calcext:value-type="float">
            <text:p>1.77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6745545652841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29]+[.N129]" office:value-type="float" office:value="5159" calcext:value-type="float">
            <text:p>5159</text:p>
          </table:table-cell>
          <table:table-cell table:style-name="ce3" table:formula="of:=[.O129]/[.O$410]" office:value-type="float" office:value="6.908834019177" calcext:value-type="float">
            <text:p>6.91</text:p>
          </table:table-cell>
          <table:table-cell table:formula="of:=[.D129]+[.H129]+[.L129]+[.P129]" office:value-type="float" office:value="10.8044371917381" calcext:value-type="float">
            <text:p>10.80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30:.G130])&gt;0;[.B130];0)" office:value-type="float" office:value="52121" calcext:value-type="float">
            <text:p>52121</text:p>
          </table:table-cell>
          <table:table-cell table:style-name="ce3" table:formula="of:=[.C130]/[.C$410]" office:value-type="float" office:value="1.96890752323375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6552425599756" calcext:value-type="float">
            <text:p>1.77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6745545652841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30]+[.N130]" office:value-type="float" office:value="5137" calcext:value-type="float">
            <text:p>5137</text:p>
          </table:table-cell>
          <table:table-cell table:style-name="ce3" table:formula="of:=[.O130]/[.O$410]" office:value-type="float" office:value="6.87937204041718" calcext:value-type="float">
            <text:p>6.88</text:p>
          </table:table-cell>
          <table:table-cell table:formula="of:=[.D130]+[.H130]+[.L130]+[.P130]" office:value-type="float" office:value="10.8005493653013" calcext:value-type="float">
            <text:p>10.80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1:.G131])&gt;0;[.B131];0)" office:value-type="float" office:value="63016" calcext:value-type="float">
            <text:p>63016</text:p>
          </table:table-cell>
          <table:table-cell table:style-name="ce3" table:formula="of:=[.C131]/[.C$410]" office:value-type="float" office:value="2.38047382982095" calcext:value-type="float">
            <text:p>2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6552425599756" calcext:value-type="float">
            <text:p>1.77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6745545652841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1]+[.N131]" office:value-type="float" office:value="4829" calcext:value-type="float">
            <text:p>4829</text:p>
          </table:table-cell>
          <table:table-cell table:style-name="ce3" table:formula="of:=[.O131]/[.O$410]" office:value-type="float" office:value="6.46690433777975" calcext:value-type="float">
            <text:p>6.47</text:p>
          </table:table-cell>
          <table:table-cell table:formula="of:=[.D131]+[.H131]+[.L131]+[.P131]" office:value-type="float" office:value="10.7996479692511" calcext:value-type="float">
            <text:p>10.80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32:.G132])&gt;0;[.B132];0)" office:value-type="float" office:value="56710" calcext:value-type="float">
            <text:p>56710</text:p>
          </table:table-cell>
          <table:table-cell table:style-name="ce3" table:formula="of:=[.C132]/[.C$410]" office:value-type="float" office:value="2.14226023373661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6552425599756" calcext:value-type="float">
            <text:p>1.77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6745545652841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32]+[.N132]" office:value-type="float" office:value="5004" calcext:value-type="float">
            <text:p>5004</text:p>
          </table:table-cell>
          <table:table-cell table:style-name="ce3" table:formula="of:=[.O132]/[.O$410]" office:value-type="float" office:value="6.70126098700556" calcext:value-type="float">
            <text:p>6.70</text:p>
          </table:table-cell>
          <table:table-cell table:formula="of:=[.D132]+[.H132]+[.L132]+[.P132]" office:value-type="float" office:value="10.7957910223926" calcext:value-type="float">
            <text:p>10.80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3:.G133])&gt;0;[.B133];0)" office:value-type="float" office:value="64416" calcext:value-type="float">
            <text:p>64416</text:p>
          </table:table-cell>
          <table:table-cell table:style-name="ce3" table:formula="of:=[.C133]/[.C$410]" office:value-type="float" office:value="2.43335981689962" calcext:value-type="float">
            <text:p>2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6552425599756" calcext:value-type="float">
            <text:p>1.77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6745545652841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3]+[.N133]" office:value-type="float" office:value="4786" calcext:value-type="float">
            <text:p>4786</text:p>
          </table:table-cell>
          <table:table-cell table:style-name="ce3" table:formula="of:=[.O133]/[.O$410]" office:value-type="float" office:value="6.40931956111283" calcext:value-type="float">
            <text:p>6.41</text:p>
          </table:table-cell>
          <table:table-cell table:formula="of:=[.D133]+[.H133]+[.L133]+[.P133]" office:value-type="float" office:value="10.7949491796629" calcext:value-type="float">
            <text:p>10.79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34:.G134])&gt;0;[.B134];0)" office:value-type="float" office:value="59746" calcext:value-type="float">
            <text:p>59746</text:p>
          </table:table-cell>
          <table:table-cell table:style-name="ce3" table:formula="of:=[.C134]/[.C$410]" office:value-type="float" office:value="2.25694727428721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6552425599756" calcext:value-type="float">
            <text:p>1.77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6745545652841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34]+[.N134]" office:value-type="float" office:value="4916" calcext:value-type="float">
            <text:p>4916</text:p>
          </table:table-cell>
          <table:table-cell table:style-name="ce3" table:formula="of:=[.O134]/[.O$410]" office:value-type="float" office:value="6.58341307196629" calcext:value-type="float">
            <text:p>6.58</text:p>
          </table:table-cell>
          <table:table-cell table:formula="of:=[.D134]+[.H134]+[.L134]+[.P134]" office:value-type="float" office:value="10.7926301479039" calcext:value-type="float">
            <text:p>10.79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35:.G135])&gt;0;[.B135];0)" office:value-type="float" office:value="61210" calcext:value-type="float">
            <text:p>61210</text:p>
          </table:table-cell>
          <table:table-cell table:style-name="ce3" table:formula="of:=[.C135]/[.C$410]" office:value-type="float" office:value="2.31225090648947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6552425599756" calcext:value-type="float">
            <text:p>1.77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6745545652841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35]+[.N135]" office:value-type="float" office:value="4873" calcext:value-type="float">
            <text:p>4873</text:p>
          </table:table-cell>
          <table:table-cell table:style-name="ce3" table:formula="of:=[.O135]/[.O$410]" office:value-type="float" office:value="6.52582829529938" calcext:value-type="float">
            <text:p>6.53</text:p>
          </table:table-cell>
          <table:table-cell table:formula="of:=[.D135]+[.H135]+[.L135]+[.P135]" office:value-type="float" office:value="10.7903490034393" calcext:value-type="float">
            <text:p>10.79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36:.G136])&gt;0;[.B136];0)" office:value-type="float" office:value="63471" calcext:value-type="float">
            <text:p>63471</text:p>
          </table:table-cell>
          <table:table-cell table:style-name="ce3" table:formula="of:=[.C136]/[.C$410]" office:value-type="float" office:value="2.39766177562152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6552425599756" calcext:value-type="float">
            <text:p>1.77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6745545652841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36]+[.N136]" office:value-type="float" office:value="4807" calcext:value-type="float">
            <text:p>4807</text:p>
          </table:table-cell>
          <table:table-cell table:style-name="ce3" table:formula="of:=[.O136]/[.O$410]" office:value-type="float" office:value="6.43744235901993" calcext:value-type="float">
            <text:p>6.44</text:p>
          </table:table-cell>
          <table:table-cell table:formula="of:=[.D136]+[.H136]+[.L136]+[.P136]" office:value-type="float" office:value="10.7873739362919" calcext:value-type="float">
            <text:p>10.79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37:.G137])&gt;0;[.B137];0)" office:value-type="float" office:value="57187" calcext:value-type="float">
            <text:p>57187</text:p>
          </table:table-cell>
          <table:table-cell table:style-name="ce3" table:formula="of:=[.C137]/[.C$410]" office:value-type="float" office:value="2.16027924504841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6552425599756" calcext:value-type="float">
            <text:p>1.77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6745545652841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37]+[.N137]" office:value-type="float" office:value="4982" calcext:value-type="float">
            <text:p>4982</text:p>
          </table:table-cell>
          <table:table-cell table:style-name="ce3" table:formula="of:=[.O137]/[.O$410]" office:value-type="float" office:value="6.67179900824574" calcext:value-type="float">
            <text:p>6.67</text:p>
          </table:table-cell>
          <table:table-cell table:formula="of:=[.D137]+[.H137]+[.L137]+[.P137]" office:value-type="float" office:value="10.7843480549446" calcext:value-type="float">
            <text:p>10.78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38:.G138])&gt;0;[.B138];0)" office:value-type="float" office:value="53089" calcext:value-type="float">
            <text:p>53089</text:p>
          </table:table-cell>
          <table:table-cell table:style-name="ce3" table:formula="of:=[.C138]/[.C$410]" office:value-type="float" office:value="2.00547440572814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6552425599756" calcext:value-type="float">
            <text:p>1.77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6745545652841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38]+[.N138]" office:value-type="float" office:value="5092" calcext:value-type="float">
            <text:p>5092</text:p>
          </table:table-cell>
          <table:table-cell table:style-name="ce3" table:formula="of:=[.O138]/[.O$410]" office:value-type="float" office:value="6.81910890204483" calcext:value-type="float">
            <text:p>6.82</text:p>
          </table:table-cell>
          <table:table-cell table:formula="of:=[.D138]+[.H138]+[.L138]+[.P138]" office:value-type="float" office:value="10.7768531094234" calcext:value-type="float">
            <text:p>10.78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39:.G139])&gt;0;[.B139];0)" office:value-type="float" office:value="45972" calcext:value-type="float">
            <text:p>45972</text:p>
          </table:table-cell>
          <table:table-cell table:style-name="ce3" table:formula="of:=[.C139]/[.C$410]" office:value-type="float" office:value="1.73662471284323" calcext:value-type="float">
            <text:p>1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6552425599756" calcext:value-type="float">
            <text:p>1.77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6745545652841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39]+[.N139]" office:value-type="float" office:value="5292" calcext:value-type="float">
            <text:p>5292</text:p>
          </table:table-cell>
          <table:table-cell table:style-name="ce3" table:formula="of:=[.O139]/[.O$410]" office:value-type="float" office:value="7.08694507258861" calcext:value-type="float">
            <text:p>7.09</text:p>
          </table:table-cell>
          <table:table-cell table:formula="of:=[.D139]+[.H139]+[.L139]+[.P139]" office:value-type="float" office:value="10.7758395870822" calcext:value-type="float">
            <text:p>10.78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0:.G140])&gt;0;[.B140];0)" office:value-type="float" office:value="57725" calcext:value-type="float">
            <text:p>57725</text:p>
          </table:table-cell>
          <table:table-cell table:style-name="ce3" table:formula="of:=[.C140]/[.C$410]" office:value-type="float" office:value="2.18060257436865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6552425599756" calcext:value-type="float">
            <text:p>1.77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6745545652841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0]+[.N140]" office:value-type="float" office:value="4960" calcext:value-type="float">
            <text:p>4960</text:p>
          </table:table-cell>
          <table:table-cell table:style-name="ce3" table:formula="of:=[.O140]/[.O$410]" office:value-type="float" office:value="6.64233702948593" calcext:value-type="float">
            <text:p>6.64</text:p>
          </table:table-cell>
          <table:table-cell table:formula="of:=[.D140]+[.H140]+[.L140]+[.P140]" office:value-type="float" office:value="10.775209405505" calcext:value-type="float">
            <text:p>10.78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1:.G141])&gt;0;[.B141];0)" office:value-type="float" office:value="66170" calcext:value-type="float">
            <text:p>66170</text:p>
          </table:table-cell>
          <table:table-cell table:style-name="ce3" table:formula="of:=[.C141]/[.C$410]" office:value-type="float" office:value="2.49961840356818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6552425599756" calcext:value-type="float">
            <text:p>1.77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6745545652841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1]+[.N141]" office:value-type="float" office:value="4721" calcext:value-type="float">
            <text:p>4721</text:p>
          </table:table-cell>
          <table:table-cell table:style-name="ce3" table:formula="of:=[.O141]/[.O$410]" office:value-type="float" office:value="6.3222728056861" calcext:value-type="float">
            <text:p>6.32</text:p>
          </table:table-cell>
          <table:table-cell table:formula="of:=[.D141]+[.H141]+[.L141]+[.P141]" office:value-type="float" office:value="10.7741610109047" calcext:value-type="float">
            <text:p>10.77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42:.G142])&gt;0;[.B142];0)" office:value-type="float" office:value="48842" calcext:value-type="float">
            <text:p>48842</text:p>
          </table:table-cell>
          <table:table-cell table:style-name="ce3" table:formula="of:=[.C142]/[.C$410]" office:value-type="float" office:value="1.8450409863545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6552425599756" calcext:value-type="float">
            <text:p>1.77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6745545652841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42]+[.N142]" office:value-type="float" office:value="5203" calcext:value-type="float">
            <text:p>5203</text:p>
          </table:table-cell>
          <table:table-cell table:style-name="ce3" table:formula="of:=[.O142]/[.O$410]" office:value-type="float" office:value="6.96775797669663" calcext:value-type="float">
            <text:p>6.97</text:p>
          </table:table-cell>
          <table:table-cell table:formula="of:=[.D142]+[.H142]+[.L142]+[.P142]" office:value-type="float" office:value="10.7650687647015" calcext:value-type="float">
            <text:p>10.77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43:.G143])&gt;0;[.B143];0)" office:value-type="float" office:value="46358" calcext:value-type="float">
            <text:p>46358</text:p>
          </table:table-cell>
          <table:table-cell table:style-name="ce3" table:formula="of:=[.C143]/[.C$410]" office:value-type="float" office:value="1.75120613499492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6552425599756" calcext:value-type="float">
            <text:p>1.77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6745545652841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43]+[.N143]" office:value-type="float" office:value="5270" calcext:value-type="float">
            <text:p>5270</text:p>
          </table:table-cell>
          <table:table-cell table:style-name="ce3" table:formula="of:=[.O143]/[.O$410]" office:value-type="float" office:value="7.0574830938288" calcext:value-type="float">
            <text:p>7.06</text:p>
          </table:table-cell>
          <table:table-cell table:formula="of:=[.D143]+[.H143]+[.L143]+[.P143]" office:value-type="float" office:value="10.7609590304741" calcext:value-type="float">
            <text:p>10.76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4:.G144])&gt;0;[.B144];0)" office:value-type="float" office:value="66495" calcext:value-type="float">
            <text:p>66495</text:p>
          </table:table-cell>
          <table:table-cell table:style-name="ce3" table:formula="of:=[.C144]/[.C$410]" office:value-type="float" office:value="2.51189550771144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6552425599756" calcext:value-type="float">
            <text:p>1.77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6745545652841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4]+[.N144]" office:value-type="float" office:value="4699" calcext:value-type="float">
            <text:p>4699</text:p>
          </table:table-cell>
          <table:table-cell table:style-name="ce3" table:formula="of:=[.O144]/[.O$410]" office:value-type="float" office:value="6.29281082692628" calcext:value-type="float">
            <text:p>6.29</text:p>
          </table:table-cell>
          <table:table-cell table:formula="of:=[.D144]+[.H144]+[.L144]+[.P144]" office:value-type="float" office:value="10.7569761362881" calcext:value-type="float">
            <text:p>10.76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45:.G145])&gt;0;[.B145];0)" office:value-type="float" office:value="42822" calcext:value-type="float">
            <text:p>42822</text:p>
          </table:table-cell>
          <table:table-cell table:style-name="ce3" table:formula="of:=[.C145]/[.C$410]" office:value-type="float" office:value="1.61763124191623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6552425599756" calcext:value-type="float">
            <text:p>1.77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6745545652841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45]+[.N145]" office:value-type="float" office:value="5359" calcext:value-type="float">
            <text:p>5359</text:p>
          </table:table-cell>
          <table:table-cell table:style-name="ce3" table:formula="of:=[.O145]/[.O$410]" office:value-type="float" office:value="7.17667018972078" calcext:value-type="float">
            <text:p>7.18</text:p>
          </table:table-cell>
          <table:table-cell table:formula="of:=[.D145]+[.H145]+[.L145]+[.P145]" office:value-type="float" office:value="10.7465712332874" calcext:value-type="float">
            <text:p>10.75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46:.G146])&gt;0;[.B146];0)" office:value-type="float" office:value="46714" calcext:value-type="float">
            <text:p>46714</text:p>
          </table:table-cell>
          <table:table-cell table:style-name="ce3" table:formula="of:=[.C146]/[.C$410]" office:value-type="float" office:value="1.76465428599492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6552425599756" calcext:value-type="float">
            <text:p>1.77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6745545652841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46]+[.N146]" office:value-type="float" office:value="5248" calcext:value-type="float">
            <text:p>5248</text:p>
          </table:table-cell>
          <table:table-cell table:style-name="ce3" table:formula="of:=[.O146]/[.O$410]" office:value-type="float" office:value="7.02802111506898" calcext:value-type="float">
            <text:p>7.03</text:p>
          </table:table-cell>
          <table:table-cell table:formula="of:=[.D146]+[.H146]+[.L146]+[.P146]" office:value-type="float" office:value="10.7449452027143" calcext:value-type="float">
            <text:p>10.74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7:.G147])&gt;0;[.B147];0)" office:value-type="float" office:value="66934" calcext:value-type="float">
            <text:p>66934</text:p>
          </table:table-cell>
          <table:table-cell table:style-name="ce3" table:formula="of:=[.C147]/[.C$410]" office:value-type="float" office:value="2.5284790422311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6552425599756" calcext:value-type="float">
            <text:p>1.77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6745545652841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7]+[.N147]" office:value-type="float" office:value="4677" calcext:value-type="float">
            <text:p>4677</text:p>
          </table:table-cell>
          <table:table-cell table:style-name="ce3" table:formula="of:=[.O147]/[.O$410]" office:value-type="float" office:value="6.26334884816647" calcext:value-type="float">
            <text:p>6.26</text:p>
          </table:table-cell>
          <table:table-cell table:formula="of:=[.D147]+[.H147]+[.L147]+[.P147]" office:value-type="float" office:value="10.744097692048" calcext:value-type="float">
            <text:p>10.74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48:.G148])&gt;0;[.B148];0)" office:value-type="float" office:value="160445" calcext:value-type="float">
            <text:p>160445</text:p>
          </table:table-cell>
          <table:table-cell table:style-name="ce3" table:formula="of:=[.C148]/[.C$410]" office:value-type="float" office:value="6.06092299774062" calcext:value-type="float">
            <text:p>6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6552425599756" calcext:value-type="float">
            <text:p>1.77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6745545652841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48]+[.N148]" office:value-type="float" office:value="2034" calcext:value-type="float">
            <text:p>2034</text:p>
          </table:table-cell>
          <table:table-cell table:style-name="ce3" table:formula="of:=[.O148]/[.O$410]" office:value-type="float" office:value="2.72389385443032" calcext:value-type="float">
            <text:p>2.72</text:p>
          </table:table-cell>
          <table:table-cell table:formula="of:=[.D148]+[.H148]+[.L148]+[.P148]" office:value-type="float" office:value="10.7370866538213" calcext:value-type="float">
            <text:p>10.74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49:.G149])&gt;0;[.B149];0)" office:value-type="float" office:value="47268" calcext:value-type="float">
            <text:p>47268</text:p>
          </table:table-cell>
          <table:table-cell table:style-name="ce3" table:formula="of:=[.C149]/[.C$410]" office:value-type="float" office:value="1.78558202659605" calcext:value-type="float">
            <text:p>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6552425599756" calcext:value-type="float">
            <text:p>1.77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6745545652841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49]+[.N149]" office:value-type="float" office:value="5225" calcext:value-type="float">
            <text:p>5225</text:p>
          </table:table-cell>
          <table:table-cell table:style-name="ce3" table:formula="of:=[.O149]/[.O$410]" office:value-type="float" office:value="6.99721995545645" calcext:value-type="float">
            <text:p>7.00</text:p>
          </table:table-cell>
          <table:table-cell table:formula="of:=[.D149]+[.H149]+[.L149]+[.P149]" office:value-type="float" office:value="10.7350717837029" calcext:value-type="float">
            <text:p>10.74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50:.G150])&gt;0;[.B150];0)" office:value-type="float" office:value="159494" calcext:value-type="float">
            <text:p>159494</text:p>
          </table:table-cell>
          <table:table-cell table:style-name="ce3" table:formula="of:=[.C150]/[.C$410]" office:value-type="float" office:value="6.02499830223218" calcext:value-type="float">
            <text:p>6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6552425599756" calcext:value-type="float">
            <text:p>1.77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6745545652841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50]+[.N150]" office:value-type="float" office:value="2051" calcext:value-type="float">
            <text:p>2051</text:p>
          </table:table-cell>
          <table:table-cell table:style-name="ce3" table:formula="of:=[.O150]/[.O$410]" office:value-type="float" office:value="2.74665992892654" calcext:value-type="float">
            <text:p>2.75</text:p>
          </table:table-cell>
          <table:table-cell table:formula="of:=[.D150]+[.H150]+[.L150]+[.P150]" office:value-type="float" office:value="10.7239280328091" calcext:value-type="float">
            <text:p>10.72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51:.G151])&gt;0;[.B151];0)" office:value-type="float" office:value="38206" calcext:value-type="float">
            <text:p>38206</text:p>
          </table:table-cell>
          <table:table-cell table:style-name="ce3" table:formula="of:=[.C151]/[.C$410]" office:value-type="float" office:value="1.44325858737685" calcext:value-type="float">
            <text:p>1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6552425599756" calcext:value-type="float">
            <text:p>1.77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6745545652841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51]+[.N151]" office:value-type="float" office:value="5472" calcext:value-type="float">
            <text:p>5472</text:p>
          </table:table-cell>
          <table:table-cell table:style-name="ce3" table:formula="of:=[.O151]/[.O$410]" office:value-type="float" office:value="7.32799762607802" calcext:value-type="float">
            <text:p>7.33</text:p>
          </table:table-cell>
          <table:table-cell table:formula="of:=[.D151]+[.H151]+[.L151]+[.P151]" office:value-type="float" office:value="10.7235260151053" calcext:value-type="float">
            <text:p>10.72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2:.G152])&gt;0;[.B152];0)" office:value-type="float" office:value="67075" calcext:value-type="float">
            <text:p>67075</text:p>
          </table:table-cell>
          <table:table-cell table:style-name="ce3" table:formula="of:=[.C152]/[.C$410]" office:value-type="float" office:value="2.53380541664403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6552425599756" calcext:value-type="float">
            <text:p>1.77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6745545652841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2]+[.N152]" office:value-type="float" office:value="4656" calcext:value-type="float">
            <text:p>4656</text:p>
          </table:table-cell>
          <table:table-cell table:style-name="ce3" table:formula="of:=[.O152]/[.O$410]" office:value-type="float" office:value="6.23522605025937" calcext:value-type="float">
            <text:p>6.24</text:p>
          </table:table-cell>
          <table:table-cell table:formula="of:=[.D152]+[.H152]+[.L152]+[.P152]" office:value-type="float" office:value="10.7213012685538" calcext:value-type="float">
            <text:p>10.72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53:.G153])&gt;0;[.B153];0)" office:value-type="float" office:value="43682" calcext:value-type="float">
            <text:p>43682</text:p>
          </table:table-cell>
          <table:table-cell table:style-name="ce3" table:formula="of:=[.C153]/[.C$410]" office:value-type="float" office:value="1.65011834826455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6552425599756" calcext:value-type="float">
            <text:p>1.77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6745545652841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53]+[.N153]" office:value-type="float" office:value="5315" calcext:value-type="float">
            <text:p>5315</text:p>
          </table:table-cell>
          <table:table-cell table:style-name="ce3" table:formula="of:=[.O153]/[.O$410]" office:value-type="float" office:value="7.11774623220115" calcext:value-type="float">
            <text:p>7.12</text:p>
          </table:table-cell>
          <table:table-cell table:formula="of:=[.D153]+[.H153]+[.L153]+[.P153]" office:value-type="float" office:value="10.7201343821161" calcext:value-type="float">
            <text:p>10.72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54:.G154])&gt;0;[.B154];0)" office:value-type="float" office:value="42862" calcext:value-type="float">
            <text:p>42862</text:p>
          </table:table-cell>
          <table:table-cell table:style-name="ce3" table:formula="of:=[.C154]/[.C$410]" office:value-type="float" office:value="1.61914227011847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6552425599756" calcext:value-type="float">
            <text:p>1.77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6745545652841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54]+[.N154]" office:value-type="float" office:value="5337" calcext:value-type="float">
            <text:p>5337</text:p>
          </table:table-cell>
          <table:table-cell table:style-name="ce3" table:formula="of:=[.O154]/[.O$410]" office:value-type="float" office:value="7.14720821096097" calcext:value-type="float">
            <text:p>7.15</text:p>
          </table:table-cell>
          <table:table-cell table:formula="of:=[.D154]+[.H154]+[.L154]+[.P154]" office:value-type="float" office:value="10.7186202827298" calcext:value-type="float">
            <text:p>10.72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55:.G155])&gt;0;[.B155];0)" office:value-type="float" office:value="38597" calcext:value-type="float">
            <text:p>38597</text:p>
          </table:table-cell>
          <table:table-cell table:style-name="ce3" table:formula="of:=[.C155]/[.C$410]" office:value-type="float" office:value="1.45802888805382" calcext:value-type="float">
            <text:p>1.4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6552425599756" calcext:value-type="float">
            <text:p>1.77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6745545652841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55]+[.N155]" office:value-type="float" office:value="5449" calcext:value-type="float">
            <text:p>5449</text:p>
          </table:table-cell>
          <table:table-cell table:style-name="ce3" table:formula="of:=[.O155]/[.O$410]" office:value-type="float" office:value="7.29719646646549" calcext:value-type="float">
            <text:p>7.30</text:p>
          </table:table-cell>
          <table:table-cell table:formula="of:=[.D155]+[.H155]+[.L155]+[.P155]" office:value-type="float" office:value="10.7074951561697" calcext:value-type="float">
            <text:p>10.71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6:.G156])&gt;0;[.B156];0)" office:value-type="float" office:value="67302" calcext:value-type="float">
            <text:p>67302</text:p>
          </table:table-cell>
          <table:table-cell table:style-name="ce3" table:formula="of:=[.C156]/[.C$410]" office:value-type="float" office:value="2.54238050169179" calcext:value-type="float">
            <text:p>2.5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6552425599756" calcext:value-type="float">
            <text:p>1.77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6745545652841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6]+[.N156]" office:value-type="float" office:value="4634" calcext:value-type="float">
            <text:p>4634</text:p>
          </table:table-cell>
          <table:table-cell table:style-name="ce3" table:formula="of:=[.O156]/[.O$410]" office:value-type="float" office:value="6.20576407149955" calcext:value-type="float">
            <text:p>6.21</text:p>
          </table:table-cell>
          <table:table-cell table:formula="of:=[.D156]+[.H156]+[.L156]+[.P156]" office:value-type="float" office:value="10.7004143748417" calcext:value-type="float">
            <text:p>10.70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7:.G157])&gt;0;[.B157];0)" office:value-type="float" office:value="69348" calcext:value-type="float">
            <text:p>69348</text:p>
          </table:table-cell>
          <table:table-cell table:style-name="ce3" table:formula="of:=[.C157]/[.C$410]" office:value-type="float" office:value="2.61966959423676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6552425599756" calcext:value-type="float">
            <text:p>1.77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6745545652841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7]+[.N157]" office:value-type="float" office:value="4570" calcext:value-type="float">
            <text:p>4570</text:p>
          </table:table-cell>
          <table:table-cell table:style-name="ce3" table:formula="of:=[.O157]/[.O$410]" office:value-type="float" office:value="6.12005649692554" calcext:value-type="float">
            <text:p>6.12</text:p>
          </table:table-cell>
          <table:table-cell table:formula="of:=[.D157]+[.H157]+[.L157]+[.P157]" office:value-type="float" office:value="10.6919958928127" calcext:value-type="float">
            <text:p>10.69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58:.G158])&gt;0;[.B158];0)" office:value-type="float" office:value="158042" calcext:value-type="float">
            <text:p>158042</text:p>
          </table:table-cell>
          <table:table-cell table:style-name="ce3" table:formula="of:=[.C158]/[.C$410]" office:value-type="float" office:value="5.97014797849059" calcext:value-type="float">
            <text:p>5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6552425599756" calcext:value-type="float">
            <text:p>1.77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6745545652841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58]+[.N158]" office:value-type="float" office:value="2068" calcext:value-type="float">
            <text:p>2068</text:p>
          </table:table-cell>
          <table:table-cell table:style-name="ce3" table:formula="of:=[.O158]/[.O$410]" office:value-type="float" office:value="2.76942600342276" calcext:value-type="float">
            <text:p>2.77</text:p>
          </table:table-cell>
          <table:table-cell table:formula="of:=[.D158]+[.H158]+[.L158]+[.P158]" office:value-type="float" office:value="10.6918437835638" calcext:value-type="float">
            <text:p>10.69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9:.G159])&gt;0;[.B159];0)" office:value-type="float" office:value="67658" calcext:value-type="float">
            <text:p>67658</text:p>
          </table:table-cell>
          <table:table-cell table:style-name="ce3" table:formula="of:=[.C159]/[.C$410]" office:value-type="float" office:value="2.55582865269179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6552425599756" calcext:value-type="float">
            <text:p>1.77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6745545652841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9]+[.N159]" office:value-type="float" office:value="4613" calcext:value-type="float">
            <text:p>4613</text:p>
          </table:table-cell>
          <table:table-cell table:style-name="ce3" table:formula="of:=[.O159]/[.O$410]" office:value-type="float" office:value="6.17764127359246" calcext:value-type="float">
            <text:p>6.18</text:p>
          </table:table-cell>
          <table:table-cell table:formula="of:=[.D159]+[.H159]+[.L159]+[.P159]" office:value-type="float" office:value="10.6857397279346" calcext:value-type="float">
            <text:p>10.69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0:.G160])&gt;0;[.B160];0)" office:value-type="float" office:value="69539" calcext:value-type="float">
            <text:p>69539</text:p>
          </table:table-cell>
          <table:table-cell table:style-name="ce3" table:formula="of:=[.C160]/[.C$410]" office:value-type="float" office:value="2.62688475390249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6552425599756" calcext:value-type="float">
            <text:p>1.77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6745545652841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0]+[.N160]" office:value-type="float" office:value="4549" calcext:value-type="float">
            <text:p>4549</text:p>
          </table:table-cell>
          <table:table-cell table:style-name="ce3" table:formula="of:=[.O160]/[.O$410]" office:value-type="float" office:value="6.09193369901844" calcext:value-type="float">
            <text:p>6.09</text:p>
          </table:table-cell>
          <table:table-cell table:formula="of:=[.D160]+[.H160]+[.L160]+[.P160]" office:value-type="float" office:value="10.6710882545713" calcext:value-type="float">
            <text:p>10.67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1:.G161])&gt;0;[.B161];0)" office:value-type="float" office:value="69855" calcext:value-type="float">
            <text:p>69855</text:p>
          </table:table-cell>
          <table:table-cell table:style-name="ce3" table:formula="of:=[.C161]/[.C$410]" office:value-type="float" office:value="2.63882187670025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6552425599756" calcext:value-type="float">
            <text:p>1.77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6745545652841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1]+[.N161]" office:value-type="float" office:value="4527" calcext:value-type="float">
            <text:p>4527</text:p>
          </table:table-cell>
          <table:table-cell table:style-name="ce3" table:formula="of:=[.O161]/[.O$410]" office:value-type="float" office:value="6.06247172025863" calcext:value-type="float">
            <text:p>6.06</text:p>
          </table:table-cell>
          <table:table-cell table:formula="of:=[.D161]+[.H161]+[.L161]+[.P161]" office:value-type="float" office:value="10.6535633986093" calcext:value-type="float">
            <text:p>10.65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2:.G162])&gt;0;[.B162];0)" office:value-type="float" office:value="70486" calcext:value-type="float">
            <text:p>70486</text:p>
          </table:table-cell>
          <table:table-cell table:style-name="ce3" table:formula="of:=[.C162]/[.C$410]" office:value-type="float" office:value="2.6626583465907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6552425599756" calcext:value-type="float">
            <text:p>1.77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6745545652841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2]+[.N162]" office:value-type="float" office:value="4506" calcext:value-type="float">
            <text:p>4506</text:p>
          </table:table-cell>
          <table:table-cell table:style-name="ce3" table:formula="of:=[.O162]/[.O$410]" office:value-type="float" office:value="6.03434892235153" calcext:value-type="float">
            <text:p>6.03</text:p>
          </table:table-cell>
          <table:table-cell table:formula="of:=[.D162]+[.H162]+[.L162]+[.P162]" office:value-type="float" office:value="10.6492770705926" calcext:value-type="float">
            <text:p>10.65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3:.G163])&gt;0;[.B163];0)" office:value-type="float" office:value="71170" calcext:value-type="float">
            <text:p>71170</text:p>
          </table:table-cell>
          <table:table-cell table:style-name="ce3" table:formula="of:=[.C163]/[.C$410]" office:value-type="float" office:value="2.68849692884914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6552425599756" calcext:value-type="float">
            <text:p>1.77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6745545652841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3]+[.N163]" office:value-type="float" office:value="4421" calcext:value-type="float">
            <text:p>4421</text:p>
          </table:table-cell>
          <table:table-cell table:style-name="ce3" table:formula="of:=[.O163]/[.O$410]" office:value-type="float" office:value="5.92051854987042" calcext:value-type="float">
            <text:p>5.92</text:p>
          </table:table-cell>
          <table:table-cell table:formula="of:=[.D163]+[.H163]+[.L163]+[.P163]" office:value-type="float" office:value="10.56128528037" calcext:value-type="float">
            <text:p>10.56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64:.G164])&gt;0;[.B164];0)" office:value-type="float" office:value="71790" calcext:value-type="float">
            <text:p>71790</text:p>
          </table:table-cell>
          <table:table-cell table:style-name="ce3" table:formula="of:=[.C164]/[.C$410]" office:value-type="float" office:value="2.71191786598398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6552425599756" calcext:value-type="float">
            <text:p>1.77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6745545652841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64]+[.N164]" office:value-type="float" office:value="4400" calcext:value-type="float">
            <text:p>4400</text:p>
          </table:table-cell>
          <table:table-cell table:style-name="ce3" table:formula="of:=[.O164]/[.O$410]" office:value-type="float" office:value="5.89239575196332" calcext:value-type="float">
            <text:p>5.89</text:p>
          </table:table-cell>
          <table:table-cell table:formula="of:=[.D164]+[.H164]+[.L164]+[.P164]" office:value-type="float" office:value="10.5565834195977" calcext:value-type="float">
            <text:p>10.56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65:.G165])&gt;0;[.B165];0)" office:value-type="float" office:value="71812" calcext:value-type="float">
            <text:p>71812</text:p>
          </table:table-cell>
          <table:table-cell table:style-name="ce3" table:formula="of:=[.C165]/[.C$410]" office:value-type="float" office:value="2.71274893149521" calcext:value-type="float">
            <text:p>2.7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6552425599756" calcext:value-type="float">
            <text:p>1.77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6745545652841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65]+[.N165]" office:value-type="float" office:value="4378" calcext:value-type="float">
            <text:p>4378</text:p>
          </table:table-cell>
          <table:table-cell table:style-name="ce3" table:formula="of:=[.O165]/[.O$410]" office:value-type="float" office:value="5.86293377320351" calcext:value-type="float">
            <text:p>5.86</text:p>
          </table:table-cell>
          <table:table-cell table:formula="of:=[.D165]+[.H165]+[.L165]+[.P165]" office:value-type="float" office:value="10.5279525063491" calcext:value-type="float">
            <text:p>10.53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66:.G166])&gt;0;[.B166];0)" office:value-type="float" office:value="72362" calcext:value-type="float">
            <text:p>72362</text:p>
          </table:table-cell>
          <table:table-cell table:style-name="ce3" table:formula="of:=[.C166]/[.C$410]" office:value-type="float" office:value="2.73352556927612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6552425599756" calcext:value-type="float">
            <text:p>1.77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6745545652841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66]+[.N166]" office:value-type="float" office:value="4336" calcext:value-type="float">
            <text:p>4336</text:p>
          </table:table-cell>
          <table:table-cell table:style-name="ce3" table:formula="of:=[.O166]/[.O$410]" office:value-type="float" office:value="5.80668817738931" calcext:value-type="float">
            <text:p>5.81</text:p>
          </table:table-cell>
          <table:table-cell table:formula="of:=[.D166]+[.H166]+[.L166]+[.P166]" office:value-type="float" office:value="10.4924835483158" calcext:value-type="float">
            <text:p>10.49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67:.G167])&gt;0;[.B167];0)" office:value-type="float" office:value="72647" calcext:value-type="float">
            <text:p>72647</text:p>
          </table:table-cell>
          <table:table-cell table:style-name="ce3" table:formula="of:=[.C167]/[.C$410]" office:value-type="float" office:value="2.74429164521713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6552425599756" calcext:value-type="float">
            <text:p>1.77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6745545652841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67]+[.N167]" office:value-type="float" office:value="4315" calcext:value-type="float">
            <text:p>4315</text:p>
          </table:table-cell>
          <table:table-cell table:style-name="ce3" table:formula="of:=[.O167]/[.O$410]" office:value-type="float" office:value="5.77856537948221" calcext:value-type="float">
            <text:p>5.78</text:p>
          </table:table-cell>
          <table:table-cell table:formula="of:=[.D167]+[.H167]+[.L167]+[.P167]" office:value-type="float" office:value="10.4751268263497" calcext:value-type="float">
            <text:p>10.48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68:.G168])&gt;0;[.B168];0)" office:value-type="float" office:value="72774" calcext:value-type="float">
            <text:p>72774</text:p>
          </table:table-cell>
          <table:table-cell table:style-name="ce3" table:formula="of:=[.C168]/[.C$410]" office:value-type="float" office:value="2.74908915975927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6552425599756" calcext:value-type="float">
            <text:p>1.77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6745545652841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68]+[.N168]" office:value-type="float" office:value="4294" calcext:value-type="float">
            <text:p>4294</text:p>
          </table:table-cell>
          <table:table-cell table:style-name="ce3" table:formula="of:=[.O168]/[.O$410]" office:value-type="float" office:value="5.75044258157512" calcext:value-type="float">
            <text:p>5.75</text:p>
          </table:table-cell>
          <table:table-cell table:formula="of:=[.D168]+[.H168]+[.L168]+[.P168]" office:value-type="float" office:value="10.4518015429848" calcext:value-type="float">
            <text:p>10.45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9:.G169])&gt;0;[.B169];0)" office:value-type="float" office:value="150420" calcext:value-type="float">
            <text:p>150420</text:p>
          </table:table-cell>
          <table:table-cell table:style-name="ce3" table:formula="of:=[.C169]/[.C$410]" office:value-type="float" office:value="5.6822215545523" calcext:value-type="float">
            <text:p>5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6552425599756" calcext:value-type="float">
            <text:p>1.77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6745545652841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9]+[.N169]" office:value-type="float" office:value="2085" calcext:value-type="float">
            <text:p>2085</text:p>
          </table:table-cell>
          <table:table-cell table:style-name="ce3" table:formula="of:=[.O169]/[.O$410]" office:value-type="float" office:value="2.79219207791898" calcext:value-type="float">
            <text:p>2.79</text:p>
          </table:table-cell>
          <table:table-cell table:formula="of:=[.D169]+[.H169]+[.L169]+[.P169]" office:value-type="float" office:value="10.4266834341217" calcext:value-type="float">
            <text:p>10.43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0:.G170])&gt;0;[.B170];0)" office:value-type="float" office:value="72848" calcext:value-type="float">
            <text:p>72848</text:p>
          </table:table-cell>
          <table:table-cell table:style-name="ce3" table:formula="of:=[.C170]/[.C$410]" office:value-type="float" office:value="2.75188456193343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6552425599756" calcext:value-type="float">
            <text:p>1.77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6745545652841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0]+[.N170]" office:value-type="float" office:value="4273" calcext:value-type="float">
            <text:p>4273</text:p>
          </table:table-cell>
          <table:table-cell table:style-name="ce3" table:formula="of:=[.O170]/[.O$410]" office:value-type="float" office:value="5.72231978366802" calcext:value-type="float">
            <text:p>5.72</text:p>
          </table:table-cell>
          <table:table-cell table:formula="of:=[.D170]+[.H170]+[.L170]+[.P170]" office:value-type="float" office:value="10.4264741472518" calcext:value-type="float">
            <text:p>10.43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71:.G171])&gt;0;[.B171];0)" office:value-type="float" office:value="27458" calcext:value-type="float">
            <text:p>27458</text:p>
          </table:table-cell>
          <table:table-cell table:style-name="ce3" table:formula="of:=[.C171]/[.C$410]" office:value-type="float" office:value="1.0372453094329" calcext:value-type="float">
            <text:p>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6552425599756" calcext:value-type="float">
            <text:p>1.77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6745545652841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71]+[.N171]" office:value-type="float" office:value="5540" calcext:value-type="float">
            <text:p>5540</text:p>
          </table:table-cell>
          <table:table-cell table:style-name="ce3" table:formula="of:=[.O171]/[.O$410]" office:value-type="float" office:value="7.41906192406291" calcext:value-type="float">
            <text:p>7.42</text:p>
          </table:table-cell>
          <table:table-cell table:formula="of:=[.D171]+[.H171]+[.L171]+[.P171]" office:value-type="float" office:value="10.4085770351462" calcext:value-type="float">
            <text:p>10.41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2:.G172])&gt;0;[.B172];0)" office:value-type="float" office:value="73086" calcext:value-type="float">
            <text:p>73086</text:p>
          </table:table-cell>
          <table:table-cell table:style-name="ce3" table:formula="of:=[.C172]/[.C$410]" office:value-type="float" office:value="2.7608751797368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6552425599756" calcext:value-type="float">
            <text:p>1.77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6745545652841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2]+[.N172]" office:value-type="float" office:value="4252" calcext:value-type="float">
            <text:p>4252</text:p>
          </table:table-cell>
          <table:table-cell table:style-name="ce3" table:formula="of:=[.O172]/[.O$410]" office:value-type="float" office:value="5.69419698576092" calcext:value-type="float">
            <text:p>5.69</text:p>
          </table:table-cell>
          <table:table-cell table:formula="of:=[.D172]+[.H172]+[.L172]+[.P172]" office:value-type="float" office:value="10.4073419671481" calcext:value-type="float">
            <text:p>10.41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3:.G173])&gt;0;[.B173];0)" office:value-type="float" office:value="100710" calcext:value-type="float">
            <text:p>100710</text:p>
          </table:table-cell>
          <table:table-cell table:style-name="ce3" table:formula="of:=[.C173]/[.C$410]" office:value-type="float" office:value="3.80439125620903" calcext:value-type="float">
            <text:p>3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3]*[.S$15]+[.F173]*[.S$19]+[.G173]*[.S$21]" office:value-type="float" office:value="4.79919250278184" calcext:value-type="float">
            <text:p>4.80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1" calcext:value-type="float">
            <text:p>1</text:p>
          </table:table-cell>
          <table:table-cell table:style-name="ce1" table:formula="of:=IF([.G173]&gt;0;1;0)" office:value-type="float" office:value="0" calcext:value-type="float">
            <text:p>0</text:p>
          </table:table-cell>
          <table:table-cell table:style-name="ce3" table:formula="of:=[.I173]*[.I$411]+[.J173]*[.J$411]+[.K173]*[.K$411]" office:value-type="float" office:value="1.69428759722731" calcext:value-type="float">
            <text:p>1.69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3]+[.N173]" office:value-type="float" office:value="76" calcext:value-type="float">
            <text:p>76</text:p>
          </table:table-cell>
          <table:table-cell table:style-name="ce3" table:formula="of:=[.O173]/[.O$410]" office:value-type="float" office:value="0.101777744806639" calcext:value-type="float">
            <text:p>0.10</text:p>
          </table:table-cell>
          <table:table-cell table:formula="of:=[.D173]+[.H173]+[.L173]+[.P173]" office:value-type="float" office:value="10.3996491010248" calcext:value-type="float">
            <text:p>10.40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4:.G174])&gt;0;[.B174];0)" office:value-type="float" office:value="73275" calcext:value-type="float">
            <text:p>73275</text:p>
          </table:table-cell>
          <table:table-cell table:style-name="ce3" table:formula="of:=[.C174]/[.C$410]" office:value-type="float" office:value="2.7680147879924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6552425599756" calcext:value-type="float">
            <text:p>1.77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6745545652841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4]+[.N174]" office:value-type="float" office:value="4231" calcext:value-type="float">
            <text:p>4231</text:p>
          </table:table-cell>
          <table:table-cell table:style-name="ce3" table:formula="of:=[.O174]/[.O$410]" office:value-type="float" office:value="5.66607418785382" calcext:value-type="float">
            <text:p>5.67</text:p>
          </table:table-cell>
          <table:table-cell table:formula="of:=[.D174]+[.H174]+[.L174]+[.P174]" office:value-type="float" office:value="10.3863587774966" calcext:value-type="float">
            <text:p>10.39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5:.G175])&gt;0;[.B175];0)" office:value-type="float" office:value="73579" calcext:value-type="float">
            <text:p>73579</text:p>
          </table:table-cell>
          <table:table-cell table:style-name="ce3" table:formula="of:=[.C175]/[.C$410]" office:value-type="float" office:value="2.7794986023295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6552425599756" calcext:value-type="float">
            <text:p>1.77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6745545652841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5]+[.N175]" office:value-type="float" office:value="4189" calcext:value-type="float">
            <text:p>4189</text:p>
          </table:table-cell>
          <table:table-cell table:style-name="ce3" table:formula="of:=[.O175]/[.O$410]" office:value-type="float" office:value="5.60982859203963" calcext:value-type="float">
            <text:p>5.61</text:p>
          </table:table-cell>
          <table:table-cell table:formula="of:=[.D175]+[.H175]+[.L175]+[.P175]" office:value-type="float" office:value="10.3415969960195" calcext:value-type="float">
            <text:p>10.34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76:.G176])&gt;0;[.B176];0)" office:value-type="float" office:value="73889" calcext:value-type="float">
            <text:p>73889</text:p>
          </table:table-cell>
          <table:table-cell table:style-name="ce3" table:formula="of:=[.C176]/[.C$410]" office:value-type="float" office:value="2.79120907089692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6552425599756" calcext:value-type="float">
            <text:p>1.77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6745545652841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76]+[.N176]" office:value-type="float" office:value="4147" calcext:value-type="float">
            <text:p>4147</text:p>
          </table:table-cell>
          <table:table-cell table:style-name="ce3" table:formula="of:=[.O176]/[.O$410]" office:value-type="float" office:value="5.55358299622543" calcext:value-type="float">
            <text:p>5.55</text:p>
          </table:table-cell>
          <table:table-cell table:formula="of:=[.D176]+[.H176]+[.L176]+[.P176]" office:value-type="float" office:value="10.2970618687728" calcext:value-type="float">
            <text:p>10.30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7:.G177])&gt;0;[.B177];0)" office:value-type="float" office:value="146322" calcext:value-type="float">
            <text:p>146322</text:p>
          </table:table-cell>
          <table:table-cell table:style-name="ce3" table:formula="of:=[.C177]/[.C$410]" office:value-type="float" office:value="5.52741671523203" calcext:value-type="float">
            <text:p>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6552425599756" calcext:value-type="float">
            <text:p>1.77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6745545652841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7]+[.N177]" office:value-type="float" office:value="2102" calcext:value-type="float">
            <text:p>2102</text:p>
          </table:table-cell>
          <table:table-cell table:style-name="ce3" table:formula="of:=[.O177]/[.O$410]" office:value-type="float" office:value="2.81495815241521" calcext:value-type="float">
            <text:p>2.81</text:p>
          </table:table-cell>
          <table:table-cell table:formula="of:=[.D177]+[.H177]+[.L177]+[.P177]" office:value-type="float" office:value="10.2946446692976" calcext:value-type="float">
            <text:p>10.29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78:.G178])&gt;0;[.B178];0)" office:value-type="float" office:value="77353" calcext:value-type="float">
            <text:p>77353</text:p>
          </table:table-cell>
          <table:table-cell table:style-name="ce3" table:formula="of:=[.C178]/[.C$410]" office:value-type="float" office:value="2.92206411321157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6552425599756" calcext:value-type="float">
            <text:p>1.77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6745545652841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78]+[.N178]" office:value-type="float" office:value="4044" calcext:value-type="float">
            <text:p>4044</text:p>
          </table:table-cell>
          <table:table-cell table:style-name="ce3" table:formula="of:=[.O178]/[.O$410]" office:value-type="float" office:value="5.41564736839538" calcext:value-type="float">
            <text:p>5.42</text:p>
          </table:table-cell>
          <table:table-cell table:formula="of:=[.D178]+[.H178]+[.L178]+[.P178]" office:value-type="float" office:value="10.2899812832574" calcext:value-type="float">
            <text:p>10.29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79:.G179])&gt;0;[.B179];0)" office:value-type="float" office:value="76636" calcext:value-type="float">
            <text:p>76636</text:p>
          </table:table-cell>
          <table:table-cell table:style-name="ce3" table:formula="of:=[.C179]/[.C$410]" office:value-type="float" office:value="2.89497893268628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6552425599756" calcext:value-type="float">
            <text:p>1.77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6745545652841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79]+[.N179]" office:value-type="float" office:value="4064" calcext:value-type="float">
            <text:p>4064</text:p>
          </table:table-cell>
          <table:table-cell table:style-name="ce3" table:formula="of:=[.O179]/[.O$410]" office:value-type="float" office:value="5.44243098544976" calcext:value-type="float">
            <text:p>5.44</text:p>
          </table:table-cell>
          <table:table-cell table:formula="of:=[.D179]+[.H179]+[.L179]+[.P179]" office:value-type="float" office:value="10.2896797197864" calcext:value-type="float">
            <text:p>10.29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0:.G180])&gt;0;[.B180];0)" office:value-type="float" office:value="77698" calcext:value-type="float">
            <text:p>77698</text:p>
          </table:table-cell>
          <table:table-cell table:style-name="ce3" table:formula="of:=[.C180]/[.C$410]" office:value-type="float" office:value="2.93509673145596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6552425599756" calcext:value-type="float">
            <text:p>1.77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6745545652841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0]+[.N180]" office:value-type="float" office:value="4023" calcext:value-type="float">
            <text:p>4023</text:p>
          </table:table-cell>
          <table:table-cell table:style-name="ce3" table:formula="of:=[.O180]/[.O$410]" office:value-type="float" office:value="5.38752457048828" calcext:value-type="float">
            <text:p>5.39</text:p>
          </table:table-cell>
          <table:table-cell table:formula="of:=[.D180]+[.H180]+[.L180]+[.P180]" office:value-type="float" office:value="10.2748911035946" calcext:value-type="float">
            <text:p>10.27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1:.G181])&gt;0;[.B181];0)" office:value-type="float" office:value="74015" calcext:value-type="float">
            <text:p>74015</text:p>
          </table:table-cell>
          <table:table-cell table:style-name="ce3" table:formula="of:=[.C181]/[.C$410]" office:value-type="float" office:value="2.79596880973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6552425599756" calcext:value-type="float">
            <text:p>1.77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6745545652841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1]+[.N181]" office:value-type="float" office:value="4106" calcext:value-type="float">
            <text:p>4106</text:p>
          </table:table-cell>
          <table:table-cell table:style-name="ce3" table:formula="of:=[.O181]/[.O$410]" office:value-type="float" office:value="5.49867658126395" calcext:value-type="float">
            <text:p>5.50</text:p>
          </table:table-cell>
          <table:table-cell table:formula="of:=[.D181]+[.H181]+[.L181]+[.P181]" office:value-type="float" office:value="10.2469151926484" calcext:value-type="float">
            <text:p>10.25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2:.G182])&gt;0;[.B182];0)" office:value-type="float" office:value="74543" calcext:value-type="float">
            <text:p>74543</text:p>
          </table:table-cell>
          <table:table-cell table:style-name="ce3" table:formula="of:=[.C182]/[.C$410]" office:value-type="float" office:value="2.81591438200367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6552425599756" calcext:value-type="float">
            <text:p>1.77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6745545652841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2]+[.N182]" office:value-type="float" office:value="4085" calcext:value-type="float">
            <text:p>4085</text:p>
          </table:table-cell>
          <table:table-cell table:style-name="ce3" table:formula="of:=[.O182]/[.O$410]" office:value-type="float" office:value="5.47055378335686" calcext:value-type="float">
            <text:p>5.47</text:p>
          </table:table-cell>
          <table:table-cell table:formula="of:=[.D182]+[.H182]+[.L182]+[.P182]" office:value-type="float" office:value="10.2387379670109" calcext:value-type="float">
            <text:p>10.24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3:.G183])&gt;0;[.B183];0)" office:value-type="float" office:value="78058" calcext:value-type="float">
            <text:p>78058</text:p>
          </table:table-cell>
          <table:table-cell table:style-name="ce3" table:formula="of:=[.C183]/[.C$410]" office:value-type="float" office:value="2.94869598527618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6552425599756" calcext:value-type="float">
            <text:p>1.77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6745545652841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3]+[.N183]" office:value-type="float" office:value="3982" calcext:value-type="float">
            <text:p>3982</text:p>
          </table:table-cell>
          <table:table-cell table:style-name="ce3" table:formula="of:=[.O183]/[.O$410]" office:value-type="float" office:value="5.33261815552681" calcext:value-type="float">
            <text:p>5.33</text:p>
          </table:table-cell>
          <table:table-cell table:formula="of:=[.D183]+[.H183]+[.L183]+[.P183]" office:value-type="float" office:value="10.2335839424534" calcext:value-type="float">
            <text:p>10.23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84:.G184])&gt;0;[.B184];0)" office:value-type="float" office:value="78385" calcext:value-type="float">
            <text:p>78385</text:p>
          </table:table-cell>
          <table:table-cell table:style-name="ce3" table:formula="of:=[.C184]/[.C$410]" office:value-type="float" office:value="2.96104864082956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6552425599756" calcext:value-type="float">
            <text:p>1.77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6745545652841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84]+[.N184]" office:value-type="float" office:value="3961" calcext:value-type="float">
            <text:p>3961</text:p>
          </table:table-cell>
          <table:table-cell table:style-name="ce3" table:formula="of:=[.O184]/[.O$410]" office:value-type="float" office:value="5.30449535761971" calcext:value-type="float">
            <text:p>5.30</text:p>
          </table:table-cell>
          <table:table-cell table:formula="of:=[.D184]+[.H184]+[.L184]+[.P184]" office:value-type="float" office:value="10.2178138000997" calcext:value-type="float">
            <text:p>10.22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85:.G185])&gt;0;[.B185];0)" office:value-type="float" office:value="78703" calcext:value-type="float">
            <text:p>78703</text:p>
          </table:table-cell>
          <table:table-cell table:style-name="ce3" table:formula="of:=[.C185]/[.C$410]" office:value-type="float" office:value="2.97306131503743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6552425599756" calcext:value-type="float">
            <text:p>1.77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6745545652841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85]+[.N185]" office:value-type="float" office:value="3920" calcext:value-type="float">
            <text:p>3920</text:p>
          </table:table-cell>
          <table:table-cell table:style-name="ce3" table:formula="of:=[.O185]/[.O$410]" office:value-type="float" office:value="5.24958894265823" calcext:value-type="float">
            <text:p>5.25</text:p>
          </table:table-cell>
          <table:table-cell table:formula="of:=[.D185]+[.H185]+[.L185]+[.P185]" office:value-type="float" office:value="10.1749200593461" calcext:value-type="float">
            <text:p>10.17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6:.G186])&gt;0;[.B186];0)" office:value-type="float" office:value="142392" calcext:value-type="float">
            <text:p>142392</text:p>
          </table:table-cell>
          <table:table-cell table:style-name="ce3" table:formula="of:=[.C186]/[.C$410]" office:value-type="float" office:value="5.3789581943612" calcext:value-type="float">
            <text:p>5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6552425599756" calcext:value-type="float">
            <text:p>1.77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6745545652841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6]+[.N186]" office:value-type="float" office:value="2119" calcext:value-type="float">
            <text:p>2119</text:p>
          </table:table-cell>
          <table:table-cell table:style-name="ce3" table:formula="of:=[.O186]/[.O$410]" office:value-type="float" office:value="2.83772422691143" calcext:value-type="float">
            <text:p>2.84</text:p>
          </table:table-cell>
          <table:table-cell table:formula="of:=[.D186]+[.H186]+[.L186]+[.P186]" office:value-type="float" office:value="10.168952222923" calcext:value-type="float">
            <text:p>10.17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87:.G187])&gt;0;[.B187];0)" office:value-type="float" office:value="78808" calcext:value-type="float">
            <text:p>78808</text:p>
          </table:table-cell>
          <table:table-cell table:style-name="ce3" table:formula="of:=[.C187]/[.C$410]" office:value-type="float" office:value="2.97702776406833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6552425599756" calcext:value-type="float">
            <text:p>1.77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6745545652841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87]+[.N187]" office:value-type="float" office:value="3899" calcext:value-type="float">
            <text:p>3899</text:p>
          </table:table-cell>
          <table:table-cell table:style-name="ce3" table:formula="of:=[.O187]/[.O$410]" office:value-type="float" office:value="5.22146614475113" calcext:value-type="float">
            <text:p>5.22</text:p>
          </table:table-cell>
          <table:table-cell table:formula="of:=[.D187]+[.H187]+[.L187]+[.P187]" office:value-type="float" office:value="10.1507637104699" calcext:value-type="float">
            <text:p>10.15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88:.G188])&gt;0;[.B188];0)" office:value-type="float" office:value="79319" calcext:value-type="float">
            <text:p>79319</text:p>
          </table:table-cell>
          <table:table-cell table:style-name="ce3" table:formula="of:=[.C188]/[.C$410]" office:value-type="float" office:value="2.99633114935204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6552425599756" calcext:value-type="float">
            <text:p>1.77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6745545652841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88]+[.N188]" office:value-type="float" office:value="3879" calcext:value-type="float">
            <text:p>3879</text:p>
          </table:table-cell>
          <table:table-cell table:style-name="ce3" table:formula="of:=[.O188]/[.O$410]" office:value-type="float" office:value="5.19468252769676" calcext:value-type="float">
            <text:p>5.19</text:p>
          </table:table-cell>
          <table:table-cell table:formula="of:=[.D188]+[.H188]+[.L188]+[.P188]" office:value-type="float" office:value="10.1432834786992" calcext:value-type="float">
            <text:p>10.14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89:.G189])&gt;0;[.B189];0)" office:value-type="float" office:value="79811" calcext:value-type="float">
            <text:p>79811</text:p>
          </table:table-cell>
          <table:table-cell table:style-name="ce3" table:formula="of:=[.C189]/[.C$410]" office:value-type="float" office:value="3.01491679623969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6552425599756" calcext:value-type="float">
            <text:p>1.77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6745545652841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89]+[.N189]" office:value-type="float" office:value="3859" calcext:value-type="float">
            <text:p>3859</text:p>
          </table:table-cell>
          <table:table-cell table:style-name="ce3" table:formula="of:=[.O189]/[.O$410]" office:value-type="float" office:value="5.16789891064238" calcext:value-type="float">
            <text:p>5.17</text:p>
          </table:table-cell>
          <table:table-cell table:formula="of:=[.D189]+[.H189]+[.L189]+[.P189]" office:value-type="float" office:value="10.1350855085325" calcext:value-type="float">
            <text:p>10.14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0:.G190])&gt;0;[.B190];0)" office:value-type="float" office:value="79890" calcext:value-type="float">
            <text:p>79890</text:p>
          </table:table-cell>
          <table:table-cell table:style-name="ce3" table:formula="of:=[.C190]/[.C$410]" office:value-type="float" office:value="3.01790107693913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6552425599756" calcext:value-type="float">
            <text:p>1.77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6745545652841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0]+[.N190]" office:value-type="float" office:value="3838" calcext:value-type="float">
            <text:p>3838</text:p>
          </table:table-cell>
          <table:table-cell table:style-name="ce3" table:formula="of:=[.O190]/[.O$410]" office:value-type="float" office:value="5.13977611273528" calcext:value-type="float">
            <text:p>5.14</text:p>
          </table:table-cell>
          <table:table-cell table:formula="of:=[.D190]+[.H190]+[.L190]+[.P190]" office:value-type="float" office:value="10.1099469913248" calcext:value-type="float">
            <text:p>10.11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1:.G191])&gt;0;[.B191];0)" office:value-type="float" office:value="81337" calcext:value-type="float">
            <text:p>81337</text:p>
          </table:table-cell>
          <table:table-cell table:style-name="ce3" table:formula="of:=[.C191]/[.C$410]" office:value-type="float" office:value="3.07256252215544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6552425599756" calcext:value-type="float">
            <text:p>1.77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6745545652841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1]+[.N191]" office:value-type="float" office:value="3797" calcext:value-type="float">
            <text:p>3797</text:p>
          </table:table-cell>
          <table:table-cell table:style-name="ce3" table:formula="of:=[.O191]/[.O$410]" office:value-type="float" office:value="5.0848696977738" calcext:value-type="float">
            <text:p>5.08</text:p>
          </table:table-cell>
          <table:table-cell table:formula="of:=[.D191]+[.H191]+[.L191]+[.P191]" office:value-type="float" office:value="10.1097020215796" calcext:value-type="float">
            <text:p>10.11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192:.G192])&gt;0;[.B192];0)" office:value-type="float" office:value="80500" calcext:value-type="float">
            <text:p>80500</text:p>
          </table:table-cell>
          <table:table-cell table:style-name="ce3" table:formula="of:=[.C192]/[.C$410]" office:value-type="float" office:value="3.0409442570234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6552425599756" calcext:value-type="float">
            <text:p>1.77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6745545652841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192]+[.N192]" office:value-type="float" office:value="3818" calcext:value-type="float">
            <text:p>3818</text:p>
          </table:table-cell>
          <table:table-cell table:style-name="ce3" table:formula="of:=[.O192]/[.O$410]" office:value-type="float" office:value="5.1129924956809" calcext:value-type="float">
            <text:p>5.11</text:p>
          </table:table-cell>
          <table:table-cell table:formula="of:=[.D192]+[.H192]+[.L192]+[.P192]" office:value-type="float" office:value="10.1062065543547" calcext:value-type="float">
            <text:p>10.11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93:.G193])&gt;0;[.B193];0)" office:value-type="float" office:value="89240" calcext:value-type="float">
            <text:p>89240</text:p>
          </table:table-cell>
          <table:table-cell table:style-name="ce3" table:formula="of:=[.C193]/[.C$410]" office:value-type="float" office:value="3.37110391921452" calcext:value-type="float">
            <text:p>3.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93]*[.S$15]+[.F193]*[.S$19]+[.G193]*[.S$21]" office:value-type="float" office:value="4.79919250278184" calcext:value-type="float">
            <text:p>4.80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1" calcext:value-type="float">
            <text:p>1</text:p>
          </table:table-cell>
          <table:table-cell table:style-name="ce1" table:formula="of:=IF([.G193]&gt;0;1;0)" office:value-type="float" office:value="0" calcext:value-type="float">
            <text:p>0</text:p>
          </table:table-cell>
          <table:table-cell table:style-name="ce3" table:formula="of:=[.I193]*[.I$411]+[.J193]*[.J$411]+[.K193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93]+[.N193]" office:value-type="float" office:value="174" calcext:value-type="float">
            <text:p>174</text:p>
          </table:table-cell>
          <table:table-cell table:style-name="ce3" table:formula="of:=[.O193]/[.O$410]" office:value-type="float" office:value="0.233017468373095" calcext:value-type="float">
            <text:p>0.23</text:p>
          </table:table-cell>
          <table:table-cell table:formula="of:=[.D193]+[.H193]+[.L193]+[.P193]" office:value-type="float" office:value="10.0976014875968" calcext:value-type="float">
            <text:p>10.10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194:.G194])&gt;0;[.B194];0)" office:value-type="float" office:value="81416" calcext:value-type="float">
            <text:p>81416</text:p>
          </table:table-cell>
          <table:table-cell table:style-name="ce3" table:formula="of:=[.C194]/[.C$410]" office:value-type="float" office:value="3.07554680285488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6552425599756" calcext:value-type="float">
            <text:p>1.77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6745545652841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194]+[.N194]" office:value-type="float" office:value="3777" calcext:value-type="float">
            <text:p>3777</text:p>
          </table:table-cell>
          <table:table-cell table:style-name="ce3" table:formula="of:=[.O194]/[.O$410]" office:value-type="float" office:value="5.05808608071942" calcext:value-type="float">
            <text:p>5.06</text:p>
          </table:table-cell>
          <table:table-cell table:formula="of:=[.D194]+[.H194]+[.L194]+[.P194]" office:value-type="float" office:value="10.0859026852247" calcext:value-type="float">
            <text:p>10.09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5:.G195])&gt;0;[.B195];0)" office:value-type="float" office:value="139435" calcext:value-type="float">
            <text:p>139435</text:p>
          </table:table-cell>
          <table:table-cell table:style-name="ce3" table:formula="of:=[.C195]/[.C$410]" office:value-type="float" office:value="5.26725543451004" calcext:value-type="float">
            <text:p>5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6552425599756" calcext:value-type="float">
            <text:p>1.77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6745545652841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5]+[.N195]" office:value-type="float" office:value="2137" calcext:value-type="float">
            <text:p>2137</text:p>
          </table:table-cell>
          <table:table-cell table:style-name="ce3" table:formula="of:=[.O195]/[.O$410]" office:value-type="float" office:value="2.86182948226037" calcext:value-type="float">
            <text:p>2.86</text:p>
          </table:table-cell>
          <table:table-cell table:formula="of:=[.D195]+[.H195]+[.L195]+[.P195]" office:value-type="float" office:value="10.0813547184208" calcext:value-type="float">
            <text:p>10.08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196:.G196])&gt;0;[.B196];0)" office:value-type="float" office:value="81783" calcext:value-type="float">
            <text:p>81783</text:p>
          </table:table-cell>
          <table:table-cell table:style-name="ce3" table:formula="of:=[.C196]/[.C$410]" office:value-type="float" office:value="3.0894104866105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6552425599756" calcext:value-type="float">
            <text:p>1.77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6745545652841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196]+[.N196]" office:value-type="float" office:value="3757" calcext:value-type="float">
            <text:p>3757</text:p>
          </table:table-cell>
          <table:table-cell table:style-name="ce3" table:formula="of:=[.O196]/[.O$410]" office:value-type="float" office:value="5.03130246366505" calcext:value-type="float">
            <text:p>5.03</text:p>
          </table:table-cell>
          <table:table-cell table:formula="of:=[.D196]+[.H196]+[.L196]+[.P196]" office:value-type="float" office:value="10.0729827519259" calcext:value-type="float">
            <text:p>10.07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197:.G197])&gt;0;[.B197];0)" office:value-type="float" office:value="81994" calcext:value-type="float">
            <text:p>81994</text:p>
          </table:table-cell>
          <table:table-cell table:style-name="ce3" table:formula="of:=[.C197]/[.C$410]" office:value-type="float" office:value="3.09738116037735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6552425599756" calcext:value-type="float">
            <text:p>1.77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6745545652841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197]+[.N197]" office:value-type="float" office:value="3737" calcext:value-type="float">
            <text:p>3737</text:p>
          </table:table-cell>
          <table:table-cell table:style-name="ce3" table:formula="of:=[.O197]/[.O$410]" office:value-type="float" office:value="5.00451884661067" calcext:value-type="float">
            <text:p>5.00</text:p>
          </table:table-cell>
          <table:table-cell table:formula="of:=[.D197]+[.H197]+[.L197]+[.P197]" office:value-type="float" office:value="10.0541698086384" calcext:value-type="float">
            <text:p>10.05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8:.G198])&gt;0;[.B198];0)" office:value-type="float" office:value="137308" calcext:value-type="float">
            <text:p>137308</text:p>
          </table:table-cell>
          <table:table-cell table:style-name="ce3" table:formula="of:=[.C198]/[.C$410]" office:value-type="float" office:value="5.18690650985552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6552425599756" calcext:value-type="float">
            <text:p>1.77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6745545652841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8]+[.N198]" office:value-type="float" office:value="2154" calcext:value-type="float">
            <text:p>2154</text:p>
          </table:table-cell>
          <table:table-cell table:style-name="ce3" table:formula="of:=[.O198]/[.O$410]" office:value-type="float" office:value="2.88459555675659" calcext:value-type="float">
            <text:p>2.88</text:p>
          </table:table-cell>
          <table:table-cell table:formula="of:=[.D198]+[.H198]+[.L198]+[.P198]" office:value-type="float" office:value="10.0237718682625" calcext:value-type="float">
            <text:p>10.02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9:.G199])&gt;0;[.B199];0)" office:value-type="float" office:value="134822" calcext:value-type="float">
            <text:p>134822</text:p>
          </table:table-cell>
          <table:table-cell table:style-name="ce3" table:formula="of:=[.C199]/[.C$410]" office:value-type="float" office:value="5.09299610708583" calcext:value-type="float">
            <text:p>5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6552425599756" calcext:value-type="float">
            <text:p>1.77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6745545652841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9]+[.N199]" office:value-type="float" office:value="2224" calcext:value-type="float">
            <text:p>2224</text:p>
          </table:table-cell>
          <table:table-cell table:style-name="ce3" table:formula="of:=[.O199]/[.O$410]" office:value-type="float" office:value="2.97833821644692" calcext:value-type="float">
            <text:p>2.98</text:p>
          </table:table-cell>
          <table:table-cell table:formula="of:=[.D199]+[.H199]+[.L199]+[.P199]" office:value-type="float" office:value="10.0236041251831" calcext:value-type="float">
            <text:p>10.02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0:.G200])&gt;0;[.B200];0)" office:value-type="float" office:value="82276" calcext:value-type="float">
            <text:p>82276</text:p>
          </table:table-cell>
          <table:table-cell table:style-name="ce3" table:formula="of:=[.C200]/[.C$410]" office:value-type="float" office:value="3.1080339092032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6552425599756" calcext:value-type="float">
            <text:p>1.77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6745545652841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0]+[.N200]" office:value-type="float" office:value="3696" calcext:value-type="float">
            <text:p>3696</text:p>
          </table:table-cell>
          <table:table-cell table:style-name="ce3" table:formula="of:=[.O200]/[.O$410]" office:value-type="float" office:value="4.94961243164919" calcext:value-type="float">
            <text:p>4.95</text:p>
          </table:table-cell>
          <table:table-cell table:formula="of:=[.D200]+[.H200]+[.L200]+[.P200]" office:value-type="float" office:value="10.0099161425028" calcext:value-type="float">
            <text:p>10.01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1:.G201])&gt;0;[.B201];0)" office:value-type="float" office:value="83132" calcext:value-type="float">
            <text:p>83132</text:p>
          </table:table-cell>
          <table:table-cell table:style-name="ce3" table:formula="of:=[.C201]/[.C$410]" office:value-type="float" office:value="3.1403699127313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6552425599756" calcext:value-type="float">
            <text:p>1.77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6745545652841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1]+[.N201]" office:value-type="float" office:value="3656" calcext:value-type="float">
            <text:p>3656</text:p>
          </table:table-cell>
          <table:table-cell table:style-name="ce3" table:formula="of:=[.O201]/[.O$410]" office:value-type="float" office:value="4.89604519754043" calcext:value-type="float">
            <text:p>4.90</text:p>
          </table:table-cell>
          <table:table-cell table:formula="of:=[.D201]+[.H201]+[.L201]+[.P201]" office:value-type="float" office:value="9.98868491192213" calcext:value-type="float">
            <text:p>9.99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2:.G202])&gt;0;[.B202];0)" office:value-type="float" office:value="83309" calcext:value-type="float">
            <text:p>83309</text:p>
          </table:table-cell>
          <table:table-cell table:style-name="ce3" table:formula="of:=[.C202]/[.C$410]" office:value-type="float" office:value="3.14705621252625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6552425599756" calcext:value-type="float">
            <text:p>1.77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6745545652841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2]+[.N202]" office:value-type="float" office:value="3636" calcext:value-type="float">
            <text:p>3636</text:p>
          </table:table-cell>
          <table:table-cell table:style-name="ce3" table:formula="of:=[.O202]/[.O$410]" office:value-type="float" office:value="4.86926158048605" calcext:value-type="float">
            <text:p>4.87</text:p>
          </table:table-cell>
          <table:table-cell table:formula="of:=[.D202]+[.H202]+[.L202]+[.P202]" office:value-type="float" office:value="9.9685875946627" calcext:value-type="float">
            <text:p>9.97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3:.G203])&gt;0;[.B203];0)" office:value-type="float" office:value="84465" calcext:value-type="float">
            <text:p>84465</text:p>
          </table:table-cell>
          <table:table-cell table:style-name="ce3" table:formula="of:=[.C203]/[.C$410]" office:value-type="float" office:value="3.1907249275712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6552425599756" calcext:value-type="float">
            <text:p>1.77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6745545652841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3]+[.N203]" office:value-type="float" office:value="3596" calcext:value-type="float">
            <text:p>3596</text:p>
          </table:table-cell>
          <table:table-cell table:style-name="ce3" table:formula="of:=[.O203]/[.O$410]" office:value-type="float" office:value="4.8156943463773" calcext:value-type="float">
            <text:p>4.82</text:p>
          </table:table-cell>
          <table:table-cell table:formula="of:=[.D203]+[.H203]+[.L203]+[.P203]" office:value-type="float" office:value="9.9586890755989" calcext:value-type="float">
            <text:p>9.96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04:.G204])&gt;0;[.B204];0)" office:value-type="float" office:value="84588" calcext:value-type="float">
            <text:p>84588</text:p>
          </table:table-cell>
          <table:table-cell table:style-name="ce3" table:formula="of:=[.C204]/[.C$410]" office:value-type="float" office:value="3.19537133929311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6552425599756" calcext:value-type="float">
            <text:p>1.77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6745545652841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04]+[.N204]" office:value-type="float" office:value="3576" calcext:value-type="float">
            <text:p>3576</text:p>
          </table:table-cell>
          <table:table-cell table:style-name="ce3" table:formula="of:=[.O204]/[.O$410]" office:value-type="float" office:value="4.78891072932292" calcext:value-type="float">
            <text:p>4.79</text:p>
          </table:table-cell>
          <table:table-cell table:formula="of:=[.D204]+[.H204]+[.L204]+[.P204]" office:value-type="float" office:value="9.93655187026643" calcext:value-type="float">
            <text:p>9.94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05:.G205])&gt;0;[.B205];0)" office:value-type="float" office:value="84696" calcext:value-type="float">
            <text:p>84696</text:p>
          </table:table-cell>
          <table:table-cell table:style-name="ce3" table:formula="of:=[.C205]/[.C$410]" office:value-type="float" office:value="3.19945111543918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6552425599756" calcext:value-type="float">
            <text:p>1.77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6745545652841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05]+[.N205]" office:value-type="float" office:value="3556" calcext:value-type="float">
            <text:p>3556</text:p>
          </table:table-cell>
          <table:table-cell table:style-name="ce3" table:formula="of:=[.O205]/[.O$410]" office:value-type="float" office:value="4.76212711226854" calcext:value-type="float">
            <text:p>4.76</text:p>
          </table:table-cell>
          <table:table-cell table:formula="of:=[.D205]+[.H205]+[.L205]+[.P205]" office:value-type="float" office:value="9.91384802935812" calcext:value-type="float">
            <text:p>9.91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06:.G206])&gt;0;[.B206];0)" office:value-type="float" office:value="84897" calcext:value-type="float">
            <text:p>84897</text:p>
          </table:table-cell>
          <table:table-cell table:style-name="ce3" table:formula="of:=[.C206]/[.C$410]" office:value-type="float" office:value="3.20704403215548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6552425599756" calcext:value-type="float">
            <text:p>1.77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6745545652841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06]+[.N206]" office:value-type="float" office:value="3536" calcext:value-type="float">
            <text:p>3536</text:p>
          </table:table-cell>
          <table:table-cell table:style-name="ce3" table:formula="of:=[.O206]/[.O$410]" office:value-type="float" office:value="4.73534349521416" calcext:value-type="float">
            <text:p>4.74</text:p>
          </table:table-cell>
          <table:table-cell table:formula="of:=[.D206]+[.H206]+[.L206]+[.P206]" office:value-type="float" office:value="9.89465732902004" calcext:value-type="float">
            <text:p>9.89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07:.G207])&gt;0;[.B207];0)" office:value-type="float" office:value="85122" calcext:value-type="float">
            <text:p>85122</text:p>
          </table:table-cell>
          <table:table-cell table:style-name="ce3" table:formula="of:=[.C207]/[.C$410]" office:value-type="float" office:value="3.21554356579312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6552425599756" calcext:value-type="float">
            <text:p>1.77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6745545652841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07]+[.N207]" office:value-type="float" office:value="3516" calcext:value-type="float">
            <text:p>3516</text:p>
          </table:table-cell>
          <table:table-cell table:style-name="ce3" table:formula="of:=[.O207]/[.O$410]" office:value-type="float" office:value="4.70855987815978" calcext:value-type="float">
            <text:p>4.71</text:p>
          </table:table-cell>
          <table:table-cell table:formula="of:=[.D207]+[.H207]+[.L207]+[.P207]" office:value-type="float" office:value="9.8763732456033" calcext:value-type="float">
            <text:p>9.88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8:.G208])&gt;0;[.B208];0)" office:value-type="float" office:value="130244" calcext:value-type="float">
            <text:p>130244</text:p>
          </table:table-cell>
          <table:table-cell table:style-name="ce3" table:formula="of:=[.C208]/[.C$410]" office:value-type="float" office:value="4.92005892933859" calcext:value-type="float">
            <text:p>4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6552425599756" calcext:value-type="float">
            <text:p>1.77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6745545652841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8]+[.N208]" office:value-type="float" office:value="2241" calcext:value-type="float">
            <text:p>2241</text:p>
          </table:table-cell>
          <table:table-cell table:style-name="ce3" table:formula="of:=[.O208]/[.O$410]" office:value-type="float" office:value="3.00110429094314" calcext:value-type="float">
            <text:p>3.00</text:p>
          </table:table-cell>
          <table:table-cell table:formula="of:=[.D208]+[.H208]+[.L208]+[.P208]" office:value-type="float" office:value="9.87343302193212" calcext:value-type="float">
            <text:p>9.87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9:.G209])&gt;0;[.B209];0)" office:value-type="float" office:value="128237" calcext:value-type="float">
            <text:p>128237</text:p>
          </table:table-cell>
          <table:table-cell table:style-name="ce3" table:formula="of:=[.C209]/[.C$410]" office:value-type="float" office:value="4.84424308929081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6552425599756" calcext:value-type="float">
            <text:p>1.77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6745545652841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9]+[.N209]" office:value-type="float" office:value="2294" calcext:value-type="float">
            <text:p>2294</text:p>
          </table:table-cell>
          <table:table-cell table:style-name="ce3" table:formula="of:=[.O209]/[.O$410]" office:value-type="float" office:value="3.07208087613724" calcext:value-type="float">
            <text:p>3.07</text:p>
          </table:table-cell>
          <table:table-cell table:formula="of:=[.D209]+[.H209]+[.L209]+[.P209]" office:value-type="float" office:value="9.86859376707845" calcext:value-type="float">
            <text:p>9.87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10:.G210])&gt;0;[.B210];0)" office:value-type="float" office:value="85188" calcext:value-type="float">
            <text:p>85188</text:p>
          </table:table-cell>
          <table:table-cell table:style-name="ce3" table:formula="of:=[.C210]/[.C$410]" office:value-type="float" office:value="3.21803676232683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6552425599756" calcext:value-type="float">
            <text:p>1.77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6745545652841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10]+[.N210]" office:value-type="float" office:value="3496" calcext:value-type="float">
            <text:p>3496</text:p>
          </table:table-cell>
          <table:table-cell table:style-name="ce3" table:formula="of:=[.O210]/[.O$410]" office:value-type="float" office:value="4.6817762611054" calcext:value-type="float">
            <text:p>4.68</text:p>
          </table:table-cell>
          <table:table-cell table:formula="of:=[.D210]+[.H210]+[.L210]+[.P210]" office:value-type="float" office:value="9.85208282508263" calcext:value-type="float">
            <text:p>9.85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1:.G211])&gt;0;[.B211];0)" office:value-type="float" office:value="126544" calcext:value-type="float">
            <text:p>126544</text:p>
          </table:table-cell>
          <table:table-cell table:style-name="ce3" table:formula="of:=[.C211]/[.C$410]" office:value-type="float" office:value="4.78028882063068" calcext:value-type="float">
            <text:p>4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6552425599756" calcext:value-type="float">
            <text:p>1.77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6745545652841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1]+[.N211]" office:value-type="float" office:value="2329" calcext:value-type="float">
            <text:p>2329</text:p>
          </table:table-cell>
          <table:table-cell table:style-name="ce3" table:formula="of:=[.O211]/[.O$410]" office:value-type="float" office:value="3.1189522059824" calcext:value-type="float">
            <text:p>3.12</text:p>
          </table:table-cell>
          <table:table-cell table:formula="of:=[.D211]+[.H211]+[.L211]+[.P211]" office:value-type="float" office:value="9.85151082826348" calcext:value-type="float">
            <text:p>9.85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2:.G212])&gt;0;[.B212];0)" office:value-type="float" office:value="127146" calcext:value-type="float">
            <text:p>127146</text:p>
          </table:table-cell>
          <table:table-cell table:style-name="ce3" table:formula="of:=[.C212]/[.C$410]" office:value-type="float" office:value="4.80302979507451" calcext:value-type="float">
            <text:p>4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6552425599756" calcext:value-type="float">
            <text:p>1.77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6745545652841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2]+[.N212]" office:value-type="float" office:value="2312" calcext:value-type="float">
            <text:p>2312</text:p>
          </table:table-cell>
          <table:table-cell table:style-name="ce3" table:formula="of:=[.O212]/[.O$410]" office:value-type="float" office:value="3.09618613148618" calcext:value-type="float">
            <text:p>3.10</text:p>
          </table:table-cell>
          <table:table-cell table:formula="of:=[.D212]+[.H212]+[.L212]+[.P212]" office:value-type="float" office:value="9.85148572821109" calcext:value-type="float">
            <text:p>9.85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3:.G213])&gt;0;[.B213];0)" office:value-type="float" office:value="128602" calcext:value-type="float">
            <text:p>128602</text:p>
          </table:table-cell>
          <table:table-cell table:style-name="ce3" table:formula="of:=[.C213]/[.C$410]" office:value-type="float" office:value="4.85803122163632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6552425599756" calcext:value-type="float">
            <text:p>1.77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6745545652841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3]+[.N213]" office:value-type="float" office:value="2259" calcext:value-type="float">
            <text:p>2259</text:p>
          </table:table-cell>
          <table:table-cell table:style-name="ce3" table:formula="of:=[.O213]/[.O$410]" office:value-type="float" office:value="3.02520954629208" calcext:value-type="float">
            <text:p>3.03</text:p>
          </table:table-cell>
          <table:table-cell table:formula="of:=[.D213]+[.H213]+[.L213]+[.P213]" office:value-type="float" office:value="9.8355105695788" calcext:value-type="float">
            <text:p>9.84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14:.G214])&gt;0;[.B214];0)" office:value-type="float" office:value="85203" calcext:value-type="float">
            <text:p>85203</text:p>
          </table:table-cell>
          <table:table-cell table:style-name="ce3" table:formula="of:=[.C214]/[.C$410]" office:value-type="float" office:value="3.21860339790267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6552425599756" calcext:value-type="float">
            <text:p>1.77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6745545652841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14]+[.N214]" office:value-type="float" office:value="3476" calcext:value-type="float">
            <text:p>3476</text:p>
          </table:table-cell>
          <table:table-cell table:style-name="ce3" table:formula="of:=[.O214]/[.O$410]" office:value-type="float" office:value="4.65499264405102" calcext:value-type="float">
            <text:p>4.65</text:p>
          </table:table-cell>
          <table:table-cell table:formula="of:=[.D214]+[.H214]+[.L214]+[.P214]" office:value-type="float" office:value="9.8258658436041" calcext:value-type="float">
            <text:p>9.83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15:.G215])&gt;0;[.B215];0)" office:value-type="float" office:value="85833" calcext:value-type="float">
            <text:p>85833</text:p>
          </table:table-cell>
          <table:table-cell table:style-name="ce3" table:formula="of:=[.C215]/[.C$410]" office:value-type="float" office:value="3.24240209208807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6552425599756" calcext:value-type="float">
            <text:p>1.77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6745545652841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15]+[.N215]" office:value-type="float" office:value="3456" calcext:value-type="float">
            <text:p>3456</text:p>
          </table:table-cell>
          <table:table-cell table:style-name="ce3" table:formula="of:=[.O215]/[.O$410]" office:value-type="float" office:value="4.62820902699665" calcext:value-type="float">
            <text:p>4.63</text:p>
          </table:table-cell>
          <table:table-cell table:formula="of:=[.D215]+[.H215]+[.L215]+[.P215]" office:value-type="float" office:value="9.82288092073512" calcext:value-type="float">
            <text:p>9.82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16:.G216])&gt;0;[.B216];0)" office:value-type="float" office:value="86920" calcext:value-type="float">
            <text:p>86920</text:p>
          </table:table-cell>
          <table:table-cell table:style-name="ce3" table:formula="of:=[.C216]/[.C$410]" office:value-type="float" office:value="3.28346428348415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6552425599756" calcext:value-type="float">
            <text:p>1.77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6745545652841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16]+[.N216]" office:value-type="float" office:value="3417" calcext:value-type="float">
            <text:p>3417</text:p>
          </table:table-cell>
          <table:table-cell table:style-name="ce3" table:formula="of:=[.O216]/[.O$410]" office:value-type="float" office:value="4.57598097374061" calcext:value-type="float">
            <text:p>4.58</text:p>
          </table:table-cell>
          <table:table-cell table:formula="of:=[.D216]+[.H216]+[.L216]+[.P216]" office:value-type="float" office:value="9.81171505887516" calcext:value-type="float">
            <text:p>9.81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7:.G217])&gt;0;[.B217];0)" office:value-type="float" office:value="124626" calcext:value-type="float">
            <text:p>124626</text:p>
          </table:table-cell>
          <table:table-cell table:style-name="ce3" table:formula="of:=[.C217]/[.C$410]" office:value-type="float" office:value="4.7078350183329" calcext:value-type="float">
            <text:p>4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6552425599756" calcext:value-type="float">
            <text:p>1.77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6745545652841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7]+[.N217]" office:value-type="float" office:value="2347" calcext:value-type="float">
            <text:p>2347</text:p>
          </table:table-cell>
          <table:table-cell table:style-name="ce3" table:formula="of:=[.O217]/[.O$410]" office:value-type="float" office:value="3.14305746133134" calcext:value-type="float">
            <text:p>3.14</text:p>
          </table:table-cell>
          <table:table-cell table:formula="of:=[.D217]+[.H217]+[.L217]+[.P217]" office:value-type="float" office:value="9.80316228131465" calcext:value-type="float">
            <text:p>9.80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18:.G218])&gt;0;[.B218];0)" office:value-type="float" office:value="85895" calcext:value-type="float">
            <text:p>85895</text:p>
          </table:table-cell>
          <table:table-cell table:style-name="ce3" table:formula="of:=[.C218]/[.C$410]" office:value-type="float" office:value="3.24474418580156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6552425599756" calcext:value-type="float">
            <text:p>1.77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6745545652841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18]+[.N218]" office:value-type="float" office:value="3437" calcext:value-type="float">
            <text:p>3437</text:p>
          </table:table-cell>
          <table:table-cell table:style-name="ce3" table:formula="of:=[.O218]/[.O$410]" office:value-type="float" office:value="4.60276459079499" calcext:value-type="float">
            <text:p>4.60</text:p>
          </table:table-cell>
          <table:table-cell table:formula="of:=[.D218]+[.H218]+[.L218]+[.P218]" office:value-type="float" office:value="9.79977857824694" calcext:value-type="float">
            <text:p>9.80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19:.G219])&gt;0;[.B219];0)" office:value-type="float" office:value="88644" calcext:value-type="float">
            <text:p>88644</text:p>
          </table:table-cell>
          <table:table-cell table:style-name="ce3" table:formula="of:=[.C219]/[.C$410]" office:value-type="float" office:value="3.34858959900103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6552425599756" calcext:value-type="float">
            <text:p>1.77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6745545652841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19]+[.N219]" office:value-type="float" office:value="3358" calcext:value-type="float">
            <text:p>3358</text:p>
          </table:table-cell>
          <table:table-cell table:style-name="ce3" table:formula="of:=[.O219]/[.O$410]" office:value-type="float" office:value="4.49696930343019" calcext:value-type="float">
            <text:p>4.50</text:p>
          </table:table-cell>
          <table:table-cell table:formula="of:=[.D219]+[.H219]+[.L219]+[.P219]" office:value-type="float" office:value="9.79782870408162" calcext:value-type="float">
            <text:p>9.80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0:.G220])&gt;0;[.B220];0)" office:value-type="float" office:value="87092" calcext:value-type="float">
            <text:p>87092</text:p>
          </table:table-cell>
          <table:table-cell table:style-name="ce3" table:formula="of:=[.C220]/[.C$410]" office:value-type="float" office:value="3.28996170475382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6552425599756" calcext:value-type="float">
            <text:p>1.77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6745545652841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0]+[.N220]" office:value-type="float" office:value="3397" calcext:value-type="float">
            <text:p>3397</text:p>
          </table:table-cell>
          <table:table-cell table:style-name="ce3" table:formula="of:=[.O220]/[.O$410]" office:value-type="float" office:value="4.54919735668623" calcext:value-type="float">
            <text:p>4.55</text:p>
          </table:table-cell>
          <table:table-cell table:formula="of:=[.D220]+[.H220]+[.L220]+[.P220]" office:value-type="float" office:value="9.79142886309045" calcext:value-type="float">
            <text:p>9.79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1:.G221])&gt;0;[.B221];0)" office:value-type="float" office:value="89803" calcext:value-type="float">
            <text:p>89803</text:p>
          </table:table-cell>
          <table:table-cell table:style-name="ce3" table:formula="of:=[.C221]/[.C$410]" office:value-type="float" office:value="3.39237164116115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6552425599756" calcext:value-type="float">
            <text:p>1.77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6745545652841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1]+[.N221]" office:value-type="float" office:value="3319" calcext:value-type="float">
            <text:p>3319</text:p>
          </table:table-cell>
          <table:table-cell table:style-name="ce3" table:formula="of:=[.O221]/[.O$410]" office:value-type="float" office:value="4.44474125017415" calcext:value-type="float">
            <text:p>4.44</text:p>
          </table:table-cell>
          <table:table-cell table:formula="of:=[.D221]+[.H221]+[.L221]+[.P221]" office:value-type="float" office:value="9.7893826929857" calcext:value-type="float">
            <text:p>9.79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22:.G222])&gt;0;[.B222];0)" office:value-type="float" office:value="87532" calcext:value-type="float">
            <text:p>87532</text:p>
          </table:table-cell>
          <table:table-cell table:style-name="ce3" table:formula="of:=[.C222]/[.C$410]" office:value-type="float" office:value="3.30658301497854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6552425599756" calcext:value-type="float">
            <text:p>1.77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6745545652841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22]+[.N222]" office:value-type="float" office:value="3377" calcext:value-type="float">
            <text:p>3377</text:p>
          </table:table-cell>
          <table:table-cell table:style-name="ce3" table:formula="of:=[.O222]/[.O$410]" office:value-type="float" office:value="4.52241373963185" calcext:value-type="float">
            <text:p>4.52</text:p>
          </table:table-cell>
          <table:table-cell table:formula="of:=[.D222]+[.H222]+[.L222]+[.P222]" office:value-type="float" office:value="9.78126655626079" calcext:value-type="float">
            <text:p>9.78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3:.G223])&gt;0;[.B223];0)" office:value-type="float" office:value="88893" calcext:value-type="float">
            <text:p>88893</text:p>
          </table:table-cell>
          <table:table-cell table:style-name="ce3" table:formula="of:=[.C223]/[.C$410]" office:value-type="float" office:value="3.35799574956002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6552425599756" calcext:value-type="float">
            <text:p>1.77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6745545652841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3]+[.N223]" office:value-type="float" office:value="3338" calcext:value-type="float">
            <text:p>3338</text:p>
          </table:table-cell>
          <table:table-cell table:style-name="ce3" table:formula="of:=[.O223]/[.O$410]" office:value-type="float" office:value="4.47018568637581" calcext:value-type="float">
            <text:p>4.47</text:p>
          </table:table-cell>
          <table:table-cell table:formula="of:=[.D223]+[.H223]+[.L223]+[.P223]" office:value-type="float" office:value="9.78045123758623" calcext:value-type="float">
            <text:p>9.78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4:.G224])&gt;0;[.B224];0)" office:value-type="float" office:value="122466" calcext:value-type="float">
            <text:p>122466</text:p>
          </table:table-cell>
          <table:table-cell table:style-name="ce3" table:formula="of:=[.C224]/[.C$410]" office:value-type="float" office:value="4.62623949541153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6552425599756" calcext:value-type="float">
            <text:p>1.77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6745545652841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4]+[.N224]" office:value-type="float" office:value="2383" calcext:value-type="float">
            <text:p>2383</text:p>
          </table:table-cell>
          <table:table-cell table:style-name="ce3" table:formula="of:=[.O224]/[.O$410]" office:value-type="float" office:value="3.19126797202923" calcext:value-type="float">
            <text:p>3.19</text:p>
          </table:table-cell>
          <table:table-cell table:formula="of:=[.D224]+[.H224]+[.L224]+[.P224]" office:value-type="float" office:value="9.76977726909116" calcext:value-type="float">
            <text:p>9.77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25:.G225])&gt;0;[.B225];0)" office:value-type="float" office:value="89817" calcext:value-type="float">
            <text:p>89817</text:p>
          </table:table-cell>
          <table:table-cell table:style-name="ce3" table:formula="of:=[.C225]/[.C$410]" office:value-type="float" office:value="3.39290050103194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6552425599756" calcext:value-type="float">
            <text:p>1.77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6745545652841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25]+[.N225]" office:value-type="float" office:value="3299" calcext:value-type="float">
            <text:p>3299</text:p>
          </table:table-cell>
          <table:table-cell table:style-name="ce3" table:formula="of:=[.O225]/[.O$410]" office:value-type="float" office:value="4.41795763311977" calcext:value-type="float">
            <text:p>4.42</text:p>
          </table:table-cell>
          <table:table-cell table:formula="of:=[.D225]+[.H225]+[.L225]+[.P225]" office:value-type="float" office:value="9.76312793580211" calcext:value-type="float">
            <text:p>9.76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6:.G226])&gt;0;[.B226];0)" office:value-type="float" office:value="122616" calcext:value-type="float">
            <text:p>122616</text:p>
          </table:table-cell>
          <table:table-cell table:style-name="ce3" table:formula="of:=[.C226]/[.C$410]" office:value-type="float" office:value="4.63190585116996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6552425599756" calcext:value-type="float">
            <text:p>1.77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6745545652841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6]+[.N226]" office:value-type="float" office:value="2365" calcext:value-type="float">
            <text:p>2365</text:p>
          </table:table-cell>
          <table:table-cell table:style-name="ce3" table:formula="of:=[.O226]/[.O$410]" office:value-type="float" office:value="3.16716271668029" calcext:value-type="float">
            <text:p>3.17</text:p>
          </table:table-cell>
          <table:table-cell table:formula="of:=[.D226]+[.H226]+[.L226]+[.P226]" office:value-type="float" office:value="9.75133836950064" calcext:value-type="float">
            <text:p>9.75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27:.G227])&gt;0;[.B227];0)" office:value-type="float" office:value="90014" calcext:value-type="float">
            <text:p>90014</text:p>
          </table:table-cell>
          <table:table-cell table:style-name="ce3" table:formula="of:=[.C227]/[.C$410]" office:value-type="float" office:value="3.40034231492801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6552425599756" calcext:value-type="float">
            <text:p>1.77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6745545652841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27]+[.N227]" office:value-type="float" office:value="3280" calcext:value-type="float">
            <text:p>3280</text:p>
          </table:table-cell>
          <table:table-cell table:style-name="ce3" table:formula="of:=[.O227]/[.O$410]" office:value-type="float" office:value="4.39251319691811" calcext:value-type="float">
            <text:p>4.39</text:p>
          </table:table-cell>
          <table:table-cell table:formula="of:=[.D227]+[.H227]+[.L227]+[.P227]" office:value-type="float" office:value="9.74512531349652" calcext:value-type="float">
            <text:p>9.75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28:.G228])&gt;0;[.B228];0)" office:value-type="float" office:value="93697" calcext:value-type="float">
            <text:p>93697</text:p>
          </table:table-cell>
          <table:table-cell table:style-name="ce3" table:formula="of:=[.C228]/[.C$410]" office:value-type="float" office:value="3.53947023664996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6552425599756" calcext:value-type="float">
            <text:p>1.77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6745545652841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28]+[.N228]" office:value-type="float" office:value="3163" calcext:value-type="float">
            <text:p>3163</text:p>
          </table:table-cell>
          <table:table-cell table:style-name="ce3" table:formula="of:=[.O228]/[.O$410]" office:value-type="float" office:value="4.23582903715" calcext:value-type="float">
            <text:p>4.24</text:p>
          </table:table-cell>
          <table:table-cell table:formula="of:=[.D228]+[.H228]+[.L228]+[.P228]" office:value-type="float" office:value="9.72756907545036" calcext:value-type="float">
            <text:p>9.73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29:.G229])&gt;0;[.B229];0)" office:value-type="float" office:value="94202" calcext:value-type="float">
            <text:p>94202</text:p>
          </table:table-cell>
          <table:table-cell table:style-name="ce3" table:formula="of:=[.C229]/[.C$410]" office:value-type="float" office:value="3.55854696770334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6552425599756" calcext:value-type="float">
            <text:p>1.77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6745545652841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29]+[.N229]" office:value-type="float" office:value="3144" calcext:value-type="float">
            <text:p>3144</text:p>
          </table:table-cell>
          <table:table-cell table:style-name="ce3" table:formula="of:=[.O229]/[.O$410]" office:value-type="float" office:value="4.21038460094834" calcext:value-type="float">
            <text:p>4.21</text:p>
          </table:table-cell>
          <table:table-cell table:formula="of:=[.D229]+[.H229]+[.L229]+[.P229]" office:value-type="float" office:value="9.72120137030207" calcext:value-type="float">
            <text:p>9.72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0:.G230])&gt;0;[.B230];0)" office:value-type="float" office:value="92129" calcext:value-type="float">
            <text:p>92129</text:p>
          </table:table-cell>
          <table:table-cell table:style-name="ce3" table:formula="of:=[.C230]/[.C$410]" office:value-type="float" office:value="3.48023793112185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6552425599756" calcext:value-type="float">
            <text:p>1.77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6745545652841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0]+[.N230]" office:value-type="float" office:value="3202" calcext:value-type="float">
            <text:p>3202</text:p>
          </table:table-cell>
          <table:table-cell table:style-name="ce3" table:formula="of:=[.O230]/[.O$410]" office:value-type="float" office:value="4.28805709040604" calcext:value-type="float">
            <text:p>4.29</text:p>
          </table:table-cell>
          <table:table-cell table:formula="of:=[.D230]+[.H230]+[.L230]+[.P230]" office:value-type="float" office:value="9.72056482317829" calcext:value-type="float">
            <text:p>9.72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1:.G231])&gt;0;[.B231];0)" office:value-type="float" office:value="92787" calcext:value-type="float">
            <text:p>92787</text:p>
          </table:table-cell>
          <table:table-cell table:style-name="ce3" table:formula="of:=[.C231]/[.C$410]" office:value-type="float" office:value="3.50509434504883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6552425599756" calcext:value-type="float">
            <text:p>1.77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6745545652841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1]+[.N231]" office:value-type="float" office:value="3182" calcext:value-type="float">
            <text:p>3182</text:p>
          </table:table-cell>
          <table:table-cell table:style-name="ce3" table:formula="of:=[.O231]/[.O$410]" office:value-type="float" office:value="4.26127347335166" calcext:value-type="float">
            <text:p>4.26</text:p>
          </table:table-cell>
          <table:table-cell table:formula="of:=[.D231]+[.H231]+[.L231]+[.P231]" office:value-type="float" office:value="9.71863762005088" calcext:value-type="float">
            <text:p>9.72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32:.G232])&gt;0;[.B232];0)" office:value-type="float" office:value="90609" calcext:value-type="float">
            <text:p>90609</text:p>
          </table:table-cell>
          <table:table-cell table:style-name="ce3" table:formula="of:=[.C232]/[.C$410]" office:value-type="float" office:value="3.42281885943644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6552425599756" calcext:value-type="float">
            <text:p>1.77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6745545652841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/>
          <table:table-cell table:formula="of:=[.M232]+[.N232]" office:value-type="float" office:value="3241" calcext:value-type="float">
            <text:p>3241</text:p>
          </table:table-cell>
          <table:table-cell table:style-name="ce3" table:formula="of:=[.O232]/[.O$410]" office:value-type="float" office:value="4.34028514366207" calcext:value-type="float">
            <text:p>4.34</text:p>
          </table:table-cell>
          <table:table-cell table:formula="of:=[.D232]+[.H232]+[.L232]+[.P232]" office:value-type="float" office:value="9.71537380474892" calcext:value-type="float">
            <text:p>9.72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3:.G233])&gt;0;[.B233];0)" office:value-type="float" office:value="94654" calcext:value-type="float">
            <text:p>94654</text:p>
          </table:table-cell>
          <table:table-cell table:style-name="ce3" table:formula="of:=[.C233]/[.C$410]" office:value-type="float" office:value="3.57562158638874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6552425599756" calcext:value-type="float">
            <text:p>1.77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6745545652841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3]+[.N233]" office:value-type="float" office:value="3125" calcext:value-type="float">
            <text:p>3125</text:p>
          </table:table-cell>
          <table:table-cell table:style-name="ce3" table:formula="of:=[.O233]/[.O$410]" office:value-type="float" office:value="4.18494016474668" calcext:value-type="float">
            <text:p>4.18</text:p>
          </table:table-cell>
          <table:table-cell table:formula="of:=[.D233]+[.H233]+[.L233]+[.P233]" office:value-type="float" office:value="9.71283155278581" calcext:value-type="float">
            <text:p>9.71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4:.G234])&gt;0;[.B234];0)" office:value-type="float" office:value="98676" calcext:value-type="float">
            <text:p>98676</text:p>
          </table:table-cell>
          <table:table-cell table:style-name="ce3" table:formula="of:=[.C234]/[.C$410]" office:value-type="float" office:value="3.72755547212474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6552425599756" calcext:value-type="float">
            <text:p>1.77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6745545652841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4]+[.N234]" office:value-type="float" office:value="3010" calcext:value-type="float">
            <text:p>3010</text:p>
          </table:table-cell>
          <table:table-cell table:style-name="ce3" table:formula="of:=[.O234]/[.O$410]" office:value-type="float" office:value="4.030934366684" calcext:value-type="float">
            <text:p>4.03</text:p>
          </table:table-cell>
          <table:table-cell table:formula="of:=[.D234]+[.H234]+[.L234]+[.P234]" office:value-type="float" office:value="9.71075964045914" calcext:value-type="float">
            <text:p>9.71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5:.G235])&gt;0;[.B235];0)" office:value-type="float" office:value="120230" calcext:value-type="float">
            <text:p>120230</text:p>
          </table:table-cell>
          <table:table-cell table:style-name="ce3" table:formula="of:=[.C235]/[.C$410]" office:value-type="float" office:value="4.54177301890589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6552425599756" calcext:value-type="float">
            <text:p>1.77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6745545652841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5]+[.N235]" office:value-type="float" office:value="2401" calcext:value-type="float">
            <text:p>2401</text:p>
          </table:table-cell>
          <table:table-cell table:style-name="ce3" table:formula="of:=[.O235]/[.O$410]" office:value-type="float" office:value="3.21537322737817" calcext:value-type="float">
            <text:p>3.22</text:p>
          </table:table-cell>
          <table:table-cell table:formula="of:=[.D235]+[.H235]+[.L235]+[.P235]" office:value-type="float" office:value="9.70941604793445" calcext:value-type="float">
            <text:p>9.71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6:.G236])&gt;0;[.B236];0)" office:value-type="float" office:value="97684" calcext:value-type="float">
            <text:p>97684</text:p>
          </table:table-cell>
          <table:table-cell table:style-name="ce3" table:formula="of:=[.C236]/[.C$410]" office:value-type="float" office:value="3.690081972709" calcext:value-type="float">
            <text:p>3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6552425599756" calcext:value-type="float">
            <text:p>1.77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6745545652841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6]+[.N236]" office:value-type="float" office:value="3029" calcext:value-type="float">
            <text:p>3029</text:p>
          </table:table-cell>
          <table:table-cell table:style-name="ce3" table:formula="of:=[.O236]/[.O$410]" office:value-type="float" office:value="4.05637880288566" calcext:value-type="float">
            <text:p>4.06</text:p>
          </table:table-cell>
          <table:table-cell table:formula="of:=[.D236]+[.H236]+[.L236]+[.P236]" office:value-type="float" office:value="9.69873057724506" calcext:value-type="float">
            <text:p>9.70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37:.G237])&gt;0;[.B237];0)" office:value-type="float" office:value="94869" calcext:value-type="float">
            <text:p>94869</text:p>
          </table:table-cell>
          <table:table-cell table:style-name="ce3" table:formula="of:=[.C237]/[.C$410]" office:value-type="float" office:value="3.58374336297582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6552425599756" calcext:value-type="float">
            <text:p>1.77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6745545652841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37]+[.N237]" office:value-type="float" office:value="3105" calcext:value-type="float">
            <text:p>3105</text:p>
          </table:table-cell>
          <table:table-cell table:style-name="ce3" table:formula="of:=[.O237]/[.O$410]" office:value-type="float" office:value="4.1581565476923" calcext:value-type="float">
            <text:p>4.16</text:p>
          </table:table-cell>
          <table:table-cell table:formula="of:=[.D237]+[.H237]+[.L237]+[.P237]" office:value-type="float" office:value="9.69416971231852" calcext:value-type="float">
            <text:p>9.69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38:.G238])&gt;0;[.B238];0)" office:value-type="float" office:value="95303" calcext:value-type="float">
            <text:p>95303</text:p>
          </table:table-cell>
          <table:table-cell table:style-name="ce3" table:formula="of:=[.C238]/[.C$410]" office:value-type="float" office:value="3.6001380189702" calcext:value-type="float">
            <text:p>3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6552425599756" calcext:value-type="float">
            <text:p>1.77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6745545652841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38]+[.N238]" office:value-type="float" office:value="3086" calcext:value-type="float">
            <text:p>3086</text:p>
          </table:table-cell>
          <table:table-cell table:style-name="ce3" table:formula="of:=[.O238]/[.O$410]" office:value-type="float" office:value="4.13271211149064" calcext:value-type="float">
            <text:p>4.13</text:p>
          </table:table-cell>
          <table:table-cell table:formula="of:=[.D238]+[.H238]+[.L238]+[.P238]" office:value-type="float" office:value="9.68511993211124" calcext:value-type="float">
            <text:p>9.69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39:.G239])&gt;0;[.B239];0)" office:value-type="float" office:value="95826" calcext:value-type="float">
            <text:p>95826</text:p>
          </table:table-cell>
          <table:table-cell table:style-name="ce3" table:formula="of:=[.C239]/[.C$410]" office:value-type="float" office:value="3.61989471271459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6552425599756" calcext:value-type="float">
            <text:p>1.77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6745545652841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39]+[.N239]" office:value-type="float" office:value="3067" calcext:value-type="float">
            <text:p>3067</text:p>
          </table:table-cell>
          <table:table-cell table:style-name="ce3" table:formula="of:=[.O239]/[.O$410]" office:value-type="float" office:value="4.10726767528898" calcext:value-type="float">
            <text:p>4.11</text:p>
          </table:table-cell>
          <table:table-cell table:formula="of:=[.D239]+[.H239]+[.L239]+[.P239]" office:value-type="float" office:value="9.67943218965397" calcext:value-type="float">
            <text:p>9.68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0:.G240])&gt;0;[.B240];0)" office:value-type="float" office:value="100071" calcext:value-type="float">
            <text:p>100071</text:p>
          </table:table-cell>
          <table:table-cell table:style-name="ce3" table:formula="of:=[.C240]/[.C$410]" office:value-type="float" office:value="3.78025258067812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6552425599756" calcext:value-type="float">
            <text:p>1.77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6745545652841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0]+[.N240]" office:value-type="float" office:value="2934" calcext:value-type="float">
            <text:p>2934</text:p>
          </table:table-cell>
          <table:table-cell table:style-name="ce3" table:formula="of:=[.O240]/[.O$410]" office:value-type="float" office:value="3.92915662187736" calcext:value-type="float">
            <text:p>3.93</text:p>
          </table:table-cell>
          <table:table-cell table:formula="of:=[.D240]+[.H240]+[.L240]+[.P240]" office:value-type="float" office:value="9.66167900420589" calcext:value-type="float">
            <text:p>9.66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1:.G241])&gt;0;[.B241];0)" office:value-type="float" office:value="114308" calcext:value-type="float">
            <text:p>114308</text:p>
          </table:table-cell>
          <table:table-cell table:style-name="ce3" table:formula="of:=[.C241]/[.C$410]" office:value-type="float" office:value="4.31806529356312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6552425599756" calcext:value-type="float">
            <text:p>1.77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6745545652841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1]+[.N241]" office:value-type="float" office:value="2527" calcext:value-type="float">
            <text:p>2527</text:p>
          </table:table-cell>
          <table:table-cell table:style-name="ce3" table:formula="of:=[.O241]/[.O$410]" office:value-type="float" office:value="3.38411001482075" calcext:value-type="float">
            <text:p>3.38</text:p>
          </table:table-cell>
          <table:table-cell table:formula="of:=[.D241]+[.H241]+[.L241]+[.P241]" office:value-type="float" office:value="9.65444511003427" calcext:value-type="float">
            <text:p>9.65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2:.G242])&gt;0;[.B242];0)" office:value-type="float" office:value="114574" calcext:value-type="float">
            <text:p>114574</text:p>
          </table:table-cell>
          <table:table-cell table:style-name="ce3" table:formula="of:=[.C242]/[.C$410]" office:value-type="float" office:value="4.32811363110807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6552425599756" calcext:value-type="float">
            <text:p>1.77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6745545652841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2]+[.N242]" office:value-type="float" office:value="2508" calcext:value-type="float">
            <text:p>2508</text:p>
          </table:table-cell>
          <table:table-cell table:style-name="ce3" table:formula="of:=[.O242]/[.O$410]" office:value-type="float" office:value="3.35866557861909" calcext:value-type="float">
            <text:p>3.36</text:p>
          </table:table-cell>
          <table:table-cell table:formula="of:=[.D242]+[.H242]+[.L242]+[.P242]" office:value-type="float" office:value="9.63904901137756" calcext:value-type="float">
            <text:p>9.64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3:.G243])&gt;0;[.B243];0)" office:value-type="float" office:value="100531" calcext:value-type="float">
            <text:p>100531</text:p>
          </table:table-cell>
          <table:table-cell table:style-name="ce3" table:formula="of:=[.C243]/[.C$410]" office:value-type="float" office:value="3.79762940500397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6552425599756" calcext:value-type="float">
            <text:p>1.77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6745545652841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3]+[.N243]" office:value-type="float" office:value="2896" calcext:value-type="float">
            <text:p>2896</text:p>
          </table:table-cell>
          <table:table-cell table:style-name="ce3" table:formula="of:=[.O243]/[.O$410]" office:value-type="float" office:value="3.87826774947404" calcext:value-type="float">
            <text:p>3.88</text:p>
          </table:table-cell>
          <table:table-cell table:formula="of:=[.D243]+[.H243]+[.L243]+[.P243]" office:value-type="float" office:value="9.62816695612841" calcext:value-type="float">
            <text:p>9.63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4:.G244])&gt;0;[.B244];0)" office:value-type="float" office:value="114616" calcext:value-type="float">
            <text:p>114616</text:p>
          </table:table-cell>
          <table:table-cell table:style-name="ce3" table:formula="of:=[.C244]/[.C$410]" office:value-type="float" office:value="4.32970021072043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6552425599756" calcext:value-type="float">
            <text:p>1.77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6745545652841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4]+[.N244]" office:value-type="float" office:value="2490" calcext:value-type="float">
            <text:p>2490</text:p>
          </table:table-cell>
          <table:table-cell table:style-name="ce3" table:formula="of:=[.O244]/[.O$410]" office:value-type="float" office:value="3.33456032327015" calcext:value-type="float">
            <text:p>3.33</text:p>
          </table:table-cell>
          <table:table-cell table:formula="of:=[.D244]+[.H244]+[.L244]+[.P244]" office:value-type="float" office:value="9.61653033564098" calcext:value-type="float">
            <text:p>9.62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5:.G245])&gt;0;[.B245];0)" office:value-type="float" office:value="111078" calcext:value-type="float">
            <text:p>111078</text:p>
          </table:table-cell>
          <table:table-cell table:style-name="ce3" table:formula="of:=[.C245]/[.C$410]" office:value-type="float" office:value="4.19604976623162" calcext:value-type="float">
            <text:p>4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6552425599756" calcext:value-type="float">
            <text:p>1.77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6745545652841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5]+[.N245]" office:value-type="float" office:value="2581" calcext:value-type="float">
            <text:p>2581</text:p>
          </table:table-cell>
          <table:table-cell table:style-name="ce3" table:formula="of:=[.O245]/[.O$410]" office:value-type="float" office:value="3.45642578086758" calcext:value-type="float">
            <text:p>3.46</text:p>
          </table:table-cell>
          <table:table-cell table:formula="of:=[.D245]+[.H245]+[.L245]+[.P245]" office:value-type="float" office:value="9.6047453487496" calcext:value-type="float">
            <text:p>9.60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46:.G246])&gt;0;[.B246];0)" office:value-type="float" office:value="100558" calcext:value-type="float">
            <text:p>100558</text:p>
          </table:table-cell>
          <table:table-cell table:style-name="ce3" table:formula="of:=[.C246]/[.C$410]" office:value-type="float" office:value="3.79864934904049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6552425599756" calcext:value-type="float">
            <text:p>1.77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6745545652841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46]+[.N246]" office:value-type="float" office:value="2877" calcext:value-type="float">
            <text:p>2877</text:p>
          </table:table-cell>
          <table:table-cell table:style-name="ce3" table:formula="of:=[.O246]/[.O$410]" office:value-type="float" office:value="3.85282331327238" calcext:value-type="float">
            <text:p>3.85</text:p>
          </table:table-cell>
          <table:table-cell table:formula="of:=[.D246]+[.H246]+[.L246]+[.P246]" office:value-type="float" office:value="9.60374246396327" calcext:value-type="float">
            <text:p>9.60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7:.G247])&gt;0;[.B247];0)" office:value-type="float" office:value="114800" calcext:value-type="float">
            <text:p>114800</text:p>
          </table:table-cell>
          <table:table-cell table:style-name="ce3" table:formula="of:=[.C247]/[.C$410]" office:value-type="float" office:value="4.33665094045077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6552425599756" calcext:value-type="float">
            <text:p>1.77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6745545652841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7]+[.N247]" office:value-type="float" office:value="2472" calcext:value-type="float">
            <text:p>2472</text:p>
          </table:table-cell>
          <table:table-cell table:style-name="ce3" table:formula="of:=[.O247]/[.O$410]" office:value-type="float" office:value="3.31045506792121" calcext:value-type="float">
            <text:p>3.31</text:p>
          </table:table-cell>
          <table:table-cell table:formula="of:=[.D247]+[.H247]+[.L247]+[.P247]" office:value-type="float" office:value="9.59937581002238" calcext:value-type="float">
            <text:p>9.60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48:.G248])&gt;0;[.B248];0)" office:value-type="float" office:value="101019" calcext:value-type="float">
            <text:p>101019</text:p>
          </table:table-cell>
          <table:table-cell table:style-name="ce3" table:formula="of:=[.C248]/[.C$410]" office:value-type="float" office:value="3.81606394907139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6552425599756" calcext:value-type="float">
            <text:p>1.77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6745545652841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48]+[.N248]" office:value-type="float" office:value="2859" calcext:value-type="float">
            <text:p>2859</text:p>
          </table:table-cell>
          <table:table-cell table:style-name="ce3" table:formula="of:=[.O248]/[.O$410]" office:value-type="float" office:value="3.82871805792344" calcext:value-type="float">
            <text:p>3.83</text:p>
          </table:table-cell>
          <table:table-cell table:formula="of:=[.D248]+[.H248]+[.L248]+[.P248]" office:value-type="float" office:value="9.59705180864524" calcext:value-type="float">
            <text:p>9.60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49:.G249])&gt;0;[.B249];0)" office:value-type="float" office:value="111346" calcext:value-type="float">
            <text:p>111346</text:p>
          </table:table-cell>
          <table:table-cell table:style-name="ce3" table:formula="of:=[.C249]/[.C$410]" office:value-type="float" office:value="4.20617365518668" calcext:value-type="float">
            <text:p>4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6552425599756" calcext:value-type="float">
            <text:p>1.77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6745545652841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49]+[.N249]" office:value-type="float" office:value="2563" calcext:value-type="float">
            <text:p>2563</text:p>
          </table:table-cell>
          <table:table-cell table:style-name="ce3" table:formula="of:=[.O249]/[.O$410]" office:value-type="float" office:value="3.43232052551863" calcext:value-type="float">
            <text:p>3.43</text:p>
          </table:table-cell>
          <table:table-cell table:formula="of:=[.D249]+[.H249]+[.L249]+[.P249]" office:value-type="float" office:value="9.59076398235572" calcext:value-type="float">
            <text:p>9.59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0:.G250])&gt;0;[.B250];0)" office:value-type="float" office:value="115060" calcext:value-type="float">
            <text:p>115060</text:p>
          </table:table-cell>
          <table:table-cell table:style-name="ce3" table:formula="of:=[.C250]/[.C$410]" office:value-type="float" office:value="4.34647262376538" calcext:value-type="float">
            <text:p>4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6552425599756" calcext:value-type="float">
            <text:p>1.77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6745545652841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0]+[.N250]" office:value-type="float" office:value="2454" calcext:value-type="float">
            <text:p>2454</text:p>
          </table:table-cell>
          <table:table-cell table:style-name="ce3" table:formula="of:=[.O250]/[.O$410]" office:value-type="float" office:value="3.28634981257227" calcext:value-type="float">
            <text:p>3.29</text:p>
          </table:table-cell>
          <table:table-cell table:formula="of:=[.D250]+[.H250]+[.L250]+[.P250]" office:value-type="float" office:value="9.58509223798805" calcext:value-type="float">
            <text:p>9.59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1:.G251])&gt;0;[.B251];0)" office:value-type="float" office:value="101668" calcext:value-type="float">
            <text:p>101668</text:p>
          </table:table-cell>
          <table:table-cell table:style-name="ce3" table:formula="of:=[.C251]/[.C$410]" office:value-type="float" office:value="3.84058038165286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6552425599756" calcext:value-type="float">
            <text:p>1.77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6745545652841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1]+[.N251]" office:value-type="float" office:value="2821" calcext:value-type="float">
            <text:p>2821</text:p>
          </table:table-cell>
          <table:table-cell table:style-name="ce3" table:formula="of:=[.O251]/[.O$410]" office:value-type="float" office:value="3.77782918552012" calcext:value-type="float">
            <text:p>3.78</text:p>
          </table:table-cell>
          <table:table-cell table:formula="of:=[.D251]+[.H251]+[.L251]+[.P251]" office:value-type="float" office:value="9.57067936882338" calcext:value-type="float">
            <text:p>9.57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2:.G252])&gt;0;[.B252];0)" office:value-type="float" office:value="115296" calcext:value-type="float">
            <text:p>115296</text:p>
          </table:table-cell>
          <table:table-cell table:style-name="ce3" table:formula="of:=[.C252]/[.C$410]" office:value-type="float" office:value="4.35538769015864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6552425599756" calcext:value-type="float">
            <text:p>1.77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6745545652841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2]+[.N252]" office:value-type="float" office:value="2436" calcext:value-type="float">
            <text:p>2436</text:p>
          </table:table-cell>
          <table:table-cell table:style-name="ce3" table:formula="of:=[.O252]/[.O$410]" office:value-type="float" office:value="3.26224455722333" calcext:value-type="float">
            <text:p>3.26</text:p>
          </table:table-cell>
          <table:table-cell table:formula="of:=[.D252]+[.H252]+[.L252]+[.P252]" office:value-type="float" office:value="9.56990204903237" calcext:value-type="float">
            <text:p>9.57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3:.G253])&gt;0;[.B253];0)" office:value-type="float" office:value="106828" calcext:value-type="float">
            <text:p>106828</text:p>
          </table:table-cell>
          <table:table-cell table:style-name="ce3" table:formula="of:=[.C253]/[.C$410]" office:value-type="float" office:value="4.03550301974281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6552425599756" calcext:value-type="float">
            <text:p>1.77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6745545652841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3]+[.N253]" office:value-type="float" office:value="2673" calcext:value-type="float">
            <text:p>2673</text:p>
          </table:table-cell>
          <table:table-cell table:style-name="ce3" table:formula="of:=[.O253]/[.O$410]" office:value-type="float" office:value="3.57963041931772" calcext:value-type="float">
            <text:p>3.58</text:p>
          </table:table-cell>
          <table:table-cell table:formula="of:=[.D253]+[.H253]+[.L253]+[.P253]" office:value-type="float" office:value="9.56740324071093" calcext:value-type="float">
            <text:p>9.57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4:.G254])&gt;0;[.B254];0)" office:value-type="float" office:value="102115" calcext:value-type="float">
            <text:p>102115</text:p>
          </table:table-cell>
          <table:table-cell table:style-name="ce3" table:formula="of:=[.C254]/[.C$410]" office:value-type="float" office:value="3.8574661218129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6552425599756" calcext:value-type="float">
            <text:p>1.77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6745545652841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4]+[.N254]" office:value-type="float" office:value="2802" calcext:value-type="float">
            <text:p>2802</text:p>
          </table:table-cell>
          <table:table-cell table:style-name="ce3" table:formula="of:=[.O254]/[.O$410]" office:value-type="float" office:value="3.75238474931846" calcext:value-type="float">
            <text:p>3.75</text:p>
          </table:table-cell>
          <table:table-cell table:formula="of:=[.D254]+[.H254]+[.L254]+[.P254]" office:value-type="float" office:value="9.56212067278184" calcext:value-type="float">
            <text:p>9.56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5:.G255])&gt;0;[.B255];0)" office:value-type="float" office:value="109265" calcext:value-type="float">
            <text:p>109265</text:p>
          </table:table-cell>
          <table:table-cell table:style-name="ce3" table:formula="of:=[.C255]/[.C$410]" office:value-type="float" office:value="4.12756241296475" calcext:value-type="float">
            <text:p>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6552425599756" calcext:value-type="float">
            <text:p>1.77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6745545652841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5]+[.N255]" office:value-type="float" office:value="2599" calcext:value-type="float">
            <text:p>2599</text:p>
          </table:table-cell>
          <table:table-cell table:style-name="ce3" table:formula="of:=[.O255]/[.O$410]" office:value-type="float" office:value="3.48053103621652" calcext:value-type="float">
            <text:p>3.48</text:p>
          </table:table-cell>
          <table:table-cell table:formula="of:=[.D255]+[.H255]+[.L255]+[.P255]" office:value-type="float" office:value="9.56036325083166" calcext:value-type="float">
            <text:p>9.56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6:.G256])&gt;0;[.B256];0)" office:value-type="float" office:value="102236" calcext:value-type="float">
            <text:p>102236</text:p>
          </table:table-cell>
          <table:table-cell table:style-name="ce3" table:formula="of:=[.C256]/[.C$410]" office:value-type="float" office:value="3.8620369821247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6552425599756" calcext:value-type="float">
            <text:p>1.77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6745545652841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6]+[.N256]" office:value-type="float" office:value="2784" calcext:value-type="float">
            <text:p>2784</text:p>
          </table:table-cell>
          <table:table-cell table:style-name="ce3" table:formula="of:=[.O256]/[.O$410]" office:value-type="float" office:value="3.72827949396952" calcext:value-type="float">
            <text:p>3.73</text:p>
          </table:table-cell>
          <table:table-cell table:formula="of:=[.D256]+[.H256]+[.L256]+[.P256]" office:value-type="float" office:value="9.5425862777447" calcext:value-type="float">
            <text:p>9.54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57:.G257])&gt;0;[.B257];0)" office:value-type="float" office:value="102843" calcext:value-type="float">
            <text:p>102843</text:p>
          </table:table-cell>
          <table:table-cell table:style-name="ce3" table:formula="of:=[.C257]/[.C$410]" office:value-type="float" office:value="3.88496683509389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6552425599756" calcext:value-type="float">
            <text:p>1.77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6745545652841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57]+[.N257]" office:value-type="float" office:value="2765" calcext:value-type="float">
            <text:p>2765</text:p>
          </table:table-cell>
          <table:table-cell table:style-name="ce3" table:formula="of:=[.O257]/[.O$410]" office:value-type="float" office:value="3.70283505776786" calcext:value-type="float">
            <text:p>3.70</text:p>
          </table:table-cell>
          <table:table-cell table:formula="of:=[.D257]+[.H257]+[.L257]+[.P257]" office:value-type="float" office:value="9.54007169451215" calcext:value-type="float">
            <text:p>9.54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58:.G258])&gt;0;[.B258];0)" office:value-type="float" office:value="103950" calcext:value-type="float">
            <text:p>103950</text:p>
          </table:table-cell>
          <table:table-cell table:style-name="ce3" table:formula="of:=[.C258]/[.C$410]" office:value-type="float" office:value="3.92678454059109" calcext:value-type="float">
            <text:p>3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6552425599756" calcext:value-type="float">
            <text:p>1.77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6745545652841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58]+[.N258]" office:value-type="float" office:value="2728" calcext:value-type="float">
            <text:p>2728</text:p>
          </table:table-cell>
          <table:table-cell table:style-name="ce3" table:formula="of:=[.O258]/[.O$410]" office:value-type="float" office:value="3.65328536621726" calcext:value-type="float">
            <text:p>3.65</text:p>
          </table:table-cell>
          <table:table-cell table:formula="of:=[.D258]+[.H258]+[.L258]+[.P258]" office:value-type="float" office:value="9.53233970845875" calcext:value-type="float">
            <text:p>9.53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59:.G259])&gt;0;[.B259];0)" office:value-type="float" office:value="62376" calcext:value-type="float">
            <text:p>62376</text:p>
          </table:table-cell>
          <table:table-cell table:style-name="ce3" table:formula="of:=[.C259]/[.C$410]" office:value-type="float" office:value="2.35629737858499" calcext:value-type="float">
            <text:p>2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59]*[.S$15]+[.F259]*[.S$19]+[.G259]*[.S$21]" office:value-type="float" office:value="4.79919250278184" calcext:value-type="float">
            <text:p>4.80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1" calcext:value-type="float">
            <text:p>1</text:p>
          </table:table-cell>
          <table:table-cell table:style-name="ce1" table:formula="of:=IF([.G259]&gt;0;1;0)" office:value-type="float" office:value="0" calcext:value-type="float">
            <text:p>0</text:p>
          </table:table-cell>
          <table:table-cell table:style-name="ce3" table:formula="of:=[.I259]*[.I$411]+[.J259]*[.J$411]+[.K259]*[.K$411]" office:value-type="float" office:value="1.69428759722731" calcext:value-type="float">
            <text:p>1.6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59]+[.N259]" office:value-type="float" office:value="174" calcext:value-type="float">
            <text:p>174</text:p>
          </table:table-cell>
          <table:table-cell table:style-name="ce3" table:formula="of:=[.O259]/[.O$410]" office:value-type="float" office:value="0.233017468373095" calcext:value-type="float">
            <text:p>0.23</text:p>
          </table:table-cell>
          <table:table-cell table:formula="of:=[.D259]+[.H259]+[.L259]+[.P259]" office:value-type="float" office:value="9.08279494696724" calcext:value-type="float">
            <text:p>9.08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0:.G260])&gt;0;[.B260];0)" office:value-type="float" office:value="178948" calcext:value-type="float">
            <text:p>178948</text:p>
          </table:table-cell>
          <table:table-cell table:style-name="ce3" table:formula="of:=[.C260]/[.C$410]" office:value-type="float" office:value="6.75988686839533" calcext:value-type="float">
            <text:p>6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6552425599756" calcext:value-type="float">
            <text:p>1.77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6745545652841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0]+[.N260]" office:value-type="float" office:value="81" calcext:value-type="float">
            <text:p>81</text:p>
          </table:table-cell>
          <table:table-cell table:style-name="ce3" table:formula="of:=[.O260]/[.O$410]" office:value-type="float" office:value="0.108473649070234" calcext:value-type="float">
            <text:p>0.11</text:p>
          </table:table-cell>
          <table:table-cell table:formula="of:=[.D260]+[.H260]+[.L260]+[.P260]" office:value-type="float" office:value="8.82063031911596" calcext:value-type="float">
            <text:p>8.82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1:.G261])&gt;0;[.B261];0)" office:value-type="float" office:value="0" calcext:value-type="float">
            <text:p>0</text:p>
          </table:table-cell>
          <table:table-cell table:style-name="ce3" table:formula="of:=[.C2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1]*[.S$15]+[.F261]*[.S$19]+[.G261]*[.S$21]" office:value-type="float" office:value="0" calcext:value-type="float">
            <text:p>0.0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0" calcext:value-type="float">
            <text:p>0</text:p>
          </table:table-cell>
          <table:table-cell table:style-name="ce3" table:formula="of:=[.I261]*[.I$411]+[.J261]*[.J$411]+[.K26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1]+[.N261]" office:value-type="float" office:value="5805" calcext:value-type="float">
            <text:p>5805</text:p>
          </table:table-cell>
          <table:table-cell table:style-name="ce3" table:formula="of:=[.O261]/[.O$410]" office:value-type="float" office:value="7.77394485003343" calcext:value-type="float">
            <text:p>7.77</text:p>
          </table:table-cell>
          <table:table-cell table:formula="of:=[.D261]+[.H261]+[.L261]+[.P261]" office:value-type="float" office:value="7.77394485003343" calcext:value-type="float">
            <text:p>7.77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2:.G262])&gt;0;[.B262];0)" office:value-type="float" office:value="0" calcext:value-type="float">
            <text:p>0</text:p>
          </table:table-cell>
          <table:table-cell table:style-name="ce3" table:formula="of:=[.C2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2]*[.S$15]+[.F262]*[.S$19]+[.G262]*[.S$21]" office:value-type="float" office:value="0" calcext:value-type="float">
            <text:p>0.0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0" calcext:value-type="float">
            <text:p>0</text:p>
          </table:table-cell>
          <table:table-cell table:style-name="ce3" table:formula="of:=[.I262]*[.I$411]+[.J262]*[.J$411]+[.K26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2]+[.N262]" office:value-type="float" office:value="5805" calcext:value-type="float">
            <text:p>5805</text:p>
          </table:table-cell>
          <table:table-cell table:style-name="ce3" table:formula="of:=[.O262]/[.O$410]" office:value-type="float" office:value="7.77394485003343" calcext:value-type="float">
            <text:p>7.77</text:p>
          </table:table-cell>
          <table:table-cell table:formula="of:=[.D262]+[.H262]+[.L262]+[.P262]" office:value-type="float" office:value="7.77394485003343" calcext:value-type="float">
            <text:p>7.77</text:p>
          </table:table-cell>
          <table:table-cell table:formula="of:=RANK([.Q26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3:.G263])&gt;0;[.B263];0)" office:value-type="float" office:value="0" calcext:value-type="float">
            <text:p>0</text:p>
          </table:table-cell>
          <table:table-cell table:style-name="ce3" table:formula="of:=[.C2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3]*[.S$15]+[.F263]*[.S$19]+[.G263]*[.S$21]" office:value-type="float" office:value="0" calcext:value-type="float">
            <text:p>0.0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0" calcext:value-type="float">
            <text:p>0</text:p>
          </table:table-cell>
          <table:table-cell table:style-name="ce3" table:formula="of:=[.I263]*[.I$411]+[.J263]*[.J$411]+[.K26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3]+[.N263]" office:value-type="float" office:value="5805" calcext:value-type="float">
            <text:p>5805</text:p>
          </table:table-cell>
          <table:table-cell table:style-name="ce3" table:formula="of:=[.O263]/[.O$410]" office:value-type="float" office:value="7.77394485003343" calcext:value-type="float">
            <text:p>7.77</text:p>
          </table:table-cell>
          <table:table-cell table:formula="of:=[.D263]+[.H263]+[.L263]+[.P263]" office:value-type="float" office:value="7.77394485003343" calcext:value-type="float">
            <text:p>7.77</text:p>
          </table:table-cell>
          <table:table-cell table:formula="of:=RANK([.Q263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4]+[.N264]" office:value-type="float" office:value="5805" calcext:value-type="float">
            <text:p>5805</text:p>
          </table:table-cell>
          <table:table-cell table:style-name="ce3" table:formula="of:=[.O264]/[.O$410]" office:value-type="float" office:value="7.77394485003343" calcext:value-type="float">
            <text:p>7.77</text:p>
          </table:table-cell>
          <table:table-cell table:formula="of:=[.D264]+[.H264]+[.L264]+[.P264]" office:value-type="float" office:value="7.77394485003343" calcext:value-type="float">
            <text:p>7.77</text:p>
          </table:table-cell>
          <table:table-cell table:formula="of:=RANK([.Q264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5]+[.N265]" office:value-type="float" office:value="5805" calcext:value-type="float">
            <text:p>5805</text:p>
          </table:table-cell>
          <table:table-cell table:style-name="ce3" table:formula="of:=[.O265]/[.O$410]" office:value-type="float" office:value="7.77394485003343" calcext:value-type="float">
            <text:p>7.77</text:p>
          </table:table-cell>
          <table:table-cell table:formula="of:=[.D265]+[.H265]+[.L265]+[.P265]" office:value-type="float" office:value="7.77394485003343" calcext:value-type="float">
            <text:p>7.77</text:p>
          </table:table-cell>
          <table:table-cell table:formula="of:=RANK([.Q265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6]+[.N266]" office:value-type="float" office:value="5805" calcext:value-type="float">
            <text:p>5805</text:p>
          </table:table-cell>
          <table:table-cell table:style-name="ce3" table:formula="of:=[.O266]/[.O$410]" office:value-type="float" office:value="7.77394485003343" calcext:value-type="float">
            <text:p>7.77</text:p>
          </table:table-cell>
          <table:table-cell table:formula="of:=[.D266]+[.H266]+[.L266]+[.P266]" office:value-type="float" office:value="7.77394485003343" calcext:value-type="float">
            <text:p>7.77</text:p>
          </table:table-cell>
          <table:table-cell table:formula="of:=RANK([.Q266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7]+[.N267]" office:value-type="float" office:value="5805" calcext:value-type="float">
            <text:p>5805</text:p>
          </table:table-cell>
          <table:table-cell table:style-name="ce3" table:formula="of:=[.O267]/[.O$410]" office:value-type="float" office:value="7.77394485003343" calcext:value-type="float">
            <text:p>7.77</text:p>
          </table:table-cell>
          <table:table-cell table:formula="of:=[.D267]+[.H267]+[.L267]+[.P267]" office:value-type="float" office:value="7.77394485003343" calcext:value-type="float">
            <text:p>7.77</text:p>
          </table:table-cell>
          <table:table-cell table:formula="of:=RANK([.Q267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8]+[.N268]" office:value-type="float" office:value="5805" calcext:value-type="float">
            <text:p>5805</text:p>
          </table:table-cell>
          <table:table-cell table:style-name="ce3" table:formula="of:=[.O268]/[.O$410]" office:value-type="float" office:value="7.77394485003343" calcext:value-type="float">
            <text:p>7.77</text:p>
          </table:table-cell>
          <table:table-cell table:formula="of:=[.D268]+[.H268]+[.L268]+[.P268]" office:value-type="float" office:value="7.77394485003343" calcext:value-type="float">
            <text:p>7.77</text:p>
          </table:table-cell>
          <table:table-cell table:formula="of:=RANK([.Q268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9]+[.N269]" office:value-type="float" office:value="5805" calcext:value-type="float">
            <text:p>5805</text:p>
          </table:table-cell>
          <table:table-cell table:style-name="ce3" table:formula="of:=[.O269]/[.O$410]" office:value-type="float" office:value="7.77394485003343" calcext:value-type="float">
            <text:p>7.77</text:p>
          </table:table-cell>
          <table:table-cell table:formula="of:=[.D269]+[.H269]+[.L269]+[.P269]" office:value-type="float" office:value="7.77394485003343" calcext:value-type="float">
            <text:p>7.77</text:p>
          </table:table-cell>
          <table:table-cell table:formula="of:=RANK([.Q269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0]+[.N270]" office:value-type="float" office:value="5805" calcext:value-type="float">
            <text:p>5805</text:p>
          </table:table-cell>
          <table:table-cell table:style-name="ce3" table:formula="of:=[.O270]/[.O$410]" office:value-type="float" office:value="7.77394485003343" calcext:value-type="float">
            <text:p>7.77</text:p>
          </table:table-cell>
          <table:table-cell table:formula="of:=[.D270]+[.H270]+[.L270]+[.P270]" office:value-type="float" office:value="7.77394485003343" calcext:value-type="float">
            <text:p>7.77</text:p>
          </table:table-cell>
          <table:table-cell table:formula="of:=RANK([.Q270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1]+[.N271]" office:value-type="float" office:value="5805" calcext:value-type="float">
            <text:p>5805</text:p>
          </table:table-cell>
          <table:table-cell table:style-name="ce3" table:formula="of:=[.O271]/[.O$410]" office:value-type="float" office:value="7.77394485003343" calcext:value-type="float">
            <text:p>7.77</text:p>
          </table:table-cell>
          <table:table-cell table:formula="of:=[.D271]+[.H271]+[.L271]+[.P271]" office:value-type="float" office:value="7.77394485003343" calcext:value-type="float">
            <text:p>7.77</text:p>
          </table:table-cell>
          <table:table-cell table:formula="of:=RANK([.Q27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2]+[.N272]" office:value-type="float" office:value="5805" calcext:value-type="float">
            <text:p>5805</text:p>
          </table:table-cell>
          <table:table-cell table:style-name="ce3" table:formula="of:=[.O272]/[.O$410]" office:value-type="float" office:value="7.77394485003343" calcext:value-type="float">
            <text:p>7.77</text:p>
          </table:table-cell>
          <table:table-cell table:formula="of:=[.D272]+[.H272]+[.L272]+[.P272]" office:value-type="float" office:value="7.77394485003343" calcext:value-type="float">
            <text:p>7.77</text:p>
          </table:table-cell>
          <table:table-cell table:formula="of:=RANK([.Q27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73]+[.N273]" office:value-type="float" office:value="5805" calcext:value-type="float">
            <text:p>5805</text:p>
          </table:table-cell>
          <table:table-cell table:style-name="ce3" table:formula="of:=[.O273]/[.O$410]" office:value-type="float" office:value="7.77394485003343" calcext:value-type="float">
            <text:p>7.77</text:p>
          </table:table-cell>
          <table:table-cell table:formula="of:=[.D273]+[.H273]+[.L273]+[.P273]" office:value-type="float" office:value="7.77394485003343" calcext:value-type="float">
            <text:p>7.77</text:p>
          </table:table-cell>
          <table:table-cell table:formula="of:=RANK([.Q273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4]+[.N274]" office:value-type="float" office:value="5805" calcext:value-type="float">
            <text:p>5805</text:p>
          </table:table-cell>
          <table:table-cell table:style-name="ce3" table:formula="of:=[.O274]/[.O$410]" office:value-type="float" office:value="7.77394485003343" calcext:value-type="float">
            <text:p>7.77</text:p>
          </table:table-cell>
          <table:table-cell table:formula="of:=[.D274]+[.H274]+[.L274]+[.P274]" office:value-type="float" office:value="7.77394485003343" calcext:value-type="float">
            <text:p>7.77</text:p>
          </table:table-cell>
          <table:table-cell table:formula="of:=RANK([.Q274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75:.G275])&gt;0;[.B275];0)" office:value-type="float" office:value="119187" calcext:value-type="float">
            <text:p>119187</text:p>
          </table:table-cell>
          <table:table-cell table:style-name="ce3" table:formula="of:=[.C275]/[.C$410]" office:value-type="float" office:value="4.50237295853228" calcext:value-type="float">
            <text:p>4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5]*[.S$15]+[.F275]*[.S$19]+[.G275]*[.S$21]" office:value-type="float" office:value="1.76552425599756" calcext:value-type="float">
            <text:p>1.77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1" calcext:value-type="float">
            <text:p>1</text:p>
          </table:table-cell>
          <table:table-cell table:style-name="ce3" table:formula="of:=[.I275]*[.I$411]+[.J275]*[.J$411]+[.K275]*[.K$411]" office:value-type="float" office:value="0.186745545652841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75]+[.N275]" office:value-type="float" office:value="68" calcext:value-type="float">
            <text:p>68</text:p>
          </table:table-cell>
          <table:table-cell table:style-name="ce3" table:formula="of:=[.O275]/[.O$410]" office:value-type="float" office:value="0.0910642979848877" calcext:value-type="float">
            <text:p>0.09</text:p>
          </table:table-cell>
          <table:table-cell table:formula="of:=[.D275]+[.H275]+[.L275]+[.P275]" office:value-type="float" office:value="6.54570705816757" calcext:value-type="float">
            <text:p>6.55</text:p>
          </table:table-cell>
          <table:table-cell table:formula="of:=RANK([.Q275];[.Q$2:.Q$408];0)"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76:.G276])&gt;0;[.B276];0)" office:value-type="float" office:value="82324" calcext:value-type="float">
            <text:p>82324</text:p>
          </table:table-cell>
          <table:table-cell table:style-name="ce3" table:formula="of:=[.C276]/[.C$410]" office:value-type="float" office:value="3.1098471430459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6]*[.S$15]+[.F276]*[.S$19]+[.G276]*[.S$21]" office:value-type="float" office:value="1.76552425599756" calcext:value-type="float">
            <text:p>1.77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1" calcext:value-type="float">
            <text:p>1</text:p>
          </table:table-cell>
          <table:table-cell table:style-name="ce3" table:formula="of:=[.I276]*[.I$411]+[.J276]*[.J$411]+[.K276]*[.K$411]" office:value-type="float" office:value="0.186745545652841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76]+[.N276]" office:value-type="float" office:value="1098" calcext:value-type="float">
            <text:p>1098</text:p>
          </table:table-cell>
          <table:table-cell table:style-name="ce3" table:formula="of:=[.O276]/[.O$410]" office:value-type="float" office:value="1.47042057628539" calcext:value-type="float">
            <text:p>1.47</text:p>
          </table:table-cell>
          <table:table-cell table:formula="of:=[.D276]+[.H276]+[.L276]+[.P276]" office:value-type="float" office:value="6.53253752098169" calcext:value-type="float">
            <text:p>6.53</text:p>
          </table:table-cell>
          <table:table-cell table:formula="of:=RANK([.Q276];[.Q$2:.Q$408];0)"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77:.G277])&gt;0;[.B277];0)" office:value-type="float" office:value="108672" calcext:value-type="float">
            <text:p>108672</text:p>
          </table:table-cell>
          <table:table-cell table:style-name="ce3" table:formula="of:=[.C277]/[.C$410]" office:value-type="float" office:value="4.10516141986643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7]*[.S$15]+[.F277]*[.S$19]+[.G277]*[.S$21]" office:value-type="float" office:value="1.76552425599756" calcext:value-type="float">
            <text:p>1.77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1" calcext:value-type="float">
            <text:p>1</text:p>
          </table:table-cell>
          <table:table-cell table:style-name="ce3" table:formula="of:=[.I277]*[.I$411]+[.J277]*[.J$411]+[.K277]*[.K$411]" office:value-type="float" office:value="0.186745545652841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77]+[.N277]" office:value-type="float" office:value="146" calcext:value-type="float">
            <text:p>146</text:p>
          </table:table-cell>
          <table:table-cell table:style-name="ce3" table:formula="of:=[.O277]/[.O$410]" office:value-type="float" office:value="0.195520404496965" calcext:value-type="float">
            <text:p>0.20</text:p>
          </table:table-cell>
          <table:table-cell table:formula="of:=[.D277]+[.H277]+[.L277]+[.P277]" office:value-type="float" office:value="6.25295162601379" calcext:value-type="float">
            <text:p>6.25</text:p>
          </table:table-cell>
          <table:table-cell table:formula="of:=RANK([.Q277];[.Q$2:.Q$408];0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78:.G278])&gt;0;[.B278];0)" office:value-type="float" office:value="71034" calcext:value-type="float">
            <text:p>71034</text:p>
          </table:table-cell>
          <table:table-cell table:style-name="ce3" table:formula="of:=[.C278]/[.C$410]" office:value-type="float" office:value="2.6833594329615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8]*[.S$15]+[.F278]*[.S$19]+[.G278]*[.S$21]" office:value-type="float" office:value="1.76552425599756" calcext:value-type="float">
            <text:p>1.77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1" calcext:value-type="float">
            <text:p>1</text:p>
          </table:table-cell>
          <table:table-cell table:style-name="ce3" table:formula="of:=[.I278]*[.I$411]+[.J278]*[.J$411]+[.K278]*[.K$411]" office:value-type="float" office:value="0.186745545652841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78]+[.N278]" office:value-type="float" office:value="1126" calcext:value-type="float">
            <text:p>1126</text:p>
          </table:table-cell>
          <table:table-cell table:style-name="ce3" table:formula="of:=[.O278]/[.O$410]" office:value-type="float" office:value="1.50791764016152" calcext:value-type="float">
            <text:p>1.51</text:p>
          </table:table-cell>
          <table:table-cell table:formula="of:=[.D278]+[.H278]+[.L278]+[.P278]" office:value-type="float" office:value="6.14354687477342" calcext:value-type="float">
            <text:p>6.14</text:p>
          </table:table-cell>
          <table:table-cell table:formula="of:=RANK([.Q278];[.Q$2:.Q$408];0)"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79:.G279])&gt;0;[.B279];0)" office:value-type="float" office:value="107435" calcext:value-type="float">
            <text:p>107435</text:p>
          </table:table-cell>
          <table:table-cell table:style-name="ce3" table:formula="of:=[.C279]/[.C$410]" office:value-type="float" office:value="4.05843287271192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9]*[.S$15]+[.F279]*[.S$19]+[.G279]*[.S$21]" office:value-type="float" office:value="1.76552425599756" calcext:value-type="float">
            <text:p>1.77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1" calcext:value-type="float">
            <text:p>1</text:p>
          </table:table-cell>
          <table:table-cell table:style-name="ce3" table:formula="of:=[.I279]*[.I$411]+[.J279]*[.J$411]+[.K279]*[.K$411]" office:value-type="float" office:value="0.186745545652841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79]+[.N279]" office:value-type="float" office:value="46" calcext:value-type="float">
            <text:p>46</text:p>
          </table:table-cell>
          <table:table-cell table:style-name="ce3" table:formula="of:=[.O279]/[.O$410]" office:value-type="float" office:value="0.0616023192250711" calcext:value-type="float">
            <text:p>0.06</text:p>
          </table:table-cell>
          <table:table-cell table:formula="of:=[.D279]+[.H279]+[.L279]+[.P279]" office:value-type="float" office:value="6.07230499358739" calcext:value-type="float">
            <text:p>6.07</text:p>
          </table:table-cell>
          <table:table-cell table:formula="of:=RANK([.Q279];[.Q$2:.Q$408];0)"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0:.G280])&gt;0;[.B280];0)" office:value-type="float" office:value="107336" calcext:value-type="float">
            <text:p>107336</text:p>
          </table:table-cell>
          <table:table-cell table:style-name="ce3" table:formula="of:=[.C280]/[.C$410]" office:value-type="float" office:value="4.05469307791136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0]*[.S$15]+[.F280]*[.S$19]+[.G280]*[.S$21]" office:value-type="float" office:value="1.76552425599756" calcext:value-type="float">
            <text:p>1.77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1" calcext:value-type="float">
            <text:p>1</text:p>
          </table:table-cell>
          <table:table-cell table:style-name="ce3" table:formula="of:=[.I280]*[.I$411]+[.J280]*[.J$411]+[.K280]*[.K$411]" office:value-type="float" office:value="0.186745545652841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0]+[.N280]" office:value-type="float" office:value="33" calcext:value-type="float">
            <text:p>33</text:p>
          </table:table-cell>
          <table:table-cell table:style-name="ce3" table:formula="of:=[.O280]/[.O$410]" office:value-type="float" office:value="0.0441929681397249" calcext:value-type="float">
            <text:p>0.04</text:p>
          </table:table-cell>
          <table:table-cell table:formula="of:=[.D280]+[.H280]+[.L280]+[.P280]" office:value-type="float" office:value="6.05115584770148" calcext:value-type="float">
            <text:p>6.05</text:p>
          </table:table-cell>
          <table:table-cell table:formula="of:=RANK([.Q280];[.Q$2:.Q$408];0)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1:.G281])&gt;0;[.B281];0)" office:value-type="float" office:value="104808" calcext:value-type="float">
            <text:p>104808</text:p>
          </table:table-cell>
          <table:table-cell table:style-name="ce3" table:formula="of:=[.C281]/[.C$410]" office:value-type="float" office:value="3.9591960955293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6552425599756" calcext:value-type="float">
            <text:p>1.77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6745545652841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1]+[.N281]" office:value-type="float" office:value="77" calcext:value-type="float">
            <text:p>77</text:p>
          </table:table-cell>
          <table:table-cell table:style-name="ce3" table:formula="of:=[.O281]/[.O$410]" office:value-type="float" office:value="0.103116925659358" calcext:value-type="float">
            <text:p>0.10</text:p>
          </table:table-cell>
          <table:table-cell table:formula="of:=[.D281]+[.H281]+[.L281]+[.P281]" office:value-type="float" office:value="6.01458282283906" calcext:value-type="float">
            <text:p>6.01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2:.G282])&gt;0;[.B282];0)" office:value-type="float" office:value="98853" calcext:value-type="float">
            <text:p>98853</text:p>
          </table:table-cell>
          <table:table-cell table:style-name="ce3" table:formula="of:=[.C282]/[.C$410]" office:value-type="float" office:value="3.73424177191968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6552425599756" calcext:value-type="float">
            <text:p>1.77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6745545652841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2]+[.N282]" office:value-type="float" office:value="122" calcext:value-type="float">
            <text:p>122</text:p>
          </table:table-cell>
          <table:table-cell table:style-name="ce3" table:formula="of:=[.O282]/[.O$410]" office:value-type="float" office:value="0.16338006403171" calcext:value-type="float">
            <text:p>0.16</text:p>
          </table:table-cell>
          <table:table-cell table:formula="of:=[.D282]+[.H282]+[.L282]+[.P282]" office:value-type="float" office:value="5.84989163760179" calcext:value-type="float">
            <text:p>5.85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283:.G283])&gt;0;[.B283];0)" office:value-type="float" office:value="101367" calcext:value-type="float">
            <text:p>101367</text:p>
          </table:table-cell>
          <table:table-cell table:style-name="ce3" table:formula="of:=[.C283]/[.C$410]" office:value-type="float" office:value="3.8292098944309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6552425599756" calcext:value-type="float">
            <text:p>1.77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6745545652841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[.M283]+[.N283]" office:value-type="float" office:value="44" calcext:value-type="float">
            <text:p>44</text:p>
          </table:table-cell>
          <table:table-cell table:style-name="ce3" table:formula="of:=[.O283]/[.O$410]" office:value-type="float" office:value="0.0589239575196332" calcext:value-type="float">
            <text:p>0.06</text:p>
          </table:table-cell>
          <table:table-cell table:formula="of:=[.D283]+[.H283]+[.L283]+[.P283]" office:value-type="float" office:value="5.84040365360098" calcext:value-type="float">
            <text:p>5.84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4:.G284])&gt;0;[.B284];0)" office:value-type="float" office:value="99699" calcext:value-type="float">
            <text:p>99699</text:p>
          </table:table-cell>
          <table:table-cell table:style-name="ce3" table:formula="of:=[.C284]/[.C$410]" office:value-type="float" office:value="3.76620001839722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6552425599756" calcext:value-type="float">
            <text:p>1.77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6745545652841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4]+[.N284]" office:value-type="float" office:value="90" calcext:value-type="float">
            <text:p>90</text:p>
          </table:table-cell>
          <table:table-cell table:style-name="ce3" table:formula="of:=[.O284]/[.O$410]" office:value-type="float" office:value="0.120526276744704" calcext:value-type="float">
            <text:p>0.12</text:p>
          </table:table-cell>
          <table:table-cell table:formula="of:=[.D284]+[.H284]+[.L284]+[.P284]" office:value-type="float" office:value="5.83899609679233" calcext:value-type="float">
            <text:p>5.84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85:.G285])&gt;0;[.B285];0)" office:value-type="float" office:value="98765" calcext:value-type="float">
            <text:p>98765</text:p>
          </table:table-cell>
          <table:table-cell table:style-name="ce3" table:formula="of:=[.C285]/[.C$410]" office:value-type="float" office:value="3.73091750987474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6552425599756" calcext:value-type="float">
            <text:p>1.77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6745545652841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85]+[.N285]" office:value-type="float" office:value="106" calcext:value-type="float">
            <text:p>106</text:p>
          </table:table-cell>
          <table:table-cell table:style-name="ce3" table:formula="of:=[.O285]/[.O$410]" office:value-type="float" office:value="0.141953170388207" calcext:value-type="float">
            <text:p>0.14</text:p>
          </table:table-cell>
          <table:table-cell table:formula="of:=[.D285]+[.H285]+[.L285]+[.P285]" office:value-type="float" office:value="5.82514048191335" calcext:value-type="float">
            <text:p>5.83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86:.G286])&gt;0;[.B286];0)" office:value-type="float" office:value="70835" calcext:value-type="float">
            <text:p>70835</text:p>
          </table:table-cell>
          <table:table-cell table:style-name="ce3" table:formula="of:=[.C286]/[.C$410]" office:value-type="float" office:value="2.67584206765531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6552425599756" calcext:value-type="float">
            <text:p>1.77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6745545652841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86]+[.N286]" office:value-type="float" office:value="837" calcext:value-type="float">
            <text:p>837</text:p>
          </table:table-cell>
          <table:table-cell table:style-name="ce3" table:formula="of:=[.O286]/[.O$410]" office:value-type="float" office:value="1.12089437372575" calcext:value-type="float">
            <text:p>1.12</text:p>
          </table:table-cell>
          <table:table-cell table:formula="of:=[.D286]+[.H286]+[.L286]+[.P286]" office:value-type="float" office:value="5.74900624303147" calcext:value-type="float">
            <text:p>5.75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87:.G287])&gt;0;[.B287];0)" office:value-type="float" office:value="83639" calcext:value-type="float">
            <text:p>83639</text:p>
          </table:table-cell>
          <table:table-cell table:style-name="ce3" table:formula="of:=[.C287]/[.C$410]" office:value-type="float" office:value="3.15952219519479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6552425599756" calcext:value-type="float">
            <text:p>1.77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6745545652841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87]+[.N287]" office:value-type="float" office:value="375" calcext:value-type="float">
            <text:p>375</text:p>
          </table:table-cell>
          <table:table-cell table:style-name="ce3" table:formula="of:=[.O287]/[.O$410]" office:value-type="float" office:value="0.502192819769601" calcext:value-type="float">
            <text:p>0.50</text:p>
          </table:table-cell>
          <table:table-cell table:formula="of:=[.D287]+[.H287]+[.L287]+[.P287]" office:value-type="float" office:value="5.61398481661479" calcext:value-type="float">
            <text:p>5.61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88:.G288])&gt;0;[.B288];0)" office:value-type="float" office:value="92026" calcext:value-type="float">
            <text:p>92026</text:p>
          </table:table-cell>
          <table:table-cell table:style-name="ce3" table:formula="of:=[.C288]/[.C$410]" office:value-type="float" office:value="3.47634703350107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6552425599756" calcext:value-type="float">
            <text:p>1.77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6745545652841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88]+[.N288]" office:value-type="float" office:value="31" calcext:value-type="float">
            <text:p>31</text:p>
          </table:table-cell>
          <table:table-cell table:style-name="ce3" table:formula="of:=[.O288]/[.O$410]" office:value-type="float" office:value="0.041514606434287" calcext:value-type="float">
            <text:p>0.04</text:p>
          </table:table-cell>
          <table:table-cell table:formula="of:=[.D288]+[.H288]+[.L288]+[.P288]" office:value-type="float" office:value="5.47013144158575" calcext:value-type="float">
            <text:p>5.47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89:.G289])&gt;0;[.B289];0)" office:value-type="float" office:value="90152" calcext:value-type="float">
            <text:p>90152</text:p>
          </table:table-cell>
          <table:table-cell table:style-name="ce3" table:formula="of:=[.C289]/[.C$410]" office:value-type="float" office:value="3.40555536222576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6552425599756" calcext:value-type="float">
            <text:p>1.77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6745545652841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89]+[.N289]" office:value-type="float" office:value="16" calcext:value-type="float">
            <text:p>16</text:p>
          </table:table-cell>
          <table:table-cell table:style-name="ce3" table:formula="of:=[.O289]/[.O$410]" office:value-type="float" office:value="0.021426893643503" calcext:value-type="float">
            <text:p>0.02</text:p>
          </table:table-cell>
          <table:table-cell table:formula="of:=[.D289]+[.H289]+[.L289]+[.P289]" office:value-type="float" office:value="5.37925205751967" calcext:value-type="float">
            <text:p>5.38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0:.G290])&gt;0;[.B290];0)" office:value-type="float" office:value="82218" calcext:value-type="float">
            <text:p>82218</text:p>
          </table:table-cell>
          <table:table-cell table:style-name="ce3" table:formula="of:=[.C290]/[.C$410]" office:value-type="float" office:value="3.10584291830994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6552425599756" calcext:value-type="float">
            <text:p>1.77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6745545652841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0]+[.N290]" office:value-type="float" office:value="193" calcext:value-type="float">
            <text:p>193</text:p>
          </table:table-cell>
          <table:table-cell table:style-name="ce3" table:formula="of:=[.O290]/[.O$410]" office:value-type="float" office:value="0.258461904574755" calcext:value-type="float">
            <text:p>0.26</text:p>
          </table:table-cell>
          <table:table-cell table:formula="of:=[.D290]+[.H290]+[.L290]+[.P290]" office:value-type="float" office:value="5.3165746245351" calcext:value-type="float">
            <text:p>5.32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1:.G291])&gt;0;[.B291];0)" office:value-type="float" office:value="78640" calcext:value-type="float">
            <text:p>78640</text:p>
          </table:table-cell>
          <table:table-cell table:style-name="ce3" table:formula="of:=[.C291]/[.C$410]" office:value-type="float" office:value="2.97068144561889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6552425599756" calcext:value-type="float">
            <text:p>1.77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6745545652841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1]+[.N291]" office:value-type="float" office:value="76" calcext:value-type="float">
            <text:p>76</text:p>
          </table:table-cell>
          <table:table-cell table:style-name="ce3" table:formula="of:=[.O291]/[.O$410]" office:value-type="float" office:value="0.101777744806639" calcext:value-type="float">
            <text:p>0.10</text:p>
          </table:table-cell>
          <table:table-cell table:formula="of:=[.D291]+[.H291]+[.L291]+[.P291]" office:value-type="float" office:value="5.02472899207593" calcext:value-type="float">
            <text:p>5.02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2:.G292])&gt;0;[.B292];0)" office:value-type="float" office:value="73656" calcext:value-type="float">
            <text:p>73656</text:p>
          </table:table-cell>
          <table:table-cell table:style-name="ce3" table:formula="of:=[.C292]/[.C$410]" office:value-type="float" office:value="2.78240733161883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6552425599756" calcext:value-type="float">
            <text:p>1.77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6745545652841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2]+[.N292]" office:value-type="float" office:value="41" calcext:value-type="float">
            <text:p>41</text:p>
          </table:table-cell>
          <table:table-cell table:style-name="ce3" table:formula="of:=[.O292]/[.O$410]" office:value-type="float" office:value="0.0549064149614764" calcext:value-type="float">
            <text:p>0.05</text:p>
          </table:table-cell>
          <table:table-cell table:formula="of:=[.D292]+[.H292]+[.L292]+[.P292]" office:value-type="float" office:value="4.78958354823071" calcext:value-type="float">
            <text:p>4.79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3:.G293])&gt;0;[.B293];0)" office:value-type="float" office:value="70775" calcext:value-type="float">
            <text:p>70775</text:p>
          </table:table-cell>
          <table:table-cell table:style-name="ce3" table:formula="of:=[.C293]/[.C$410]" office:value-type="float" office:value="2.67357552535194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6552425599756" calcext:value-type="float">
            <text:p>1.77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6745545652841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3]+[.N293]" office:value-type="float" office:value="71" calcext:value-type="float">
            <text:p>71</text:p>
          </table:table-cell>
          <table:table-cell table:style-name="ce3" table:formula="of:=[.O293]/[.O$410]" office:value-type="float" office:value="0.0950818405430445" calcext:value-type="float">
            <text:p>0.10</text:p>
          </table:table-cell>
          <table:table-cell table:formula="of:=[.D293]+[.H293]+[.L293]+[.P293]" office:value-type="float" office:value="4.72092716754539" calcext:value-type="float">
            <text:p>4.72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4:.G294])&gt;0;[.B294];0)" office:value-type="float" office:value="72278" calcext:value-type="float">
            <text:p>72278</text:p>
          </table:table-cell>
          <table:table-cell table:style-name="ce3" table:formula="of:=[.C294]/[.C$410]" office:value-type="float" office:value="2.7303524100514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6552425599756" calcext:value-type="float">
            <text:p>1.77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6745545652841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4]+[.N294]" office:value-type="float" office:value="17" calcext:value-type="float">
            <text:p>17</text:p>
          </table:table-cell>
          <table:table-cell table:style-name="ce3" table:formula="of:=[.O294]/[.O$410]" office:value-type="float" office:value="0.0227660744962219" calcext:value-type="float">
            <text:p>0.02</text:p>
          </table:table-cell>
          <table:table-cell table:formula="of:=[.D294]+[.H294]+[.L294]+[.P294]" office:value-type="float" office:value="4.70538828619802" calcext:value-type="float">
            <text:p>4.71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295:.G295])&gt;0;[.B295];0)" office:value-type="float" office:value="67994" calcext:value-type="float">
            <text:p>67994</text:p>
          </table:table-cell>
          <table:table-cell table:style-name="ce3" table:formula="of:=[.C295]/[.C$410]" office:value-type="float" office:value="2.56852128959067" calcext:value-type="float">
            <text:p>2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6552425599756" calcext:value-type="float">
            <text:p>1.77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6745545652841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295]+[.N295]" office:value-type="float" office:value="116" calcext:value-type="float">
            <text:p>116</text:p>
          </table:table-cell>
          <table:table-cell table:style-name="ce3" table:formula="of:=[.O295]/[.O$410]" office:value-type="float" office:value="0.155344978915397" calcext:value-type="float">
            <text:p>0.16</text:p>
          </table:table-cell>
          <table:table-cell table:formula="of:=[.D295]+[.H295]+[.L295]+[.P295]" office:value-type="float" office:value="4.67613607015647" calcext:value-type="float">
            <text:p>4.68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296:.G296])&gt;0;[.B296];0)" office:value-type="float" office:value="56504" calcext:value-type="float">
            <text:p>56504</text:p>
          </table:table-cell>
          <table:table-cell table:style-name="ce3" table:formula="of:=[.C296]/[.C$410]" office:value-type="float" office:value="2.13447843849504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6552425599756" calcext:value-type="float">
            <text:p>1.77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6745545652841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296]+[.N296]" office:value-type="float" office:value="87" calcext:value-type="float">
            <text:p>87</text:p>
          </table:table-cell>
          <table:table-cell table:style-name="ce3" table:formula="of:=[.O296]/[.O$410]" office:value-type="float" office:value="0.116508734186548" calcext:value-type="float">
            <text:p>0.12</text:p>
          </table:table-cell>
          <table:table-cell table:formula="of:=[.D296]+[.H296]+[.L296]+[.P296]" office:value-type="float" office:value="4.20325697433198" calcext:value-type="float">
            <text:p>4.20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297:.G297])&gt;0;[.B297];0)" office:value-type="float" office:value="52443" calcext:value-type="float">
            <text:p>52443</text:p>
          </table:table-cell>
          <table:table-cell table:style-name="ce3" table:formula="of:=[.C297]/[.C$410]" office:value-type="float" office:value="1.98107130026184" calcext:value-type="float">
            <text:p>1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6552425599756" calcext:value-type="float">
            <text:p>1.77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6745545652841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297]+[.N297]" office:value-type="float" office:value="56" calcext:value-type="float">
            <text:p>56</text:p>
          </table:table-cell>
          <table:table-cell table:style-name="ce3" table:formula="of:=[.O297]/[.O$410]" office:value-type="float" office:value="0.0749941277522605" calcext:value-type="float">
            <text:p>0.07</text:p>
          </table:table-cell>
          <table:table-cell table:formula="of:=[.D297]+[.H297]+[.L297]+[.P297]" office:value-type="float" office:value="4.0083352296645" calcext:value-type="float">
            <text:p>4.01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298:.G298])&gt;0;[.B298];0)" office:value-type="float" office:value="50016" calcext:value-type="float">
            <text:p>50016</text:p>
          </table:table-cell>
          <table:table-cell table:style-name="ce3" table:formula="of:=[.C298]/[.C$410]" office:value-type="float" office:value="1.88938966409047" calcext:value-type="float">
            <text:p>1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6552425599756" calcext:value-type="float">
            <text:p>1.77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6745545652841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298]+[.N298]" office:value-type="float" office:value="74" calcext:value-type="float">
            <text:p>74</text:p>
          </table:table-cell>
          <table:table-cell table:style-name="ce3" table:formula="of:=[.O298]/[.O$410]" office:value-type="float" office:value="0.0990993831012013" calcext:value-type="float">
            <text:p>0.10</text:p>
          </table:table-cell>
          <table:table-cell table:formula="of:=[.D298]+[.H298]+[.L298]+[.P298]" office:value-type="float" office:value="3.94075884884207" calcext:value-type="float">
            <text:p>3.94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299:.G299])&gt;0;[.B299];0)" office:value-type="float" office:value="41529" calcext:value-type="float">
            <text:p>41529</text:p>
          </table:table-cell>
          <table:table-cell table:style-name="ce3" table:formula="of:=[.C299]/[.C$410]" office:value-type="float" office:value="1.56878725527857" calcext:value-type="float">
            <text:p>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6552425599756" calcext:value-type="float">
            <text:p>1.77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6745545652841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299]+[.N299]" office:value-type="float" office:value="7" calcext:value-type="float">
            <text:p>7</text:p>
          </table:table-cell>
          <table:table-cell table:style-name="ce3" table:formula="of:=[.O299]/[.O$410]" office:value-type="float" office:value="0.00937426596903256" calcext:value-type="float">
            <text:p>0.01</text:p>
          </table:table-cell>
          <table:table-cell table:formula="of:=[.D299]+[.H299]+[.L299]+[.P299]" office:value-type="float" office:value="3.530431322898" calcext:value-type="float">
            <text:p>3.53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0:.G300])&gt;0;[.B300];0)" office:value-type="float" office:value="39412" calcext:value-type="float">
            <text:p>39412</text:p>
          </table:table-cell>
          <table:table-cell table:style-name="ce3" table:formula="of:=[.C300]/[.C$410]" office:value-type="float" office:value="1.48881608767461" calcext:value-type="float">
            <text:p>1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6552425599756" calcext:value-type="float">
            <text:p>1.77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6745545652841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0]+[.N300]" office:value-type="float" office:value="66" calcext:value-type="float">
            <text:p>66</text:p>
          </table:table-cell>
          <table:table-cell table:style-name="ce3" table:formula="of:=[.O300]/[.O$410]" office:value-type="float" office:value="0.0883859362794498" calcext:value-type="float">
            <text:p>0.09</text:p>
          </table:table-cell>
          <table:table-cell table:formula="of:=[.D300]+[.H300]+[.L300]+[.P300]" office:value-type="float" office:value="3.52947182560446" calcext:value-type="float">
            <text:p>3.53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1:.G301])&gt;0;[.B301];0)" office:value-type="float" office:value="34916" calcext:value-type="float">
            <text:p>34916</text:p>
          </table:table-cell>
          <table:table-cell table:style-name="ce3" table:formula="of:=[.C301]/[.C$410]" office:value-type="float" office:value="1.31897651774198" calcext:value-type="float">
            <text:p>1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6552425599756" calcext:value-type="float">
            <text:p>1.77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6745545652841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1]+[.N301]" office:value-type="float" office:value="39" calcext:value-type="float">
            <text:p>39</text:p>
          </table:table-cell>
          <table:table-cell table:style-name="ce3" table:formula="of:=[.O301]/[.O$410]" office:value-type="float" office:value="0.0522280532560385" calcext:value-type="float">
            <text:p>0.05</text:p>
          </table:table-cell>
          <table:table-cell table:formula="of:=[.D301]+[.H301]+[.L301]+[.P301]" office:value-type="float" office:value="3.32347437264842" calcext:value-type="float">
            <text:p>3.32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302:.G302])&gt;0;[.B302];0)" office:value-type="float" office:value="0" calcext:value-type="float">
            <text:p>0</text:p>
          </table:table-cell>
          <table:table-cell table:style-name="ce3" table:formula="of:=[.C3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2]*[.S$15]+[.F302]*[.S$19]+[.G302]*[.S$21]" office:value-type="float" office:value="0" calcext:value-type="float">
            <text:p>0.00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0" calcext:value-type="float">
            <text:p>0</text:p>
          </table:table-cell>
          <table:table-cell table:style-name="ce3" table:formula="of:=[.I302]*[.I$411]+[.J302]*[.J$411]+[.K3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2]+[.N302]" office:value-type="float" office:value="0" calcext:value-type="float">
            <text:p>0</text:p>
          </table:table-cell>
          <table:table-cell table:style-name="ce3" table:formula="of:=[.O302]/[.O$410]" office:value-type="float" office:value="0" calcext:value-type="float">
            <text:p>0.00</text:p>
          </table:table-cell>
          <table:table-cell table:formula="of:=[.D302]+[.H302]+[.L302]+[.P302]" office:value-type="float" office:value="0" calcext:value-type="float">
            <text:p>0.00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303:.G303])&gt;0;[.B303];0)" office:value-type="float" office:value="0" calcext:value-type="float">
            <text:p>0</text:p>
          </table:table-cell>
          <table:table-cell table:style-name="ce3" table:formula="of:=[.C3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3]*[.S$15]+[.F303]*[.S$19]+[.G303]*[.S$21]" office:value-type="float" office:value="0" calcext:value-type="float">
            <text:p>0.0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0" calcext:value-type="float">
            <text:p>0</text:p>
          </table:table-cell>
          <table:table-cell table:style-name="ce3" table:formula="of:=[.I303]*[.I$411]+[.J303]*[.J$411]+[.K3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3]+[.N303]" office:value-type="float" office:value="0" calcext:value-type="float">
            <text:p>0</text:p>
          </table:table-cell>
          <table:table-cell table:style-name="ce3" table:formula="of:=[.O303]/[.O$410]" office:value-type="float" office:value="0" calcext:value-type="float">
            <text:p>0.00</text:p>
          </table:table-cell>
          <table:table-cell table:formula="of:=[.D303]+[.H303]+[.L303]+[.P303]" office:value-type="float" office:value="0" calcext:value-type="float">
            <text:p>0.00</text:p>
          </table:table-cell>
          <table:table-cell table:formula="of:=RANK([.Q30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304:.G304])&gt;0;[.B304];0)" office:value-type="float" office:value="0" calcext:value-type="float">
            <text:p>0</text:p>
          </table:table-cell>
          <table:table-cell table:style-name="ce3" table:formula="of:=[.C3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4]*[.S$15]+[.F304]*[.S$19]+[.G304]*[.S$21]" office:value-type="float" office:value="0" calcext:value-type="float">
            <text:p>0.0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0" calcext:value-type="float">
            <text:p>0</text:p>
          </table:table-cell>
          <table:table-cell table:style-name="ce3" table:formula="of:=[.I304]*[.I$411]+[.J304]*[.J$411]+[.K3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4]+[.N304]" office:value-type="float" office:value="0" calcext:value-type="float">
            <text:p>0</text:p>
          </table:table-cell>
          <table:table-cell table:style-name="ce3" table:formula="of:=[.O304]/[.O$410]" office:value-type="float" office:value="0" calcext:value-type="float">
            <text:p>0.00</text:p>
          </table:table-cell>
          <table:table-cell table:formula="of:=[.D304]+[.H304]+[.L304]+[.P304]" office:value-type="float" office:value="0" calcext:value-type="float">
            <text:p>0.00</text:p>
          </table:table-cell>
          <table:table-cell table:formula="of:=RANK([.Q30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305:.G305])&gt;0;[.B305];0)" office:value-type="float" office:value="0" calcext:value-type="float">
            <text:p>0</text:p>
          </table:table-cell>
          <table:table-cell table:style-name="ce3" table:formula="of:=[.C3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5]*[.S$15]+[.F305]*[.S$19]+[.G305]*[.S$21]" office:value-type="float" office:value="0" calcext:value-type="float">
            <text:p>0.0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0" calcext:value-type="float">
            <text:p>0</text:p>
          </table:table-cell>
          <table:table-cell table:style-name="ce3" table:formula="of:=[.I305]*[.I$411]+[.J305]*[.J$411]+[.K3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5]+[.N305]" office:value-type="float" office:value="0" calcext:value-type="float">
            <text:p>0</text:p>
          </table:table-cell>
          <table:table-cell table:style-name="ce3" table:formula="of:=[.O305]/[.O$410]" office:value-type="float" office:value="0" calcext:value-type="float">
            <text:p>0.00</text:p>
          </table:table-cell>
          <table:table-cell table:formula="of:=[.D305]+[.H305]+[.L305]+[.P305]" office:value-type="float" office:value="0" calcext:value-type="float">
            <text:p>0.00</text:p>
          </table:table-cell>
          <table:table-cell table:formula="of:=RANK([.Q30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242482" calcext:value-type="float">
            <text:p>30242482</text:p>
          </table:table-cell>
          <table:table-cell table:style-name="ce3" table:formula="of:=SUM([.D2:.D408])" office:value-type="float" office:value="1142.43108019918" calcext:value-type="float">
            <text:p>1142.43</text:p>
          </table:table-cell>
          <table:table-cell table:style-name="ce2" table:formula="of:=SUM([.E2:.E408])*[.S15]" office:value-type="float" office:value="319.153523693602" calcext:value-type="float">
            <text:p>319.2</text:p>
          </table:table-cell>
          <table:table-cell table:style-name="ce2" table:formula="of:=SUM([.F2:.F408])*[.S19]" office:value-type="float" office:value="369.537822714202" calcext:value-type="float">
            <text:p>369.5</text:p>
          </table:table-cell>
          <table:table-cell table:style-name="ce2" table:formula="of:=SUM([.G2:.G408])*[.S21]" office:value-type="float" office:value="453.739733791373" calcext:value-type="float">
            <text:p>453.7</text:p>
          </table:table-cell>
          <table:table-cell table:style-name="ce3" table:formula="of:=SUM([.H2:.H408])" office:value-type="float" office:value="1142.43108019918" calcext:value-type="float">
            <text:p>1142.43</text:p>
          </table:table-cell>
          <table:table-cell table:style-name="ce1" table:formula="of:=SUM([.I2:.I408])" office:value-type="float" office:value="9" calcext:value-type="float">
            <text:p>9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42.43108019919" calcext:value-type="float">
            <text:p>1142.43</text:p>
          </table:table-cell>
          <table:table-cell table:style-name="Default" table:formula="of:=SUM([.M2:.M408])" office:value-type="float" office:value="632492" calcext:value-type="float">
            <text:p>632492</text:p>
          </table:table-cell>
          <table:table-cell/>
          <table:table-cell table:formula="of:=SUM([.O2:.O408])" office:value-type="float" office:value="853082" calcext:value-type="float">
            <text:p>853082</text:p>
          </table:table-cell>
          <table:table-cell table:style-name="ce3" table:formula="of:=SUM([.P2:.P408])" office:value-type="float" office:value="1142.43108019918" calcext:value-type="float">
            <text:p>1142.43</text:p>
          </table:table-cell>
          <table:table-cell table:formula="of:=SUM([.Q2:.Q408])" office:value-type="float" office:value="4569.72432079671" calcext:value-type="float">
            <text:p>4569.72</text:p>
          </table:table-cell>
          <table:table-cell table:number-columns-repeated="4"/>
        </table:table-row>
        <table:table-row table:style-name="ro2">
          <table:table-cell/>
          <table:table-cell table:style-name="ce1" table:formula="of:=[.B409]/[.G410]" office:value-type="float" office:value="54085.3072635485" calcext:value-type="float">
            <text:p>54085</text:p>
          </table:table-cell>
          <table:table-cell table:style-name="ce1" table:formula="of:=[.C409]/[.G410]" office:value-type="float" office:value="26472.0406545027" calcext:value-type="float">
            <text:p>26472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42.43108019918" calcext:value-type="float">
            <text:p>1142.4</text:p>
          </table:table-cell>
          <table:table-cell table:style-name="ce3" table:formula="of:=[.H409]/60" office:value-type="float" office:value="19.0405180033197" calcext:value-type="float">
            <text:p>19.04</text:p>
          </table:table-cell>
          <table:table-cell table:formula="of:=[.H409]*[.S15]/[.S25]" office:value-type="float" office:value="963.977329979896" calcext:value-type="float">
            <text:p>964.0</text:p>
          </table:table-cell>
          <table:table-cell table:formula="of:=[.H409]*[.S19]/[.S25]" office:value-type="float" office:value="130.460144986503" calcext:value-type="float">
            <text:p>130.5</text:p>
          </table:table-cell>
          <table:table-cell table:formula="of:=[.H409]*[.S21]/[.S25]" office:value-type="float" office:value="47.99360523278" calcext:value-type="float">
            <text:p>48.0</text:p>
          </table:table-cell>
          <table:table-cell table:number-columns-repeated="3"/>
          <table:table-cell table:style-name="ce3" table:formula="of:=[.O409]/[.G410]" office:value-type="float" office:value="746.72513273297" calcext:value-type="float">
            <text:p>746.73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SUM([.E2:.E408])" office:value-type="float" office:value="9" calcext:value-type="float">
            <text:p>9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107.108592219988" calcext:value-type="float">
            <text:p>107.11</text:p>
          </table:table-cell>
          <table:table-cell table:style-name="ce3" table:formula="of:=[.J410]/[.J409]" office:value-type="float" office:value="1.69428759722731" calcext:value-type="float">
            <text:p>1.69</text:p>
          </table:table-cell>
          <table:table-cell table:style-name="ce3" table:formula="of:=[.K410]/[.K409]" office:value-type="float" office:value="0.186745545652841" calcext:value-type="float">
            <text:p>0.19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8"/>
          <table:table-cell table:style-name="ce5" table:formula="of:=1-[.I409]/181" office:value-type="percentage" office:value="0.950276243093923" calcext:value-type="percentage">
            <text:p>95.0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181-[.I409]" office:value-type="float" office:value="172" calcext:value-type="float">
            <text:p>172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2" table:number-rows-repeated="1048160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20:17:46.3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6DT11H1M42S</meta:editing-duration>
    <meta:editing-cycles>846</meta:editing-cycles>
    <meta:generator>LibreOffice/5.0.3.2$Windows_x86 LibreOffice_project/e5f16313668ac592c1bfb310f4390624e3dbfb75</meta:generator>
    <dc:date>2015-11-27T00:12:10.656000000</dc:date>
    <meta:document-statistic meta:table-count="1" meta:cell-count="6019" meta:object-count="0"/>
    <meta:user-defined meta:name="qrichtext">1</meta:user-defined>
  </office:meta>
</office:document-meta>
</file>